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2000000589ACB62EABBDEC345.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Italique" style:font-charset="x-symbol"/>
    <style:font-face style:name="StarSymbol" svg:font-family="StarSymbol" style:font-charset="x-symbol"/>
    <style:font-face style:name="OpenSymbol5" svg:font-family="OpenSymbol" style:font-pitch="variable" style:font-charset="x-symbol"/>
    <style:font-face style:name="OpenSymbol2" svg:font-family="OpenSymbol" style:font-adornments="Gras" style:font-pitch="variable" style:font-charset="x-symbol"/>
    <style:font-face style:name="OpenSymbol3" svg:font-family="OpenSymbol" style:font-adornments="Normal" style:font-pitch="variable" style:font-charset="x-symbol"/>
    <style:font-face style:name="OpenSymbol4" svg:font-family="OpenSymbol" style:font-adornments="Oblique" style:font-pitch="variable" style:font-charset="x-symbol"/>
    <style:font-face style:name="Times New Roman4" svg:font-family="'Times New Roman'" style:font-pitch="variable" style:font-charset="x-symbol"/>
    <style:font-face style:name="Times New Roman3" svg:font-family="'Times New Roman'" style:font-family-generic="roman" style:font-pitch="variable" style:font-charset="x-symbol"/>
    <style:font-face style:name="Symbol1" svg:font-family="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 svg:font-family="SimSun" style:font-pitch="variable"/>
    <style:font-face style:name="Symbol" svg:font-family="Symbol" style:font-pitch="variable"/>
    <style:font-face style:name="Times New Roman2" svg:font-family="'Times New Roman'" style:font-pitch="variable"/>
    <style:font-face style:name="Albany" svg:font-family="Albany" style:font-family-generic="roman" style:font-pitch="variable"/>
    <style:font-face style:name="Arial1" svg:font-family="Arial" style:font-family-generic="roman" style:font-pitch="variable"/>
    <style:font-face style:name="Bitstream Charter" svg:font-family="'Bitstream Charter'" style:font-family-generic="roman" style:font-pitch="variable"/>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5" svg:font-family="'Times New Roman'" style:font-adornments="Italique"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 svg:font-family="'Bitstream Vera Sans'" style:font-adornments="Oblique" style:font-family-generic="swiss" style:font-pitch="variable"/>
    <style:font-face style:name="Bitstream Vera Sans2" svg:font-family="'Bitstream Vera Sans'" style:font-adornments="Roman" style:font-family-generic="swiss" style:font-pitch="variable"/>
    <style:font-face style:name="OpenSymbol" svg:font-family="OpenSymbol" style:font-adornments="Roman"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DejaVuSans" svg:font-family="DejaVu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automatic-styles>
    <style:style style:name="Tableau13" style:family="table">
      <style:table-properties style:width="9.149cm" fo:margin-top="0cm" fo:margin-bottom="0cm" table:align="left"/>
    </style:style>
    <style:style style:name="Tableau13.A" style:family="table-column">
      <style:table-column-properties style:column-width="1.305cm"/>
    </style:style>
    <style:style style:name="Tableau13.B" style:family="table-column">
      <style:table-column-properties style:column-width="1.307cm"/>
    </style:style>
    <style:style style:name="Tableau13.C" style:family="table-column">
      <style:table-column-properties style:column-width="1.309cm"/>
    </style:style>
    <style:style style:name="Tableau13.1" style:family="table-row">
      <style:table-row-properties style:row-height="0.801cm"/>
    </style:style>
    <style:style style:name="Tableau13.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3.B1" style:family="table-cell">
      <style:table-cell-properties style:vertical-align="middle" fo:padding="0.097cm" fo:border-left="0.5pt solid #000000" fo:border-right="none" fo:border-top="0.5pt solid #000000" fo:border-bottom="0.5pt solid #000000"/>
    </style:style>
    <style:style style:name="Tableau13.C1" style:family="table-cell">
      <style:table-cell-properties style:vertical-align="middle" fo:padding="0.097cm" fo:border-left="0.5pt solid #000000" fo:border-right="none" fo:border-top="0.5pt solid #000000" fo:border-bottom="0.5pt solid #000000"/>
    </style:style>
    <style:style style:name="Tableau13.D1" style:family="table-cell">
      <style:table-cell-properties style:vertical-align="middle" fo:padding="0.097cm" fo:border-left="0.5pt solid #000000" fo:border-right="none" fo:border-top="0.5pt solid #000000" fo:border-bottom="0.5pt solid #000000"/>
    </style:style>
    <style:style style:name="Tableau13.E1" style:family="table-cell">
      <style:table-cell-properties style:vertical-align="middle" fo:padding="0.097cm" fo:border-left="0.5pt solid #000000" fo:border-right="none" fo:border-top="0.5pt solid #000000" fo:border-bottom="0.5pt solid #000000"/>
    </style:style>
    <style:style style:name="Tableau13.F1" style:family="table-cell">
      <style:table-cell-properties style:vertical-align="middle" fo:padding="0.097cm" fo:border-left="0.5pt solid #000000" fo:border-right="none" fo:border-top="0.5pt solid #000000" fo:border-bottom="0.5pt solid #000000"/>
    </style:style>
    <style:style style:name="Tableau13.G1" style:family="table-cell">
      <style:table-cell-properties style:vertical-align="middle" fo:padding="0.097cm" fo:border="0.5pt solid #000000"/>
    </style:style>
    <style:style style:name="Tableau13.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3.B2" style:family="table-cell">
      <style:table-cell-properties style:vertical-align="middle" fo:padding="0.097cm" fo:border-left="0.5pt solid #000000" fo:border-right="none" fo:border-top="none" fo:border-bottom="0.5pt solid #000000"/>
    </style:style>
    <style:style style:name="Tableau13.C2" style:family="table-cell">
      <style:table-cell-properties style:vertical-align="middle" fo:padding="0.097cm" fo:border-left="0.5pt solid #000000" fo:border-right="none" fo:border-top="none" fo:border-bottom="0.5pt solid #000000"/>
    </style:style>
    <style:style style:name="Tableau13.D2" style:family="table-cell">
      <style:table-cell-properties style:vertical-align="middle" fo:padding="0.097cm" fo:border-left="0.5pt solid #000000" fo:border-right="none" fo:border-top="none" fo:border-bottom="0.5pt solid #000000"/>
    </style:style>
    <style:style style:name="Tableau13.E2" style:family="table-cell">
      <style:table-cell-properties style:vertical-align="middle" fo:padding="0.097cm" fo:border-left="0.5pt solid #000000" fo:border-right="none" fo:border-top="none" fo:border-bottom="0.5pt solid #000000"/>
    </style:style>
    <style:style style:name="Tableau13.F2" style:family="table-cell">
      <style:table-cell-properties style:vertical-align="middle" fo:padding="0.097cm" fo:border-left="0.5pt solid #000000" fo:border-right="none" fo:border-top="none" fo:border-bottom="0.5pt solid #000000"/>
    </style:style>
    <style:style style:name="Tableau13.G2" style:family="table-cell">
      <style:table-cell-properties style:vertical-align="middle" fo:padding="0.097cm" fo:border-left="0.5pt solid #000000" fo:border-right="0.5pt solid #000000" fo:border-top="none" fo:border-bottom="0.5pt solid #000000"/>
    </style:style>
    <style:style style:name="Tableau25" style:family="table">
      <style:table-properties style:width="9.149cm" fo:margin-top="0cm" fo:margin-bottom="0cm" table:align="left"/>
    </style:style>
    <style:style style:name="Tableau25.A" style:family="table-column">
      <style:table-column-properties style:column-width="1.524cm"/>
    </style:style>
    <style:style style:name="Tableau25.B" style:family="table-column">
      <style:table-column-properties style:column-width="1.526cm"/>
    </style:style>
    <style:style style:name="Tableau25.1" style:family="table-row">
      <style:table-row-properties style:row-height="0.801cm"/>
    </style:style>
    <style:style style:name="Tableau25.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25.B1" style:family="table-cell">
      <style:table-cell-properties style:vertical-align="middle" fo:padding="0.097cm" fo:border-left="0.5pt solid #000000" fo:border-right="none" fo:border-top="0.5pt solid #000000" fo:border-bottom="0.5pt solid #000000"/>
    </style:style>
    <style:style style:name="Tableau25.C1" style:family="table-cell">
      <style:table-cell-properties style:vertical-align="middle" fo:padding="0.097cm" fo:border-left="0.5pt solid #000000" fo:border-right="none" fo:border-top="0.5pt solid #000000" fo:border-bottom="0.5pt solid #000000"/>
    </style:style>
    <style:style style:name="Tableau25.D1" style:family="table-cell">
      <style:table-cell-properties style:vertical-align="middle" fo:padding="0.097cm" fo:border-left="0.5pt solid #000000" fo:border-right="none" fo:border-top="0.5pt solid #000000" fo:border-bottom="0.5pt solid #000000"/>
    </style:style>
    <style:style style:name="Tableau25.E1" style:family="table-cell">
      <style:table-cell-properties style:vertical-align="middle" fo:padding="0.097cm" fo:border-left="0.5pt solid #000000" fo:border-right="none" fo:border-top="0.5pt solid #000000" fo:border-bottom="0.5pt solid #000000"/>
    </style:style>
    <style:style style:name="Tableau25.F1" style:family="table-cell">
      <style:table-cell-properties style:vertical-align="middle" fo:padding="0.097cm" fo:border="0.5pt solid #000000"/>
    </style:style>
    <style:style style:name="Tableau25.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25.B2" style:family="table-cell">
      <style:table-cell-properties style:vertical-align="middle" fo:padding="0.097cm" fo:border-left="0.5pt solid #000000" fo:border-right="none" fo:border-top="none" fo:border-bottom="0.5pt solid #000000"/>
    </style:style>
    <style:style style:name="Tableau25.C2" style:family="table-cell">
      <style:table-cell-properties style:vertical-align="middle" fo:padding="0.097cm" fo:border-left="0.5pt solid #000000" fo:border-right="none" fo:border-top="none" fo:border-bottom="0.5pt solid #000000"/>
    </style:style>
    <style:style style:name="Tableau25.D2" style:family="table-cell">
      <style:table-cell-properties style:vertical-align="middle" fo:padding="0.097cm" fo:border-left="0.5pt solid #000000" fo:border-right="none" fo:border-top="none" fo:border-bottom="0.5pt solid #000000"/>
    </style:style>
    <style:style style:name="Tableau25.E2" style:family="table-cell">
      <style:table-cell-properties style:vertical-align="middle" fo:padding="0.097cm" fo:border-left="0.5pt solid #000000" fo:border-right="none" fo:border-top="none" fo:border-bottom="0.5pt solid #000000"/>
    </style:style>
    <style:style style:name="Tableau25.F2" style:family="table-cell">
      <style:table-cell-properties style:vertical-align="middle" fo:padding="0.097cm" fo:border-left="0.5pt solid #000000" fo:border-right="0.5pt solid #000000" fo:border-top="none" fo:border-bottom="0.5pt solid #000000"/>
    </style:style>
    <style:style style:name="Tableau7" style:family="table">
      <style:table-properties style:width="6.151cm" fo:margin-left="1.499cm" fo:margin-right="1.501cm" table:align="margins"/>
    </style:style>
    <style:style style:name="Tableau7.A" style:family="table-column">
      <style:table-column-properties style:column-width="2.05cm" style:rel-column-width="21845*"/>
    </style:style>
    <style:style style:name="Tableau7.1" style:family="table-row">
      <style:table-row-properties style:row-height="0.801cm"/>
    </style:style>
    <style:style style:name="Tableau7.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7.B1" style:family="table-cell">
      <style:table-cell-properties style:vertical-align="middle" fo:padding="0.097cm" fo:border-left="0.5pt solid #000000" fo:border-right="none" fo:border-top="0.5pt solid #000000" fo:border-bottom="0.5pt solid #000000"/>
    </style:style>
    <style:style style:name="Tableau7.C1" style:family="table-cell">
      <style:table-cell-properties style:vertical-align="middle" fo:padding="0.097cm" fo:border="0.5pt solid #000000"/>
    </style:style>
    <style:style style:name="Tableau7.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7.B2" style:family="table-cell">
      <style:table-cell-properties style:vertical-align="middle" fo:padding="0.097cm" fo:border-left="0.5pt solid #000000" fo:border-right="none" fo:border-top="none" fo:border-bottom="0.5pt solid #000000"/>
    </style:style>
    <style:style style:name="Tableau7.C2" style:family="table-cell">
      <style:table-cell-properties style:vertical-align="middle" fo:padding="0.097cm" fo:border-left="0.5pt solid #000000" fo:border-right="0.5pt solid #000000" fo:border-top="none" fo:border-bottom="0.5pt solid #000000"/>
    </style:style>
    <style:style style:name="Tableau11" style:family="table">
      <style:table-properties style:width="9.151cm" table:align="margins"/>
    </style:style>
    <style:style style:name="Tableau11.A" style:family="table-column">
      <style:table-column-properties style:column-width="1.524cm" style:rel-column-width="10916*"/>
    </style:style>
    <style:style style:name="Tableau11.B" style:family="table-column">
      <style:table-column-properties style:column-width="1.526cm" style:rel-column-width="10928*"/>
    </style:style>
    <style:style style:name="Tableau11.F" style:family="table-column">
      <style:table-column-properties style:column-width="1.526cm" style:rel-column-width="10931*"/>
    </style:style>
    <style:style style:name="Tableau11.1" style:family="table-row">
      <style:table-row-properties style:row-height="0.801cm"/>
    </style:style>
    <style:style style:name="Tableau11.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1.B1" style:family="table-cell">
      <style:table-cell-properties style:vertical-align="middle" fo:padding="0.097cm" fo:border-left="0.5pt solid #000000" fo:border-right="none" fo:border-top="0.5pt solid #000000" fo:border-bottom="0.5pt solid #000000"/>
    </style:style>
    <style:style style:name="Tableau11.C1" style:family="table-cell">
      <style:table-cell-properties style:vertical-align="middle" fo:padding="0.097cm" fo:border-left="0.5pt solid #000000" fo:border-right="none" fo:border-top="0.5pt solid #000000" fo:border-bottom="0.5pt solid #000000"/>
    </style:style>
    <style:style style:name="Tableau11.D1" style:family="table-cell">
      <style:table-cell-properties style:vertical-align="middle" fo:padding="0.097cm" fo:border-left="0.5pt solid #000000" fo:border-right="none" fo:border-top="0.5pt solid #000000" fo:border-bottom="0.5pt solid #000000"/>
    </style:style>
    <style:style style:name="Tableau11.E1" style:family="table-cell">
      <style:table-cell-properties style:vertical-align="middle" fo:padding="0.097cm" fo:border-left="0.5pt solid #000000" fo:border-right="none" fo:border-top="0.5pt solid #000000" fo:border-bottom="0.5pt solid #000000"/>
    </style:style>
    <style:style style:name="Tableau11.F1" style:family="table-cell">
      <style:table-cell-properties style:vertical-align="middle" fo:padding="0.097cm" fo:border="0.5pt solid #000000"/>
    </style:style>
    <style:style style:name="Tableau11.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1.B2" style:family="table-cell">
      <style:table-cell-properties style:vertical-align="middle" fo:padding="0.097cm" fo:border-left="0.5pt solid #000000" fo:border-right="none" fo:border-top="none" fo:border-bottom="0.5pt solid #000000"/>
    </style:style>
    <style:style style:name="Tableau11.C2" style:family="table-cell">
      <style:table-cell-properties style:vertical-align="middle" fo:padding="0.097cm" fo:border-left="0.5pt solid #000000" fo:border-right="none" fo:border-top="none" fo:border-bottom="0.5pt solid #000000"/>
    </style:style>
    <style:style style:name="Tableau11.D2" style:family="table-cell">
      <style:table-cell-properties style:vertical-align="middle" fo:padding="0.097cm" fo:border-left="0.5pt solid #000000" fo:border-right="none" fo:border-top="none" fo:border-bottom="0.5pt solid #000000"/>
    </style:style>
    <style:style style:name="Tableau11.E2" style:family="table-cell">
      <style:table-cell-properties style:vertical-align="middle" fo:padding="0.097cm" fo:border-left="0.5pt solid #000000" fo:border-right="none" fo:border-top="none" fo:border-bottom="0.5pt solid #000000"/>
    </style:style>
    <style:style style:name="Tableau11.F2" style:family="table-cell">
      <style:table-cell-properties style:vertical-align="middle" fo:padding="0.097cm" fo:border-left="0.5pt solid #000000" fo:border-right="0.5pt solid #000000" fo:border-top="none" fo:border-bottom="0.5pt solid #000000"/>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13" style:family="paragraph" style:parent-style-name="Footer">
      <style:text-properties officeooo:rsid="00178920" officeooo:paragraph-rsid="00178920"/>
    </style:style>
    <style:style style:name="P14" style:family="paragraph" style:parent-style-name="Footer">
      <style:text-properties officeooo:paragraph-rsid="00224d50"/>
    </style:style>
    <style:style style:name="P15"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6" style:family="paragraph" style:parent-style-name="Standard">
      <style:text-properties fo:font-size="2pt" style:font-size-asian="2pt" style:font-size-complex="2pt"/>
    </style:style>
    <style:style style:name="P17" style:family="paragraph" style:parent-style-name="Standard">
      <style:text-properties fo:font-size="6pt" style:font-size-asian="6pt" style:font-size-complex="6pt"/>
    </style:style>
    <style:style style:name="P18" style:family="paragraph" style:parent-style-name="Standard">
      <style:text-properties officeooo:paragraph-rsid="005c025d"/>
    </style:style>
    <style:style style:name="P19" style:family="paragraph" style:parent-style-name="Standard">
      <style:text-properties officeooo:paragraph-rsid="005eae2f"/>
    </style:style>
    <style:style style:name="P20" style:family="paragraph" style:parent-style-name="Header">
      <style:text-properties fo:font-size="3pt" style:font-size-asian="4pt" style:font-size-complex="4pt"/>
    </style:style>
    <style:style style:name="P21" style:family="paragraph" style:parent-style-name="Header">
      <style:text-properties fo:font-size="14pt" style:font-size-asian="14pt" style:font-size-complex="14pt"/>
    </style:style>
    <style:style style:name="P22" style:family="paragraph" style:parent-style-name="Header">
      <style:paragraph-properties fo:text-align="end" style:justify-single-word="false"/>
      <style:text-properties fo:font-size="12pt" style:font-size-asian="12pt" style:font-size-complex="12pt"/>
    </style:style>
    <style:style style:name="P23"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P24"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P25"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28"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29" style:family="paragraph" style:parent-style-name="_5f_En-tête">
      <style:text-properties fo:language="zxx" fo:country="none" officeooo:rsid="0038bc54" officeooo:paragraph-rsid="0038bc54" style:language-asian="zxx" style:country-asian="none"/>
    </style:style>
    <style:style style:name="P30" style:family="paragraph" style:parent-style-name="Folio">
      <style:paragraph-properties fo:text-align="center" style:justify-single-word="false"/>
      <style:text-properties fo:font-size="8pt" officeooo:paragraph-rsid="001ce334" style:font-size-asian="8pt" style:font-size-complex="8pt"/>
    </style:style>
    <style:style style:name="P31" style:family="paragraph" style:parent-style-name="Table_20_Contents">
      <style:paragraph-properties fo:margin-top="0cm" fo:margin-bottom="0cm" style:contextual-spacing="false" fo:text-align="center" style:justify-single-word="false"/>
      <style:text-properties style:font-name="Bitstream Vera Sans3" fo:font-size="10pt" officeooo:rsid="00494f6a" officeooo:paragraph-rsid="00494f6a" fo:background-color="#ffff00" style:font-name-asian="OpenSymbol5" style:font-name-complex="OpenSymbol5"/>
    </style:style>
    <style:style style:name="P32" style:family="paragraph" style:parent-style-name="Table_20_Contents">
      <style:paragraph-properties fo:margin-top="0cm" fo:margin-bottom="0cm" style:contextual-spacing="false" fo:text-align="center" style:justify-single-word="false"/>
      <style:text-properties style:font-name="Bitstream Vera Sans3" fo:font-size="10pt" officeooo:rsid="00494f6a" officeooo:paragraph-rsid="0059328d" fo:background-color="#ffff00" style:font-name-asian="OpenSymbol5" style:font-name-complex="OpenSymbol5"/>
    </style:style>
    <style:style style:name="P33" style:family="paragraph" style:parent-style-name="Table_20_Contents">
      <style:paragraph-properties fo:margin-top="0cm" fo:margin-bottom="0cm" style:contextual-spacing="false" fo:text-align="center" style:justify-single-word="false"/>
      <style:text-properties style:font-name="Bitstream Vera Sans3" fo:font-size="10pt" officeooo:rsid="004b6c72" officeooo:paragraph-rsid="004b6c72" fo:background-color="#ffff00" style:font-name-asian="OpenSymbol5" style:font-name-complex="OpenSymbol5"/>
    </style:style>
    <style:style style:name="P34" style:family="paragraph" style:parent-style-name="Table_20_Contents">
      <style:paragraph-properties fo:margin-top="0cm" fo:margin-bottom="0cm" style:contextual-spacing="false" fo:text-align="center" style:justify-single-word="false"/>
      <style:text-properties style:font-name="Bitstream Vera Sans3" fo:font-size="10pt" officeooo:paragraph-rsid="0059328d" fo:background-color="#ffff00" style:font-name-asian="OpenSymbol5" style:font-name-complex="OpenSymbol5"/>
    </style:style>
    <style:style style:name="P35" style:family="paragraph" style:parent-style-name="Table_20_Contents">
      <style:paragraph-properties fo:margin-top="0cm" fo:margin-bottom="0cm" style:contextual-spacing="false" fo:text-align="center" style:justify-single-word="false"/>
      <style:text-properties style:font-name="Bitstream Vera Sans3" fo:font-size="9pt" officeooo:paragraph-rsid="0033f336" style:font-name-asian="OpenSymbol5" style:font-size-asian="9pt" style:font-name-complex="OpenSymbol5" style:font-size-complex="9pt"/>
    </style:style>
    <style:style style:name="P36" style:family="paragraph" style:parent-style-name="Table_20_Contents">
      <style:paragraph-properties fo:margin-top="0cm" fo:margin-bottom="0cm" style:contextual-spacing="false" fo:text-align="center" style:justify-single-word="false"/>
      <style:text-properties style:font-name="Bitstream Vera Sans2" fo:font-size="9pt" officeooo:paragraph-rsid="0033f340" style:font-size-asian="9pt" style:font-size-complex="9pt"/>
    </style:style>
    <style:style style:name="P37" style:family="paragraph" style:parent-style-name="Table_20_Contents">
      <style:paragraph-properties fo:margin-top="0cm" fo:margin-bottom="0cm" style:contextual-spacing="false" fo:text-align="center" style:justify-single-word="false"/>
      <style:text-properties style:font-name="Bitstream Vera Sans2" fo:font-size="10pt" officeooo:paragraph-rsid="005eae2f" fo:background-color="#ffff00"/>
    </style:style>
    <style:style style:name="P38" style:family="paragraph" style:parent-style-name="Table_20_Contents">
      <style:paragraph-properties fo:margin-top="0cm" fo:margin-bottom="0cm" style:contextual-spacing="false" fo:text-align="center" style:justify-single-word="false"/>
      <style:text-properties style:font-name="Bitstream Vera Sans2" fo:font-size="10pt" officeooo:rsid="0051217e" officeooo:paragraph-rsid="0051217e" fo:background-color="#ffff00"/>
    </style:style>
    <style:style style:name="P39" style:family="paragraph" style:parent-style-name="Table_20_Contents">
      <style:paragraph-properties fo:margin-top="0cm" fo:margin-bottom="0cm" style:contextual-spacing="false" fo:text-align="center" style:justify-single-word="false"/>
      <style:text-properties style:font-name="Bitstream Vera Sans" fo:font-size="10pt" officeooo:paragraph-rsid="0033f340"/>
    </style:style>
    <style:style style:name="P40" style:family="paragraph" style:parent-style-name="Table_20_Contents">
      <style:paragraph-properties fo:margin-top="0cm" fo:margin-bottom="0cm" style:contextual-spacing="false" fo:text-align="center" style:justify-single-word="false"/>
      <style:text-properties style:font-name="Bitstream Vera Sans" fo:font-size="10pt" officeooo:paragraph-rsid="005eae2f" fo:background-color="#ffff00"/>
    </style:style>
    <style:style style:name="P41" style:family="paragraph" style:parent-style-name="Table_20_Contents">
      <style:paragraph-properties fo:margin-top="0cm" fo:margin-bottom="0cm" style:contextual-spacing="false" fo:text-align="center" style:justify-single-word="false"/>
      <style:text-properties style:font-name="Bitstream Vera Sans" fo:font-size="10pt" officeooo:rsid="0051217e" officeooo:paragraph-rsid="0051217e" fo:background-color="#ffff00"/>
    </style:style>
    <style:style style:name="P42" style:family="paragraph" style:parent-style-name="Table_20_Contents">
      <style:paragraph-properties fo:margin-top="0cm" fo:margin-bottom="0cm" style:contextual-spacing="false" fo:text-align="start" style:justify-single-word="false"/>
      <style:text-properties style:font-name="Bitstream Vera Sans" fo:font-size="10pt" officeooo:paragraph-rsid="005fd167" fo:background-color="#ffff00"/>
    </style:style>
    <style:style style:name="P43" style:family="paragraph" style:parent-style-name="Table_20_Contents">
      <style:paragraph-properties fo:margin-top="0cm" fo:margin-bottom="0cm" style:contextual-spacing="false" fo:text-align="center" style:justify-single-word="false"/>
      <style:text-properties style:font-name="Bitstream Vera Sans" fo:font-size="9pt" officeooo:paragraph-rsid="0033f340" style:font-size-asian="9pt" style:font-size-complex="9pt"/>
    </style:style>
    <style:style style:name="P44" style:family="paragraph" style:parent-style-name="Standard" style:master-page-name="">
      <style:paragraph-properties fo:margin-top="0cm" fo:margin-bottom="0cm" style:contextual-spacing="false" style:page-number="auto" fo:break-before="auto" fo:break-after="auto"/>
      <style:text-properties style:font-name="Bitstream Vera Sans3" fo:font-size="10pt" officeooo:paragraph-rsid="00290c92" style:font-size-asian="10pt" style:font-size-complex="10pt"/>
    </style:style>
    <style:style style:name="P45" style:family="paragraph" style:parent-style-name="_5f_Paragraphe_20_livret_20_">
      <style:paragraph-properties fo:margin-top="0cm" fo:margin-bottom="0cm" style:contextual-spacing="false"/>
    </style:style>
    <style:style style:name="P46" style:family="paragraph" style:parent-style-name="_5f_Paragraphe_20_livret_20_">
      <style:paragraph-properties fo:margin-top="0cm" fo:margin-bottom="0cm" style:contextual-spacing="false" fo:text-align="center" style:justify-single-word="false"/>
      <style:text-properties officeooo:paragraph-rsid="0033f336"/>
    </style:style>
    <style:style style:name="P47" style:family="paragraph" style:parent-style-name="_5f_Paragraphe_20_livret_20_">
      <style:paragraph-properties fo:margin-top="0cm" fo:margin-bottom="0cm" style:contextual-spacing="false" fo:text-align="center" style:justify-single-word="false"/>
      <style:text-properties officeooo:paragraph-rsid="0033f340"/>
    </style:style>
    <style:style style:name="P48" style:family="paragraph" style:parent-style-name="_5f_Paragraphe_20_livret_20_">
      <style:paragraph-properties fo:margin-top="0cm" fo:margin-bottom="0cm" style:contextual-spacing="false"/>
      <style:text-properties fo:font-size="4.5pt" officeooo:paragraph-rsid="0053fca3" style:font-size-asian="4.5pt" style:font-size-complex="4.5pt"/>
    </style:style>
    <style:style style:name="P49" style:family="paragraph" style:parent-style-name="_5f_Paragraphe_20_livret_20_">
      <style:paragraph-properties fo:margin-top="0cm" fo:margin-bottom="0cm" style:contextual-spacing="false"/>
      <style:text-properties officeooo:paragraph-rsid="0053fca3"/>
    </style:style>
    <style:style style:name="P50" style:family="paragraph" style:parent-style-name="_5f_Paragraphe_20_livret_20_">
      <style:paragraph-properties fo:margin-top="0cm" fo:margin-bottom="0cm" style:contextual-spacing="false" fo:text-align="center" style:justify-single-word="false"/>
      <style:text-properties style:font-name="Bitstream Vera Sans2" fo:font-size="9pt" officeooo:paragraph-rsid="0033f340" style:font-size-asian="9pt" style:font-size-complex="9pt"/>
    </style:style>
    <style:style style:name="P51" style:family="paragraph" style:parent-style-name="_5f_Paragraphe_20_livret_20_">
      <style:paragraph-properties fo:margin-top="0cm" fo:margin-bottom="0cm" style:contextual-spacing="false"/>
      <style:text-properties officeooo:paragraph-rsid="005c025d"/>
    </style:style>
    <style:style style:name="P52" style:family="paragraph" style:parent-style-name="Table_20_Contents">
      <style:paragraph-properties fo:margin-top="0cm" fo:margin-bottom="0cm" style:contextual-spacing="false" fo:text-align="center" style:justify-single-word="false" style:shadow="none"/>
      <style:text-properties officeooo:paragraph-rsid="0033f336"/>
    </style:style>
    <style:style style:name="P53" style:family="paragraph" style:parent-style-name="_5f_Réponse_20_exemple">
      <loext:graphic-properties draw:fill="none" draw:fill-color="#de9ad5" draw:opacity="100%" draw:fill-image-width="0cm" draw:fill-image-height="0cm"/>
      <style:paragraph-properties fo:margin-top="0cm" fo:margin-bottom="0cm" style:contextual-spacing="false" fo:text-align="center" style:justify-single-word="false" fo:background-color="transparent" fo:padding="0cm" fo:border="0.06pt solid #f2ffe5" style:shadow="none"/>
      <style:text-properties fo:font-size="9pt" officeooo:paragraph-rsid="0033f336" style:font-size-asian="9pt" style:font-size-complex="9pt"/>
    </style:style>
    <style:style style:name="P54" style:family="paragraph" style:parent-style-name="Standard">
      <style:paragraph-properties fo:margin-top="0cm" fo:margin-bottom="0cm" style:contextual-spacing="false" fo:text-align="center" style:justify-single-word="false"/>
      <style:text-properties officeooo:paragraph-rsid="005c025d"/>
    </style:style>
    <style:style style:name="P55" style:family="paragraph" style:parent-style-name="Standard">
      <style:paragraph-properties fo:margin-top="0cm" fo:margin-bottom="0cm" style:contextual-spacing="false"/>
      <style:text-properties fo:font-style="normal" officeooo:paragraph-rsid="005d6fd9" style:font-style-asian="normal" style:font-style-complex="normal"/>
    </style:style>
    <style:style style:name="P56" style:family="paragraph" style:parent-style-name="_5f_Paragraphe_20_livret_20_">
      <style:paragraph-properties fo:margin-top="0cm" fo:margin-bottom="0.049cm" style:contextual-spacing="false"/>
      <style:text-properties officeooo:paragraph-rsid="0033f340"/>
    </style:style>
    <style:style style:name="P57" style:family="paragraph" style:parent-style-name="_5f_Paragraphe_20_livret_20_" style:master-page-name="">
      <style:paragraph-properties fo:margin-top="0cm" fo:margin-bottom="0.049cm" style:contextual-spacing="false" style:page-number="auto" fo:break-before="auto" fo:break-after="auto"/>
      <style:text-properties officeooo:paragraph-rsid="0053fca3"/>
    </style:style>
    <style:style style:name="P58" style:family="paragraph" style:parent-style-name="_5f_Paragraphe_20_livret_20_">
      <style:paragraph-properties fo:margin-top="0.199cm" fo:margin-bottom="0cm" style:contextual-spacing="false"/>
      <style:text-properties officeooo:paragraph-rsid="0053fca3"/>
    </style:style>
    <style:style style:name="P59" style:family="paragraph" style:parent-style-name="Standard">
      <style:paragraph-properties fo:margin-top="0.199cm" fo:margin-bottom="0cm" style:contextual-spacing="false"/>
      <style:text-properties officeooo:paragraph-rsid="003d445c"/>
    </style:style>
    <style:style style:name="P60" style:family="paragraph" style:parent-style-name="_5f_Paragraphe_20_livret_20_" style:master-page-name="">
      <style:paragraph-properties fo:margin-top="0.499cm" fo:margin-bottom="0cm" style:contextual-spacing="false" style:page-number="auto" fo:break-before="auto" fo:break-after="auto"/>
      <style:text-properties officeooo:paragraph-rsid="0053fca3"/>
    </style:style>
    <style:style style:name="P61" style:family="paragraph" style:parent-style-name="_5f_Paragraphe_20_livret_20_">
      <loext:graphic-properties draw:fill="none" draw:fill-color="#ffffff" draw:opacity="100%"/>
      <style:paragraph-properties fo:line-height="0.43cm" fo:background-color="transparent"/>
      <style:text-properties officeooo:paragraph-rsid="003b804b"/>
    </style:style>
    <style:style style:name="P62" style:family="paragraph" style:parent-style-name="_5f_Paragraphe_20_livret_20_">
      <loext:graphic-properties draw:fill="none" draw:fill-color="#ffffff" draw:opacity="100%"/>
      <style:paragraph-properties fo:line-height="0.43cm" fo:background-color="transparent"/>
      <style:text-properties officeooo:paragraph-rsid="004cd0f4"/>
    </style:style>
    <style:style style:name="P63" style:family="paragraph" style:parent-style-name="_5f_Paragraphe_20_livret_20_">
      <loext:graphic-properties draw:fill="none" draw:fill-color="#ffffff" draw:opacity="100%"/>
      <style:paragraph-properties fo:line-height="0.43cm" fo:background-color="transparent"/>
      <style:text-properties officeooo:paragraph-rsid="005428fa"/>
    </style:style>
    <style:style style:name="P64" style:family="paragraph" style:parent-style-name="_5f_Paragraphe_20_livret_20_">
      <loext:graphic-properties draw:fill="none" draw:fill-color="#ffffff" draw:opacity="100%"/>
      <style:paragraph-properties fo:margin-top="0.101cm" fo:margin-bottom="0.27cm" style:contextual-spacing="false" fo:line-height="0.43cm" fo:background-color="transparent"/>
      <style:text-properties officeooo:paragraph-rsid="003b804b"/>
    </style:style>
    <style:style style:name="P65" style:family="paragraph" style:parent-style-name="FILET_5f_POINTILLES">
      <style:paragraph-properties fo:text-align="justify" style:justify-single-word="false"/>
      <style:text-properties officeooo:paragraph-rsid="005c025d"/>
    </style:style>
    <style:style style:name="P66" style:family="paragraph" style:parent-style-name="FILET_5f_POINTILLES">
      <style:paragraph-properties fo:text-align="justify" style:justify-single-word="false"/>
      <style:text-properties style:font-name="Bitstream Vera Sans3" fo:font-style="normal" officeooo:paragraph-rsid="005eae2f" style:font-style-asian="normal" style:font-style-complex="normal"/>
    </style:style>
    <style:style style:name="P67" style:family="paragraph" style:parent-style-name="Standard">
      <style:paragraph-properties fo:margin-top="0.201cm" fo:margin-bottom="0.201cm" style:contextual-spacing="false" fo:text-align="center" style:justify-single-word="false"/>
      <style:text-properties officeooo:paragraph-rsid="005c025d"/>
    </style:style>
    <style:style style:name="P68" style:family="paragraph" style:parent-style-name="Exo_5f_Num" style:list-style-name="">
      <style:paragraph-properties fo:margin-top="1.199cm" fo:margin-bottom="0.101cm" style:contextual-spacing="false" fo:text-align="start" style:justify-single-word="false"/>
      <style:text-properties officeooo:paragraph-rsid="005c025d"/>
    </style:style>
    <style:style style:name="P69" style:family="paragraph" style:parent-style-name="Exo_5f_Num">
      <style:paragraph-properties fo:margin-top="1.199cm" fo:margin-bottom="0.101cm" style:contextual-spacing="false" fo:text-align="start" style:justify-single-word="false"/>
      <style:text-properties officeooo:paragraph-rsid="005c025d"/>
    </style:style>
    <style:style style:name="P70" style:family="paragraph" style:parent-style-name="Exo_5f_Num" style:list-style-name="Num_5f_Exo">
      <style:paragraph-properties fo:margin-top="0.951cm" fo:margin-bottom="0.101cm" style:contextual-spacing="false"/>
      <style:text-properties officeooo:paragraph-rsid="004cd0f4"/>
    </style:style>
    <style:style style:name="P71" style:family="paragraph" style:parent-style-name="Exo_5f_Num">
      <style:paragraph-properties fo:margin-top="0.6cm" fo:margin-bottom="0cm" style:contextual-spacing="false"/>
    </style:style>
    <style:style style:name="P72" style:family="paragraph" style:parent-style-name="Exo_5f_Num" style:list-style-name="">
      <style:paragraph-properties fo:margin-top="0.6cm" fo:margin-bottom="0cm" style:contextual-spacing="false"/>
    </style:style>
    <style:style style:name="P73" style:family="paragraph" style:parent-style-name="Exo_5f_Num">
      <style:paragraph-properties fo:margin-top="0.4cm" fo:margin-bottom="0.101cm" style:contextual-spacing="false"/>
    </style:style>
    <style:style style:name="P74" style:family="paragraph" style:parent-style-name="Exo_5f_Num" style:list-style-name="">
      <style:paragraph-properties fo:margin-top="0.4cm" fo:margin-bottom="0.101cm" style:contextual-spacing="false"/>
      <style:text-properties fo:font-style="normal" style:font-style-asian="normal" style:font-style-complex="normal"/>
    </style:style>
    <style:style style:name="P75" style:family="paragraph" style:parent-style-name="FILET_5f_POINTILLES" style:list-style-name="_5f_Numérotation_20_des_20_exercices_20_livrets" style:master-page-name="">
      <style:paragraph-properties fo:margin-top="0cm" fo:margin-bottom="0cm" style:contextual-spacing="false" style:line-height-at-least="0.529cm" style:page-number="auto" style:writing-mode="lr-tb">
        <style:tab-stops>
          <style:tab-stop style:position="4.05cm"/>
        </style:tab-stops>
      </style:paragraph-properties>
      <style:text-properties officeooo:paragraph-rsid="0059328d"/>
    </style:style>
    <style:style style:name="P76" style:family="paragraph" style:parent-style-name="FILET_5f_POINTILLES" style:list-style-name="_5f_Numérotation_20_des_20_exercices_20_livrets">
      <style:paragraph-properties fo:margin-top="0cm" fo:margin-bottom="0cm" style:contextual-spacing="false" style:line-height-at-least="0.529cm" style:writing-mode="lr-tb">
        <style:tab-stops>
          <style:tab-stop style:position="4.05cm"/>
        </style:tab-stops>
      </style:paragraph-properties>
      <style:text-properties officeooo:paragraph-rsid="0059328d"/>
    </style:style>
    <style:style style:name="P77" style:family="paragraph" style:parent-style-name="FILET_5f_POINTILLES" style:list-style-name="liste_5f_abc">
      <style:paragraph-properties fo:margin-top="0.101cm" fo:margin-bottom="0.231cm" style:contextual-spacing="false" style:line-height-at-least="0.499cm">
        <style:tab-stops>
          <style:tab-stop style:position="2.992cm"/>
          <style:tab-stop style:position="5.983cm"/>
        </style:tab-stops>
      </style:paragraph-properties>
      <style:text-properties officeooo:paragraph-rsid="0059328d"/>
    </style:style>
    <style:style style:name="P78" style:family="paragraph" style:parent-style-name="FILET_5f_POINTILLES" style:list-style-name="liste_5f_abc">
      <style:paragraph-properties fo:margin-top="0cm" fo:margin-bottom="0.131cm" style:contextual-spacing="false" style:line-height-at-least="0.499cm">
        <style:tab-stops>
          <style:tab-stop style:position="2.992cm"/>
          <style:tab-stop style:position="5.983cm"/>
        </style:tab-stops>
      </style:paragraph-properties>
      <style:text-properties officeooo:paragraph-rsid="0059328d"/>
    </style:style>
    <style:style style:name="P79" style:family="paragraph" style:parent-style-name="Standard" style:list-style-name="liste_5f_abc"/>
    <style:style style:name="P80" style:family="paragraph" style:parent-style-name="Standard" style:list-style-name="liste_5f_abc">
      <style:paragraph-properties fo:text-align="justify" style:justify-single-word="false"/>
    </style:style>
    <style:style style:name="P81" style:family="paragraph" style:parent-style-name="Standard" style:list-style-name="_5f_Numérotation_20_des_20_exercices_20_livrets">
      <style:paragraph-properties fo:margin-top="0cm" fo:margin-bottom="0.049cm" style:contextual-spacing="false"/>
      <style:text-properties officeooo:paragraph-rsid="005d6fd9"/>
    </style:style>
    <style:style style:name="P82" style:family="paragraph" style:parent-style-name="_5f_Paragraphe_20_livret_20_" style:list-style-name="liste_5f_abc">
      <loext:graphic-properties draw:fill="none" draw:fill-color="#ffffff" draw:opacity="100%"/>
      <style:paragraph-properties fo:line-height="0.43cm" fo:background-color="transparent"/>
      <style:text-properties officeooo:paragraph-rsid="003b804b"/>
    </style:style>
    <style:style style:name="P83" style:family="paragraph" style:parent-style-name="_5f_Paragraphe_20_livret_20_" style:list-style-name="liste_5f_abc">
      <style:paragraph-properties fo:margin-top="0.199cm" fo:margin-bottom="0.3cm" style:contextual-spacing="false"/>
      <style:text-properties officeooo:paragraph-rsid="0033f336"/>
    </style:style>
    <style:style style:name="P84" style:family="paragraph" style:parent-style-name="_5f_Paragraphe_20_livret_20_" style:list-style-name="liste_5f_abc" style:master-page-name="">
      <style:paragraph-properties fo:margin-top="0.499cm" fo:margin-bottom="0cm" style:contextual-spacing="false" style:page-number="auto"/>
      <style:text-properties officeooo:paragraph-rsid="0033f336"/>
    </style:style>
    <style:style style:name="P85" style:family="paragraph" style:parent-style-name="_5f_Paragraphe_20_livret_20_" style:list-style-name="liste_5f_abc">
      <style:paragraph-properties fo:margin-top="0.101cm" fo:margin-bottom="0.3cm" style:contextual-spacing="false"/>
      <style:text-properties officeooo:paragraph-rsid="0033f336"/>
    </style:style>
    <style:style style:name="P86" style:family="paragraph" style:parent-style-name="_5f_Paragraphe_20_livret_20_" style:list-style-name="liste_5f_abc">
      <style:paragraph-properties fo:margin-top="0.6cm" fo:margin-bottom="0.199cm" style:contextual-spacing="false"/>
      <style:text-properties officeooo:paragraph-rsid="0033f336"/>
    </style:style>
    <style:style style:name="P87" style:family="paragraph" style:parent-style-name="_5f_Paragraphe_20_livret_20_" style:list-style-name="liste_5f_abc" style:master-page-name="">
      <style:paragraph-properties fo:margin-top="0.3cm" fo:margin-bottom="0cm" style:contextual-spacing="false" style:page-number="auto"/>
      <style:text-properties officeooo:paragraph-rsid="0033f336"/>
    </style:style>
    <style:style style:name="P88" style:family="paragraph" style:parent-style-name="_5f_Paragraphe_20_livret_20_" style:list-style-name="liste_5f_abc">
      <style:paragraph-properties fo:margin-top="0.3cm" fo:margin-bottom="0cm" style:contextual-spacing="false"/>
      <style:text-properties officeooo:paragraph-rsid="00566c97"/>
    </style:style>
    <style:style style:name="P89" style:family="paragraph" style:parent-style-name="_5f_Paragraphe_20_livret_20_" style:list-style-name="_5f_Numérotation_20_des_20_exercices_20_livrets">
      <style:paragraph-properties fo:margin-top="0cm" fo:margin-bottom="0.049cm" style:contextual-spacing="false"/>
      <style:text-properties officeooo:paragraph-rsid="005d6fd9"/>
    </style:style>
    <style:style style:name="P90" style:family="paragraph" style:parent-style-name="_5f_Paragraphe_20_livret_20_réponse_20_élève" style:list-style-name="liste_5f_abc">
      <style:paragraph-properties>
        <style:tab-stops>
          <style:tab-stop style:position="0.55cm"/>
          <style:tab-stop style:position="9.2cm" style:type="right" style:leader-style="dotted" style:leader-text="."/>
        </style:tab-stops>
      </style:paragraph-properties>
      <style:text-properties officeooo:paragraph-rsid="005eae2f"/>
    </style:style>
    <style:style style:name="P91" style:family="paragraph" style:parent-style-name="_5f_Paragraphe_20_livret_20_réponse_20_élève" style:list-style-name="liste_5f_abc">
      <style:paragraph-properties>
        <style:tab-stops>
          <style:tab-stop style:position="0.55cm"/>
          <style:tab-stop style:position="8.999cm" style:type="right"/>
        </style:tab-stops>
      </style:paragraph-properties>
      <style:text-properties officeooo:paragraph-rsid="005eae2f"/>
    </style:style>
    <style:style style:name="P92" style:family="paragraph" style:parent-style-name="_5f_Paragraphe_20_livret_20_réponse_20_élève" style:list-style-name="liste_5f_abc">
      <style:paragraph-properties>
        <style:tab-stops>
          <style:tab-stop style:position="0.651cm"/>
          <style:tab-stop style:position="8.999cm" style:type="right"/>
        </style:tab-stops>
      </style:paragraph-properties>
      <style:text-properties officeooo:paragraph-rsid="005eae2f"/>
    </style:style>
    <style:style style:name="P93" style:family="paragraph" style:parent-style-name="_5f_Paragraphe_20_livret_20_réponse_20_élève" style:list-style-name="liste_5f_abc">
      <style:paragraph-properties fo:margin-top="0cm" fo:margin-bottom="0cm" style:contextual-spacing="false">
        <style:tab-stops>
          <style:tab-stop style:position="0.55cm"/>
          <style:tab-stop style:position="9.2cm" style:type="right" style:leader-style="dotted" style:leader-text="."/>
        </style:tab-stops>
      </style:paragraph-properties>
      <style:text-properties officeooo:paragraph-rsid="005eae2f"/>
    </style:style>
    <style:style style:name="P94" style:family="paragraph" style:parent-style-name="_5f_Paragraphe_20_énoncé_20_après_20_numéro" style:list-style-name="" style:master-page-name="_5f_Fiche_20_éditeur_20_série_20_2_20_une_20_colonne_20_impaire_20__28_G_29_">
      <style:paragraph-properties fo:margin-top="0.499cm" fo:margin-bottom="0cm" style:contextual-spacing="false" fo:text-align="center" style:justify-single-word="false" style:page-number="69" fo:break-before="auto" fo:break-after="auto">
        <style:tab-stops/>
      </style:paragraph-properties>
      <style:text-properties fo:font-weight="bold" officeooo:rsid="00370705" officeooo:paragraph-rsid="00370705" style:font-weight-asian="bold" style:font-weight-complex="bold"/>
    </style:style>
    <style:style style:name="P95" style:family="paragraph" style:parent-style-name="_5f_Paragraphe_20_énoncé_20_après_20_numéro" style:list-style-name="_5f_Numérotation_20_des_20_exercices_20_livrets">
      <style:paragraph-properties fo:margin-top="0cm" fo:margin-bottom="0cm" style:contextual-spacing="false"/>
      <style:text-properties fo:font-style="normal" officeooo:paragraph-rsid="005d6fd9" style:font-style-asian="normal" style:font-style-complex="normal"/>
    </style:style>
    <style:style style:name="P96" style:family="paragraph" style:parent-style-name="_5f_Paragraphe_20_énoncé_20_après_20_numéro_20_second" style:list-style-name="liste_5f_abc">
      <style:paragraph-properties fo:margin-top="0.101cm" fo:margin-bottom="0cm" style:contextual-spacing="false" fo:text-align="justify" style:justify-single-word="false"/>
      <style:text-properties fo:letter-spacing="normal" officeooo:paragraph-rsid="0033f340"/>
    </style:style>
    <style:style style:name="P97" style:family="paragraph" style:parent-style-name="_5f_Paragraphe_20_énoncé_20_après_20_numéro_20_second" style:list-style-name="liste_5f_abc">
      <style:paragraph-properties fo:margin-top="0.101cm" fo:margin-bottom="0cm" style:contextual-spacing="false"/>
      <style:text-properties fo:letter-spacing="-0.007cm" officeooo:paragraph-rsid="00586bcc"/>
    </style:style>
    <style:style style:name="P98" style:family="paragraph" style:parent-style-name="_5f_Paragraphe_20_énoncé_20_après_20_numéro_20_second" style:list-style-name="liste_5f_abc">
      <style:paragraph-properties fo:margin-top="0.3cm" fo:margin-bottom="0cm" style:contextual-spacing="false"/>
      <style:text-properties officeooo:paragraph-rsid="0033f340"/>
    </style:style>
    <style:style style:name="P99" style:family="paragraph" style:parent-style-name="_5f_Paragraphe_20_énoncé_20_après_20_numéro_20_second" style:list-style-name="liste_5f_abc">
      <style:paragraph-properties fo:margin-top="0.101cm" fo:margin-bottom="0.199cm" style:contextual-spacing="false"/>
      <style:text-properties officeooo:paragraph-rsid="0033f340"/>
    </style:style>
    <style:style style:name="P100" style:family="paragraph" style:parent-style-name="_5f_Paragraphe_20_énoncé_20_après_20_numéro_20_second" style:list-style-name="liste_5f_abc">
      <style:paragraph-properties fo:margin-top="0.3cm" fo:margin-bottom="0.199cm" style:contextual-spacing="false"/>
      <style:text-properties officeooo:paragraph-rsid="0033f340"/>
    </style:style>
    <style:style style:name="P101" style:family="paragraph" style:parent-style-name="_5f_Paragraphe_20_énoncé_20_après_20_numéro_20_second" style:list-style-name="liste_5f_abc">
      <style:paragraph-properties fo:margin-top="0.4cm" fo:margin-bottom="0cm" style:contextual-spacing="false"/>
      <style:text-properties officeooo:paragraph-rsid="0033f340"/>
    </style:style>
    <style:style style:name="P102" style:family="paragraph" style:parent-style-name="_5f_Paragraphe_20_énoncé_20_après_20_numéro_20_second" style:list-style-name="liste_5f_abc">
      <style:paragraph-properties fo:margin-top="0.3cm" fo:margin-bottom="0.25cm" style:contextual-spacing="false"/>
      <style:text-properties officeooo:paragraph-rsid="0033f340"/>
    </style:style>
    <style:style style:name="P103" style:family="paragraph" style:parent-style-name="_5f_Paragraphe_20_énoncé_20_après_20_numéro_20_second" style:list-style-name="liste_5f_abc">
      <style:paragraph-properties fo:margin-top="0.4cm" fo:margin-bottom="0.199cm" style:contextual-spacing="false"/>
      <style:text-properties officeooo:paragraph-rsid="0033f340"/>
    </style:style>
    <style:style style:name="P104" style:family="paragraph" style:parent-style-name="_5f_Pied_20_de_20_page" style:list-style-name=""/>
    <style:style style:name="P105" style:family="paragraph" style:parent-style-name="_5f_Pied_20_de_20_page" style:list-style-name="">
      <style:paragraph-properties fo:text-align="end" style:justify-single-word="false"/>
    </style:style>
    <style:style style:name="P106" style:family="paragraph" style:parent-style-name="_5f_Pied_20_de_20_page">
      <style:paragraph-properties fo:text-align="end" style:justify-single-word="false"/>
    </style:style>
    <style:style style:name="P10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0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9" style:family="paragraph">
      <style:paragraph-properties fo:margin-left="0cm" fo:margin-right="0cm" fo:margin-top="0cm" fo:margin-bottom="0cm" fo:line-height="100%" fo:text-indent="0cm"/>
    </style:style>
    <style:style style:name="P11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3333" loext:opacity="100%"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11"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1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1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2" fo:font-size="9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4" style:family="paragraph">
      <style:paragraph-properties fo:margin-left="0cm" fo:margin-right="0cm" fo:margin-top="0cm" fo:margin-bottom="0cm" fo:line-height="100%" fo:text-indent="0cm" style:writing-mode="lr-tb"/>
    </style:style>
    <style:style style:name="P11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Bitstream Vera Sans3" fo:font-size="10pt" fo:font-style="normal" fo:text-shadow="none" style:text-underline-style="none" fo:font-weight="normal" style:letter-kerning="true" style:font-name-asian="DejaVu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1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c9211e" loext:opacity="10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11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c9211e" loext:opacity="100%" style:text-outline="false" style:text-line-through-style="none" style:text-line-through-type="none" style:font-name="Bitstream Vera Sans3"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11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468a1a" loext:opacity="10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11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468a1a" loext:opacity="100%" style:text-outline="false" style:text-line-through-style="none" style:text-line-through-type="none" style:font-name="Bitstream Vera Sans3"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120"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lbany"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21"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Albany"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Andale Sans UI"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2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23"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DejaVu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24" style:family="paragraph">
      <style:paragraph-properties fo:margin-left="0cm" fo:margin-right="0cm" fo:margin-top="0cm" fo:margin-bottom="0cm" fo:line-height="100%" fo:text-align="justify" fo:text-indent="0cm"/>
    </style:style>
    <style:style style:name="P125" style:family="paragraph">
      <loext:graphic-properties draw:fill="none" draw:fill-color="#ffffff"/>
      <style:paragraph-properties fo:margin-left="0cm" fo:margin-right="0cm" fo:margin-top="0cm" fo:margin-bottom="0cm" fo:line-height="100%" fo:text-align="justify" fo:text-indent="0cm" style:writing-mode="lr-tb"/>
      <style:text-properties fo:font-variant="normal" fo:text-transform="none" style:use-window-font-color="true" loext:opacity="0%" style:text-outline="false" style:text-line-through-style="none" style:text-line-through-type="none" style:font-name="Bitstream Vera Sans2" fo:font-size="9pt" fo:font-style="normal" fo:text-shadow="none" style:text-underline-style="none" fo:font-weight="normal" style:letter-kerning="true" style:font-name-asian="DejaVu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2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Bitstream Charter" fo:font-size="9pt" fo:font-style="normal" fo:text-shadow="none" style:text-underline-style="none" fo:font-weight="normal" style:letter-kerning="true" style:font-name-asian="DejaVuSans"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P12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177bf" loext:opacity="100%" style:text-outline="false" style:text-line-through-style="none" style:text-line-through-type="none" style:font-name="Bitstream Charter" fo:font-size="9pt" fo:font-style="normal" fo:text-shadow="none" style:text-underline-style="none" fo:font-weight="bold" style:letter-kerning="true" style:font-name-asian="DejaVuSans" style:font-size-asian="9pt" style:font-style-asian="normal" style:font-weight-asian="bold" style:font-name-complex="Tahoma" style:font-size-complex="9pt" style:font-style-complex="normal" style:font-weight-complex="bold" style:text-emphasize="none" style:font-relief="none" style:text-overline-style="none" style:text-overline-color="font-color"/>
    </style:style>
    <style:style style:name="P12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29"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0" style:family="paragraph">
      <style:paragraph-properties fo:margin-top="0cm" fo:margin-bottom="0.199cm" fo:text-align="center" style:writing-mode="lr-tb"/>
      <style:text-properties fo:color="#ffffff" loext:opacity="100%" style:font-name="Bitstream Vera Sans3" fo:font-size="11pt" fo:font-weight="bold" style:font-size-asian="11pt" style:font-weight-asian="bold" style:font-size-complex="11pt" style:font-weight-complex="bold"/>
    </style:style>
    <style:style style:name="P131" style:family="paragraph">
      <loext:graphic-properties draw:fill-color="#c74028"/>
      <style:paragraph-properties fo:margin-top="0cm" fo:margin-bottom="0.199cm" fo:text-align="center" style:writing-mode="lr-tb"/>
      <style:text-properties fo:color="#ffffff" loext:opacity="100%" style:font-name="Bitstream Vera Sans3" fo:font-size="11pt" fo:font-weight="bold" style:font-size-asian="11pt" style:font-weight-asian="bold" style:font-size-complex="11pt" style:font-weight-complex="bold"/>
    </style:style>
    <style:style style:name="P132"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3" style:family="paragraph">
      <style:paragraph-properties fo:text-align="center"/>
    </style:style>
    <style:style style:name="P134"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P135" style:family="paragraph">
      <loext:graphic-properties draw:fill="solid" draw:fill-color="#9d0f89"/>
    </style:style>
    <style:style style:name="P13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style:style>
    <style:style style:name="T2" style:family="text">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fo:font-size="12pt" style:font-size-asian="12pt" style:font-style-asian="normal" style:font-size-complex="12pt" style:font-style-complex="normal"/>
    </style:style>
    <style:style style:name="T6" style:family="text">
      <style:text-properties fo:font-size="12pt" fo:font-style="italic" style:font-size-asian="12pt" style:font-style-asian="normal" style:font-size-complex="12pt" style:font-style-complex="normal"/>
    </style:style>
    <style:style style:name="T7" style:family="text">
      <style:text-properties officeooo:rsid="0005aabe"/>
    </style:style>
    <style:style style:name="T8" style:family="text">
      <style:text-properties officeooo:rsid="000ec334"/>
    </style:style>
    <style:style style:name="T9" style:family="text">
      <style:text-properties style:text-position="super 58%" style:font-name="Bitstream Vera Sans3" fo:font-style="normal" style:font-style-asian="normal" style:font-style-complex="normal"/>
    </style:style>
    <style:style style:name="T10" style:family="text">
      <style:text-properties style:text-position="sub 58%" style:font-name="Bitstream Vera Sans2" fo:font-size="10pt" fo:font-style="normal" style:font-size-asian="12pt" style:font-style-asian="normal" style:font-size-complex="12pt" style:font-style-complex="normal"/>
    </style:style>
    <style:style style:name="T11" style:family="text">
      <style:text-properties fo:font-style="normal" style:font-style-asian="normal" style:font-style-complex="normal"/>
    </style:style>
    <style:style style:name="T12" style:family="text">
      <style:text-properties style:font-name="Times New Roman" fo:font-size="12pt" fo:font-style="italic" style:font-size-asian="12pt" style:font-style-asian="italic" style:font-size-complex="12pt" style:font-style-complex="italic"/>
    </style:style>
    <style:style style:name="T13" style:family="text">
      <style:text-properties style:font-name="Times New Roman" fo:font-size="12pt" fo:font-style="italic" officeooo:rsid="003d445c" style:font-size-asian="12pt" style:font-style-asian="italic" style:font-size-complex="12pt" style:font-style-complex="italic"/>
    </style:style>
    <style:style style:name="T14" style:family="text">
      <style:text-properties style:font-name="Times New Roman" fo:font-size="12pt" fo:font-style="italic" style:font-name-asian="OpenSymbol5" style:font-size-asian="12pt" style:font-style-asian="italic" style:font-name-complex="OpenSymbol5" style:font-size-complex="12pt" style:font-style-complex="italic"/>
    </style:style>
    <style:style style:name="T15" style:family="text">
      <style:text-properties style:font-name="Times New Roman" fo:font-size="12pt" fo:font-style="italic" style:text-underline-style="none" fo:font-weight="normal" officeooo:rsid="001f976d" fo:background-color="transparent" loext:char-shading-value="0" style:font-size-asian="12pt" style:font-style-asian="italic" style:font-weight-asian="normal" style:font-size-complex="12pt" style:font-style-complex="italic" style:font-weight-complex="normal"/>
    </style:style>
    <style:style style:name="T16" style:family="text">
      <style:text-properties style:font-name="Times New Roman" fo:font-size="12pt" fo:letter-spacing="-0.011cm" fo:font-style="italic" style:font-size-asian="12pt" style:font-style-asian="italic" style:font-size-complex="12pt" style:font-style-complex="italic"/>
    </style:style>
    <style:style style:name="T17" style:family="text">
      <style:text-properties style:font-name="Times New Roman" fo:font-size="12pt" fo:letter-spacing="0.088cm" fo:font-style="italic" style:font-size-asian="12pt" style:font-style-asian="italic" style:font-size-complex="12pt" style:font-style-complex="italic"/>
    </style:style>
    <style:style style:name="T18" style:family="text">
      <style:text-properties style:font-name="Times New Roman" fo:font-size="12pt" fo:letter-spacing="0.088cm" fo:font-style="italic" officeooo:rsid="003e0fdb" style:font-size-asian="12pt" style:font-style-asian="italic" style:font-size-complex="12pt" style:font-style-complex="italic"/>
    </style:style>
    <style:style style:name="T19" style:family="text">
      <style:text-properties style:font-name="Times New Roman" fo:font-size="12pt" fo:letter-spacing="-0.014cm" fo:font-style="italic" style:text-underline-style="none" fo:font-weight="normal" fo:background-color="transparent" loext:char-shading-value="0" style:font-size-asian="12pt" style:font-style-asian="italic" style:font-weight-asian="normal" style:font-size-complex="12pt" style:font-style-complex="italic" style:font-weight-complex="normal"/>
    </style:style>
    <style:style style:name="T20" style:family="text">
      <style:text-properties style:font-name="Times New Roman" fo:font-size="11pt" fo:font-style="italic" officeooo:rsid="0020cfe3" style:font-size-asian="11pt" style:font-style-asian="italic" style:font-size-complex="11pt" style:font-style-complex="italic"/>
    </style:style>
    <style:style style:name="T21" style:family="text">
      <style:text-properties style:font-name="Times New Roman" fo:font-size="11pt" fo:font-style="italic" fo:font-weight="bold" style:font-name-asian="OpenSymbol5" style:font-size-asian="11pt" style:font-style-asian="italic" style:font-weight-asian="bold" style:font-name-complex="OpenSymbol5" style:font-size-complex="11pt" style:font-style-complex="italic" style:font-weight-complex="bold"/>
    </style:style>
    <style:style style:name="T22" style:family="text">
      <style:text-properties style:font-name="Times New Roman" fo:font-size="11pt" fo:font-style="normal" officeooo:rsid="0020cfe3" style:font-size-asian="11pt" style:font-style-asian="normal" style:font-size-complex="11pt" style:font-style-complex="normal"/>
    </style:style>
    <style:style style:name="T23" style:family="text">
      <style:text-properties style:font-name="Times New Roman" fo:font-size="10pt" fo:font-style="italic" style:text-underline-style="none" fo:font-weight="normal" officeooo:rsid="001f976d" fo:background-color="transparent" loext:char-shading-value="0" style:font-size-asian="10pt" style:font-style-asian="italic" style:font-weight-asian="normal" style:font-size-complex="10pt" style:font-style-complex="italic" style:font-weight-complex="normal"/>
    </style:style>
    <style:style style:name="T24" style:family="text">
      <style:text-properties style:font-name="Bitstream Vera Sans3" fo:font-style="normal" style:font-style-asian="normal" style:font-style-complex="normal"/>
    </style:style>
    <style:style style:name="T25" style:family="text">
      <style:text-properties style:font-name="Bitstream Vera Sans3" fo:font-style="normal" style:font-name-asian="OpenSymbol5" style:font-style-asian="normal" style:font-name-complex="OpenSymbol5" style:font-style-complex="normal"/>
    </style:style>
    <style:style style:name="T26" style:family="text">
      <style:text-properties style:font-name="Bitstream Vera Sans3" fo:font-size="10pt" fo:font-style="normal" style:font-name-asian="OpenSymbol5" style:font-size-asian="10pt" style:font-style-asian="normal" style:font-name-complex="OpenSymbol5" style:font-size-complex="10pt" style:font-style-complex="normal"/>
    </style:style>
    <style:style style:name="T27" style:family="text">
      <style:text-properties style:font-name="Bitstream Vera Sans3" fo:font-size="10pt" fo:font-style="normal" style:text-underline-style="none" fo:font-weight="normal" officeooo:rsid="001f976d" fo:background-color="transparent" loext:char-shading-value="0" style:font-name-asian="OpenSymbol5" style:font-size-asian="10pt" style:font-style-asian="normal" style:font-weight-asian="normal" style:font-name-complex="OpenSymbol5" style:font-size-complex="10pt" style:font-style-complex="normal" style:font-weight-complex="normal"/>
    </style:style>
    <style:style style:name="T28" style:family="text">
      <style:text-properties style:font-name="Bitstream Vera Sans3" fo:font-size="10pt" fo:font-style="normal" style:text-underline-style="none" fo:font-weight="normal" officeooo:rsid="001f976d" fo:background-color="transparent" loext:char-shading-value="0" style:font-size-asian="10pt" style:font-style-asian="normal" style:font-weight-asian="normal" style:font-size-complex="10pt" style:font-style-complex="normal" style:font-weight-complex="normal"/>
    </style:style>
    <style:style style:name="T29" style:family="text">
      <style:text-properties style:font-name="Bitstream Vera Sans3" fo:font-size="10pt" fo:font-style="italic" style:font-size-asian="10pt" style:font-style-asian="normal" style:font-size-complex="10pt" style:font-style-complex="normal"/>
    </style:style>
    <style:style style:name="T30" style:family="text">
      <style:text-properties style:font-name="Bitstream Vera Sans3" fo:font-size="10pt" fo:font-style="italic" style:text-underline-style="none" fo:font-weight="normal" officeooo:rsid="001f976d" fo:background-color="transparent" loext:char-shading-value="0" style:font-size-asian="10pt" style:font-style-asian="italic" style:font-weight-asian="normal" style:font-size-complex="10pt" style:font-style-complex="italic" style:font-weight-complex="normal"/>
    </style:style>
    <style:style style:name="T31" style:family="text">
      <style:text-properties style:font-name="Bitstream Vera Sans3" fo:font-size="10pt" style:text-underline-style="none" fo:font-weight="normal" officeooo:rsid="001f976d" fo:background-color="transparent" loext:char-shading-value="0" style:font-size-asian="10pt" style:font-weight-asian="normal" style:font-size-complex="10pt" style:font-weight-complex="normal"/>
    </style:style>
    <style:style style:name="T32" style:family="text">
      <style:text-properties style:font-name="Bitstream Vera Sans3" fo:font-size="10pt" fo:letter-spacing="-0.014cm" style:text-underline-style="none" fo:font-weight="normal" fo:background-color="transparent" loext:char-shading-value="0" style:font-size-asian="10pt" style:font-weight-asian="normal" style:font-size-complex="10pt" style:font-weight-complex="normal"/>
    </style:style>
    <style:style style:name="T33" style:family="text">
      <style:text-properties style:font-name="Bitstream Vera Sans3" fo:font-size="10pt" fo:letter-spacing="-0.014cm"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34" style:family="text">
      <style:text-properties style:font-name="Bitstream Vera Sans3" fo:font-size="10pt" fo:letter-spacing="-0.014cm" fo:font-style="italic" style:text-underline-style="none" fo:font-weight="normal" fo:background-color="transparent" loext:char-shading-value="0" style:font-size-asian="10pt" style:font-style-asian="italic" style:font-weight-asian="normal" style:font-size-complex="10pt" style:font-style-complex="italic" style:font-weight-complex="normal"/>
    </style:style>
    <style:style style:name="T35" style:family="text">
      <style:text-properties style:font-name="Bitstream Vera Sans3" fo:font-size="11pt" fo:font-style="normal" style:font-name-asian="OpenSymbol5" style:font-size-asian="11pt" style:font-style-asian="normal" style:font-name-complex="OpenSymbol5" style:font-size-complex="11pt" style:font-style-complex="normal"/>
    </style:style>
    <style:style style:name="T36" style:family="text">
      <style:text-properties style:font-name="Bitstream Vera Sans3" fo:font-size="9pt" fo:font-style="normal" fo:font-weight="normal" style:font-name-asian="OpenSymbol5" style:font-size-asian="9pt" style:font-style-asian="normal" style:font-weight-asian="normal" style:font-name-complex="OpenSymbol5" style:font-size-complex="9pt" style:font-style-complex="normal" style:font-weight-complex="normal"/>
    </style:style>
    <style:style style:name="T37" style:family="text">
      <style:text-properties style:font-name="OpenSymbol5" fo:font-style="normal" style:font-style-asian="normal" style:font-style-complex="normal"/>
    </style:style>
    <style:style style:name="T38" style:family="text">
      <style:text-properties style:font-name="OpenSymbol5" fo:font-style="normal" style:font-name-asian="OpenSymbol5" style:font-style-asian="normal" style:font-name-complex="OpenSymbol5" style:font-style-complex="normal"/>
    </style:style>
    <style:style style:name="T39" style:family="text">
      <style:text-properties style:font-name="OpenSymbol5" style:font-name-asian="OpenSymbol5" style:font-name-complex="OpenSymbol5"/>
    </style:style>
    <style:style style:name="T40" style:family="text">
      <style:text-properties style:font-name="OpenSymbol5" fo:font-size="10pt" style:font-name-asian="OpenSymbol5" style:font-size-asian="10pt" style:font-name-complex="OpenSymbol5" style:font-size-complex="10pt"/>
    </style:style>
    <style:style style:name="T41" style:family="text">
      <style:text-properties style:font-name="OpenSymbol5" fo:font-size="10pt" fo:font-style="normal" style:text-underline-style="none" fo:font-weight="normal" officeooo:rsid="001f976d" fo:background-color="transparent" loext:char-shading-value="0" style:font-name-asian="OpenSymbol5" style:font-size-asian="10pt" style:font-style-asian="normal" style:font-weight-asian="normal" style:font-name-complex="OpenSymbol5" style:font-size-complex="10pt" style:font-style-complex="normal" style:font-weight-complex="normal"/>
    </style:style>
    <style:style style:name="T42" style:family="text">
      <style:text-properties style:font-name="OpenSymbol5" fo:font-size="10pt" fo:letter-spacing="-0.014cm"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43" style:family="text">
      <style:text-properties style:font-name="OpenSymbol5" fo:font-size="11pt" fo:font-style="normal" style:font-name-asian="OpenSymbol5" style:font-size-asian="11pt" style:font-style-asian="normal" style:font-name-complex="OpenSymbol5" style:font-size-complex="11pt" style:font-style-complex="normal"/>
    </style:style>
    <style:style style:name="T44" style:family="text">
      <style:text-properties style:font-name="OpenSymbol5" fo:font-size="11pt" fo:font-style="normal" officeooo:rsid="0020cfe3" style:font-size-asian="11pt" style:font-style-asian="normal" style:font-size-complex="11pt" style:font-style-complex="normal"/>
    </style:style>
    <style:style style:name="T45" style:family="text">
      <style:text-properties style:font-name="OpenSymbol5" fo:font-size="9pt" style:font-size-asian="9pt" style:font-size-complex="9pt"/>
    </style:style>
    <style:style style:name="T46" style:family="text">
      <style:text-properties style:font-name="OpenSymbol5" fo:font-size="9pt" officeooo:rsid="004b6c72" style:font-size-asian="9pt" style:font-size-complex="9pt"/>
    </style:style>
    <style:style style:name="T47" style:family="text">
      <style:text-properties style:font-name="OpenSymbol5" fo:font-size="9pt" fo:font-style="normal" style:font-name-asian="OpenSymbol5" style:font-size-asian="9pt" style:font-style-asian="normal" style:font-name-complex="OpenSymbol5" style:font-size-complex="9pt" style:font-style-complex="normal"/>
    </style:style>
    <style:style style:name="T48" style:family="text">
      <style:text-properties style:font-name-asian="OpenSymbol5" style:font-name-complex="OpenSymbol5"/>
    </style:style>
    <style:style style:name="T49" style:family="text">
      <style:text-properties style:font-name-asian="OpenSymbol5" style:font-style-asian="normal" style:font-name-complex="OpenSymbol5" style:font-style-complex="normal"/>
    </style:style>
    <style:style style:name="T50" style:family="text">
      <style:text-properties fo:font-size="10pt" style:font-size-asian="10pt" style:font-size-complex="10pt"/>
    </style:style>
    <style:style style:name="T51" style:family="text">
      <style:text-properties fo:color="#000000" loext:opacity="100%"/>
    </style:style>
    <style:style style:name="T52" style:family="text">
      <style:text-properties fo:color="#000000" loext:opacity="100%" style:font-style-asian="normal" style:font-style-complex="normal"/>
    </style:style>
    <style:style style:name="T53" style:family="text">
      <style:text-properties fo:color="#000000" loext:opacity="100%" fo:font-size="12pt" style:font-size-asian="12pt" style:font-style-asian="normal" style:font-size-complex="12pt" style:font-style-complex="normal"/>
    </style:style>
    <style:style style:name="T54" style:family="text">
      <style:text-properties fo:color="#000000" loext:opacity="100%" fo:font-size="12pt" style:font-size-asian="12pt" style:font-size-complex="12pt"/>
    </style:style>
    <style:style style:name="T55" style:family="text">
      <style:text-properties fo:color="#000000" loext:opacity="100%" fo:font-size="12pt" fo:font-style="italic" style:font-size-asian="12pt" style:font-style-asian="normal" style:font-size-complex="12pt" style:font-style-complex="normal"/>
    </style:style>
    <style:style style:name="T56" style:family="text">
      <style:text-properties fo:color="#000000" loext:opacity="100%" fo:font-size="12pt" style:font-name-asian="OpenSymbol5" style:font-size-asian="12pt" style:font-style-asian="normal" style:font-name-complex="OpenSymbol5" style:font-size-complex="12pt" style:font-style-complex="normal"/>
    </style:style>
    <style:style style:name="T57" style:family="text">
      <style:text-properties fo:color="#000000" loext:opacity="100%" style:font-name="OpenSymbol5" fo:font-size="10pt" fo:font-style="normal" style:font-name-asian="OpenSymbol5" style:font-style-asian="normal" style:font-name-complex="OpenSymbol5" style:font-style-complex="normal"/>
    </style:style>
    <style:style style:name="T58" style:family="text">
      <style:text-properties fo:color="#000000" loext:opacity="100%" style:font-name="OpenSymbol5" fo:font-size="9pt" fo:font-style="normal" fo:background-color="#ffff00" loext:char-shading-value="0" style:font-name-asian="OpenSymbol5" style:font-size-asian="9pt" style:font-style-asian="normal" style:font-name-complex="OpenSymbol5" style:font-size-complex="9pt" style:font-style-complex="normal"/>
    </style:style>
    <style:style style:name="T59" style:family="text">
      <style:text-properties fo:color="#000000" loext:opacity="100%" style:font-name="Bitstream Vera Sans3" fo:font-size="10pt" fo:font-style="normal" style:font-name-asian="OpenSymbol5" style:font-style-asian="normal" style:font-name-complex="OpenSymbol5" style:font-style-complex="normal"/>
    </style:style>
    <style:style style:name="T60" style:family="text">
      <style:text-properties fo:color="#000000" loext:opacity="100%" style:font-name="Bitstream Vera Sans3" fo:font-size="10pt" fo:font-style="normal" officeooo:rsid="00566c97" fo:background-color="transparent" loext:char-shading-value="0" style:font-name-asian="OpenSymbol5" style:font-style-asian="normal" style:font-name-complex="OpenSymbol5" style:font-style-complex="normal"/>
    </style:style>
    <style:style style:name="T61" style:family="text">
      <style:text-properties fo:color="#000000" loext:opacity="100%" style:font-name-asian="OpenSymbol5" style:font-style-asian="normal" style:font-name-complex="OpenSymbol5" style:font-style-complex="normal"/>
    </style:style>
    <style:style style:name="T62" style:family="text">
      <style:text-properties fo:color="#000000" loext:opacity="100%" style:font-name="Bitstream Vera Sans" fo:font-size="10pt" style:font-name-asian="OpenSymbol5" style:font-style-asian="normal" style:font-name-complex="OpenSymbol5" style:font-style-complex="normal"/>
    </style:style>
    <style:style style:name="T63" style:family="text">
      <style:text-properties fo:color="#000000" loext:opacity="100%" style:font-name="Bitstream Vera Sans" fo:font-size="10pt" fo:font-style="normal" fo:font-weight="normal" officeooo:rsid="0055c89b"/>
    </style:style>
    <style:style style:name="T64" style:family="text">
      <style:text-properties fo:color="#000000" loext:opacity="100%" style:text-position="sub 58%"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65" style:family="text">
      <style:text-properties fo:color="#000000" loext:opacity="1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66" style:family="text">
      <style:text-properties fo:color="#000000" loext:opacity="100%" style:text-position="0% 100%" style:font-name="Bitstream Vera Sans3" fo:font-size="9pt" fo:font-style="normal" style:text-underline-style="none" fo:font-weight="normal" style:font-size-asian="9pt" style:font-style-asian="normal" style:font-weight-asian="normal" style:font-size-complex="9pt" style:font-style-complex="normal" style:font-weight-complex="normal"/>
    </style:style>
    <style:style style:name="T67" style:family="text">
      <style:text-properties fo:color="#000000" loext:opacity="100%" style:text-position="0% 100%" style:font-name="Bitstream Vera Sans3" fo:font-size="10pt" fo:font-style="normal" style:text-underline-style="none" fo:font-weight="normal" style:font-size-asian="10pt" style:font-style-asian="normal" style:font-weight-asian="normal" style:font-size-complex="10pt" style:font-style-complex="normal" style:font-weight-complex="normal"/>
    </style:style>
    <style:style style:name="T68" style:family="text">
      <style:text-properties fo:color="#000000" loext:opacity="100%" style:text-position="0% 100%" style:font-name="Bitstream Vera Sans3" fo:font-size="10pt" fo:font-style="normal" style:text-underline-style="none" fo:font-weight="normal" officeooo:rsid="0020cfe3" style:font-size-asian="10pt" style:font-style-asian="normal" style:font-weight-asian="normal" style:font-size-complex="10pt" style:font-style-complex="normal" style:font-weight-complex="normal"/>
    </style:style>
    <style:style style:name="T69" style:family="text">
      <style:text-properties fo:color="#000000" loext:opacity="100%" style:text-position="0% 100%" style:font-name="Bitstream Vera Sans3" fo:font-size="10pt" fo:font-style="normal" style:text-underline-style="none" fo:font-weight="normal" officeooo:rsid="0020cfe3" style:font-name-asian="OpenSymbol5" style:font-size-asian="10pt" style:font-style-asian="normal" style:font-weight-asian="normal" style:font-name-complex="OpenSymbol5" style:font-size-complex="10pt" style:font-style-complex="normal" style:font-weight-complex="normal"/>
    </style:style>
    <style:style style:name="T70" style:family="text">
      <style:text-properties fo:color="#000000" loext:opacity="100%" style:text-position="0% 100%" style:font-name="Bitstream Vera Sans3" fo:font-size="10pt" fo:letter-spacing="-0.004cm" fo:font-style="normal" style:text-underline-style="none" fo:font-weight="normal" officeooo:rsid="0020cfe3" style:font-size-asian="10pt" style:font-style-asian="normal" style:font-weight-asian="normal" style:font-size-complex="10pt" style:font-style-complex="normal" style:font-weight-complex="normal"/>
    </style:style>
    <style:style style:name="T71" style:family="text">
      <style:text-properties fo:color="#000000" loext:opacity="100%" style:text-position="0% 100%" style:font-name="Bitstream Vera Sans3" fo:font-size="10pt" fo:letter-spacing="-0.004cm" fo:font-style="normal" style:text-underline-style="none" fo:font-weight="normal" officeooo:rsid="0020cfe3" style:font-name-asian="OpenSymbol5" style:font-size-asian="10pt" style:font-style-asian="normal" style:font-weight-asian="normal" style:font-name-complex="OpenSymbol5" style:font-size-complex="10pt" style:font-style-complex="normal" style:font-weight-complex="normal"/>
    </style:style>
    <style:style style:name="T72" style:family="text">
      <style:text-properties fo:color="#000000" loext:opacity="100%" style:text-position="0% 100%" style:font-name="OpenSymbol5" fo:font-size="10pt" fo:letter-spacing="-0.004cm" fo:font-style="normal" style:text-underline-style="none" fo:font-weight="normal" officeooo:rsid="0020cfe3" style:font-name-asian="OpenSymbol5" style:font-size-asian="10pt" style:font-style-asian="normal" style:font-weight-asian="normal" style:font-name-complex="OpenSymbol5" style:font-size-complex="10pt" style:font-style-complex="normal" style:font-weight-complex="normal"/>
    </style:style>
    <style:style style:name="T73" style:family="text">
      <style:text-properties fo:color="#000000" loext:opacity="100%" style:text-position="0% 100%" style:font-name="OpenSymbol5" fo:font-size="10pt" fo:font-style="normal" style:text-underline-style="none" fo:font-weight="normal" officeooo:rsid="0020cfe3" style:font-name-asian="OpenSymbol5" style:font-size-asian="10pt" style:font-style-asian="normal" style:font-weight-asian="normal" style:font-name-complex="OpenSymbol5" style:font-size-complex="10pt" style:font-style-complex="normal" style:font-weight-complex="normal"/>
    </style:style>
    <style:style style:name="T74" style:family="text">
      <style:text-properties fo:color="#000000" loext:opacity="100%" style:font-name="OpenSymbol" fo:font-size="10pt" fo:font-style="normal" style:font-name-asian="OpenSymbol5" style:font-size-asian="10pt" style:font-style-asian="normal" style:font-name-complex="OpenSymbol5" style:font-size-complex="10pt" style:font-style-complex="normal"/>
    </style:style>
    <style:style style:name="T75" style:family="text">
      <style:text-properties fo:color="#000000" loext:opacity="100%" style:font-name="OpenSymbol" fo:font-size="10pt" fo:font-style="normal" officeooo:rsid="0020cfe3" style:font-name-asian="OpenSymbol5" style:font-size-asian="10pt" style:font-style-asian="normal" style:font-name-complex="OpenSymbol5" style:font-size-complex="10pt" style:font-style-complex="normal"/>
    </style:style>
    <style:style style:name="T76" style:family="text">
      <style:text-properties fo:color="#000000" loext:opacity="100%" officeooo:rsid="0051217e" fo:background-color="#ffff00" loext:char-shading-value="0"/>
    </style:style>
    <style:style style:name="T77" style:family="text">
      <style:text-properties fo:font-style="italic" style:font-style-asian="normal" style:font-style-complex="normal"/>
    </style:style>
    <style:style style:name="T78" style:family="text">
      <style:text-properties fo:font-size="2pt" style:font-size-asian="2pt" style:font-style-asian="normal" style:font-size-complex="2pt" style:font-style-complex="normal"/>
    </style:style>
    <style:style style:name="T79" style:family="text">
      <style:text-properties fo:font-size="11pt" fo:font-style="normal" style:font-size-asian="11pt" style:font-style-asian="normal" style:font-size-complex="11pt" style:font-style-complex="normal"/>
    </style:style>
    <style:style style:name="T80" style:family="text">
      <style:text-properties fo:font-size="11pt" fo:font-weight="bold" style:font-size-asian="11pt" style:font-weight-asian="bold" style:font-size-complex="11pt" style:font-weight-complex="bold"/>
    </style:style>
    <style:style style:name="T81" style:family="text">
      <style:text-properties fo:letter-spacing="-0.011cm"/>
    </style:style>
    <style:style style:name="T82" style:family="text">
      <style:text-properties fo:color="#0177bf" loext:opacity="100%" style:font-name="Bitstream Vera Sans3" fo:font-size="10pt" style:text-underline-style="none" fo:font-weight="bold" officeooo:rsid="001f976d" fo:background-color="transparent" loext:char-shading-value="0" style:font-size-asian="10pt" style:font-weight-asian="bold" style:font-size-complex="10pt" style:font-weight-complex="bold"/>
    </style:style>
    <style:style style:name="T83" style:family="text">
      <style:text-properties fo:color="#0177bf" loext:opacity="100%" style:font-name="Bitstream Vera Sans3" fo:font-size="10pt" fo:letter-spacing="-0.014cm" fo:font-style="normal" style:text-underline-style="none" fo:font-weight="bold" fo:background-color="transparent" loext:char-shading-value="0" style:font-name-asian="OpenSymbol5" style:font-size-asian="10pt" style:font-style-asian="normal" style:font-weight-asian="bold" style:font-name-complex="OpenSymbol5" style:font-size-complex="10pt" style:font-style-complex="normal" style:font-weight-complex="bold"/>
    </style:style>
    <style:style style:name="T84" style:family="text">
      <style:text-properties fo:color="#0177bf" loext:opacity="100%" style:font-name="OpenSymbol5" fo:font-size="10pt" fo:letter-spacing="-0.014cm" fo:font-style="normal" style:text-underline-style="none" fo:font-weight="bold" fo:background-color="transparent" loext:char-shading-value="0" style:font-name-asian="OpenSymbol5" style:font-size-asian="10pt" style:font-style-asian="normal" style:font-weight-asian="bold" style:font-name-complex="OpenSymbol5" style:font-size-complex="10pt" style:font-style-complex="normal" style:font-weight-complex="bold"/>
    </style:style>
    <style:style style:name="T85" style:family="text">
      <style:text-properties style:text-underline-style="none" officeooo:rsid="003d445c" style:font-size-complex="9pt"/>
    </style:style>
    <style:style style:name="T86" style:family="text">
      <style:text-properties officeooo:rsid="00466270"/>
    </style:style>
    <style:style style:name="T87" style:family="text">
      <style:text-properties fo:font-size="9pt" fo:font-weight="bold" style:font-size-asian="9pt" style:font-weight-asian="bold" style:font-size-complex="9pt" style:font-weight-complex="bold"/>
    </style:style>
    <style:style style:name="T88" style:family="text">
      <style:text-properties officeooo:rsid="00525593"/>
    </style:style>
    <style:style style:name="T89" style:family="text">
      <style:text-properties officeooo:rsid="0055c89b"/>
    </style:style>
    <style:style style:name="T90" style:family="text">
      <style:text-properties fo:color="#c74028" loext:opacity="100%" style:font-name="Bitstream Vera Sans" fo:font-size="10pt" fo:font-style="normal" style:text-underline-style="none" fo:font-weight="bold" officeooo:rsid="00497543" style:font-weight-asian="bold" style:font-weight-complex="bold"/>
    </style:style>
    <style:style style:name="T91" style:family="text">
      <style:text-properties style:use-window-font-color="true" loext:opacity="0%" style:text-position="0% 100%" fo:font-weight="normal" officeooo:rsid="00494f6a" fo:background-color="#ffff00" loext:char-shading-value="0" style:font-name-asian="OpenSymbol5" style:font-size-asian="10pt" style:font-style-asian="normal" style:font-weight-asian="normal" style:font-name-complex="OpenSymbol5" style:font-size-complex="10pt" style:font-style-complex="normal" style:font-weight-complex="normal"/>
    </style:style>
    <style:style style:name="T92" style:family="text">
      <style:text-properties style:use-window-font-color="true" loext:opacity="0%" style:text-position="0% 100%" fo:font-weight="normal" officeooo:rsid="004b6c72" fo:background-color="#ffff00" loext:char-shading-value="0" style:font-name-asian="OpenSymbol5" style:font-size-asian="10pt" style:font-style-asian="normal" style:font-weight-asian="normal" style:font-name-complex="OpenSymbol5" style:font-size-complex="10pt" style:font-style-complex="normal" style:font-weight-complex="normal"/>
    </style:style>
    <style:style style:name="T93" style:family="text">
      <style:text-properties style:use-window-font-color="true" loext:opacity="0%" style:text-position="0% 100%" fo:font-weight="normal" officeooo:rsid="004d6c70" fo:background-color="#ffff00" loext:char-shading-value="0" style:font-name-asian="OpenSymbol5" style:font-size-asian="10pt" style:font-style-asian="normal" style:font-weight-asian="normal" style:font-name-complex="OpenSymbol5" style:font-size-complex="10pt" style:font-style-complex="normal" style:font-weight-complex="normal"/>
    </style:style>
    <style:style style:name="T94" style:family="text">
      <style:text-properties style:use-window-font-color="true" loext:opacity="0%" style:text-position="0% 100%" officeooo:rsid="00494f6a" fo:background-color="#ffff00" loext:char-shading-value="0" style:font-name-asian="OpenSymbol5" style:font-size-asian="10pt" style:font-style-asian="normal" style:font-name-complex="OpenSymbol5" style:font-size-complex="10pt" style:font-style-complex="normal"/>
    </style:style>
    <style:style style:name="T95" style:family="text">
      <style:text-properties style:use-window-font-color="true" loext:opacity="0%" style:text-position="0% 100%" officeooo:rsid="004b6c72" fo:background-color="#ffff00" loext:char-shading-value="0" style:font-name-asian="OpenSymbol5" style:font-size-asian="10pt" style:font-style-asian="normal" style:font-name-complex="OpenSymbol5" style:font-size-complex="10pt" style:font-style-complex="normal"/>
    </style:style>
    <style:style style:name="T96" style:family="text">
      <style:text-properties style:use-window-font-color="true" loext:opacity="0%" style:text-position="0% 100%" officeooo:rsid="004e8621" fo:background-color="#ffff00" loext:char-shading-value="0" style:font-name-asian="OpenSymbol5" style:font-size-asian="10pt" style:font-style-asian="normal" style:font-name-complex="OpenSymbol5" style:font-size-complex="10pt" style:font-style-complex="normal"/>
    </style:style>
    <style:style style:name="T97" style:family="text">
      <style:text-properties style:use-window-font-color="true" loext:opacity="0%" style:text-position="0% 100%" officeooo:rsid="004e8621" fo:background-color="#ffff00" loext:char-shading-value="0" style:font-name-asian="OpenSymbol5" style:font-style-asian="normal" style:font-name-complex="OpenSymbol5" style:font-style-complex="normal"/>
    </style:style>
    <style:style style:name="T98" style:family="text">
      <style:text-properties style:use-window-font-color="true" loext:opacity="0%" style:text-position="0% 100%" officeooo:rsid="005c025d" fo:background-color="#ffff00" loext:char-shading-value="0" style:font-name-asian="OpenSymbol5" style:font-style-asian="normal" style:font-name-complex="OpenSymbol5" style:font-style-complex="normal"/>
    </style:style>
    <style:style style:name="T99" style:family="text">
      <style:text-properties style:use-window-font-color="true" loext:opacity="0%" style:text-position="0% 100%" officeooo:rsid="004e8621" fo:background-color="#ffff00" loext:char-shading-value="0" style:font-name-asian="OpenSymbol5" style:font-name-complex="OpenSymbol5"/>
    </style:style>
    <style:style style:name="T100" style:family="text">
      <style:text-properties style:use-window-font-color="true" loext:opacity="0%" style:text-position="0% 100%" officeooo:rsid="0051217e" fo:background-color="#ffff00" loext:char-shading-value="0" style:font-name-asian="OpenSymbol5" style:font-name-complex="OpenSymbol5"/>
    </style:style>
    <style:style style:name="T101" style:family="text">
      <style:text-properties style:use-window-font-color="true" loext:opacity="0%" style:text-position="0% 100%" officeooo:rsid="005eae2f" fo:background-color="#ffff00" loext:char-shading-value="0" style:font-name-asian="OpenSymbol5" style:font-name-complex="OpenSymbol5"/>
    </style:style>
    <style:style style:name="T102" style:family="text">
      <style:text-properties style:use-window-font-color="true" loext:opacity="0%" style:text-position="0% 100%" style:font-name="OpenSymbol5" fo:font-size="9pt" officeooo:rsid="00494f6a" fo:background-color="#ffff00" loext:char-shading-value="0" style:font-name-asian="OpenSymbol5" style:font-size-asian="9pt" style:font-style-asian="normal" style:font-name-complex="OpenSymbol5" style:font-size-complex="9pt" style:font-style-complex="normal"/>
    </style:style>
    <style:style style:name="T103" style:family="text">
      <style:text-properties style:use-window-font-color="true" loext:opacity="0%" style:text-position="0% 100%" style:font-name="OpenSymbol5" fo:font-size="9pt" officeooo:rsid="004b6c72" fo:background-color="#ffff00" loext:char-shading-value="0" style:font-name-asian="OpenSymbol5" style:font-size-asian="9pt" style:font-style-asian="normal" style:font-name-complex="OpenSymbol5" style:font-size-complex="9pt" style:font-style-complex="normal"/>
    </style:style>
    <style:style style:name="T104" style:family="text">
      <style:text-properties style:use-window-font-color="true" loext:opacity="0%" style:text-position="0% 100%" style:font-name="OpenSymbol5" fo:font-size="9pt" fo:font-weight="normal" officeooo:rsid="00494f6a" fo:background-color="#ffff00" loext:char-shading-value="0" style:font-name-asian="OpenSymbol5" style:font-size-asian="9pt" style:font-style-asian="normal" style:font-weight-asian="normal" style:font-name-complex="OpenSymbol5" style:font-size-complex="9pt" style:font-style-complex="normal" style:font-weight-complex="normal"/>
    </style:style>
    <style:style style:name="T105" style:family="text">
      <style:text-properties style:use-window-font-color="true" loext:opacity="0%" style:text-position="0% 100%" style:font-name="OpenSymbol5" fo:font-size="9pt" fo:font-weight="normal" officeooo:rsid="004b6c72" fo:background-color="#ffff00" loext:char-shading-value="0" style:font-name-asian="OpenSymbol5" style:font-size-asian="9pt" style:font-style-asian="normal" style:font-weight-asian="normal" style:font-name-complex="OpenSymbol5" style:font-size-complex="9pt" style:font-style-complex="normal" style:font-weight-complex="normal"/>
    </style:style>
    <style:style style:name="T106" style:family="text">
      <style:text-properties style:use-window-font-color="true" loext:opacity="0%" style:text-position="0% 100%" fo:font-size="12pt" fo:font-style="italic" fo:font-weight="normal" officeooo:rsid="004e8621" fo:background-color="#ffff00" loext:char-shading-value="0" style:font-name-asian="OpenSymbol5" style:font-size-asian="12pt" style:font-style-asian="normal" style:font-weight-asian="normal" style:font-name-complex="OpenSymbol5" style:font-size-complex="12pt" style:font-style-complex="normal" style:font-weight-complex="normal"/>
    </style:style>
    <style:style style:name="T107" style:family="text">
      <style:text-properties style:use-window-font-color="true" loext:opacity="0%" style:text-position="0% 100%" fo:font-size="12pt" fo:font-style="italic" officeooo:rsid="004e8621" fo:background-color="#ffff00" loext:char-shading-value="0" style:font-name-asian="OpenSymbol5" style:font-size-asian="12pt" style:font-style-asian="normal" style:font-name-complex="OpenSymbol5" style:font-size-complex="12pt" style:font-style-complex="normal"/>
    </style:style>
    <style:style style:name="T108" style:family="text">
      <style:text-properties style:use-window-font-color="true" loext:opacity="0%" style:text-position="0% 100%" style:font-name="Bitstream Vera Sans3" fo:font-size="10pt" fo:font-style="normal" officeooo:rsid="004e8621" fo:background-color="#ffff00" loext:char-shading-value="0" style:font-name-asian="OpenSymbol5" style:font-size-asian="10pt" style:font-style-asian="normal" style:font-name-complex="OpenSymbol5" style:font-size-complex="10pt" style:font-style-complex="normal"/>
    </style:style>
    <style:style style:name="T109" style:family="text">
      <style:text-properties style:use-window-font-color="true" loext:opacity="0%" style:text-position="0% 100%" style:font-name="Bitstream Vera Sans3" fo:font-size="10pt" fo:font-style="normal" fo:font-weight="normal" officeooo:rsid="004e8621" fo:background-color="#ffff00" loext:char-shading-value="0" style:font-name-asian="OpenSymbol5" style:font-size-asian="10pt" style:font-style-asian="normal" style:font-weight-asian="normal" style:font-name-complex="OpenSymbol5" style:font-size-complex="10pt" style:font-style-complex="normal" style:font-weight-complex="normal"/>
    </style:style>
    <style:style style:name="T110" style:family="text">
      <style:text-properties style:use-window-font-color="true" loext:opacity="0%" style:text-position="0% 100%" style:font-name="Bitstream Vera Sans3" fo:font-size="10pt" fo:font-style="italic" officeooo:rsid="004e8621" fo:background-color="#ffff00" loext:char-shading-value="0" style:font-name-asian="OpenSymbol5" style:font-size-asian="10pt" style:font-style-asian="normal" style:font-name-complex="OpenSymbol5" style:font-size-complex="10pt" style:font-style-complex="normal"/>
    </style:style>
    <style:style style:name="T111" style:family="text">
      <style:text-properties style:use-window-font-color="true" loext:opacity="0%" style:text-position="0% 100%" style:font-name="Bitstream Vera Sans3" fo:font-size="10pt" fo:font-style="italic" fo:font-weight="normal" officeooo:rsid="004e8621" fo:background-color="#ffff00" loext:char-shading-value="0" style:font-name-asian="OpenSymbol5" style:font-size-asian="10pt" style:font-style-asian="normal" style:font-weight-asian="normal" style:font-name-complex="OpenSymbol5" style:font-size-complex="10pt" style:font-style-complex="normal" style:font-weight-complex="normal"/>
    </style:style>
    <style:style style:name="T112" style:family="text">
      <style:text-properties style:use-window-font-color="true" loext:opacity="0%" style:text-position="0% 100%" style:font-name="Times New Roman" fo:font-size="12pt" fo:font-style="italic" officeooo:rsid="005eae2f" fo:background-color="#ffff00" loext:char-shading-value="0" style:font-name-asian="OpenSymbol5" style:font-size-asian="12pt" style:font-style-asian="italic" style:font-name-complex="OpenSymbol5" style:font-size-complex="12pt" style:font-style-complex="italic"/>
    </style:style>
    <style:style style:name="T113" style:family="text">
      <style:text-properties style:use-window-font-color="true" loext:opacity="0%" style:text-position="0% 100%" style:font-name="Bitstream Vera Sans" fo:font-size="10pt" officeooo:rsid="0051217e" fo:background-color="#ffff00" loext:char-shading-value="0" style:font-name-asian="OpenSymbol5" style:font-style-asian="normal" style:font-name-complex="OpenSymbol5" style:font-style-complex="normal"/>
    </style:style>
    <style:style style:name="T114" style:family="text">
      <style:text-properties style:use-window-font-color="true" loext:opacity="0%" style:text-position="0% 100%" style:font-name="Bitstream Vera Sans" fo:font-size="10pt" fo:font-weight="normal" officeooo:rsid="0051217e" fo:background-color="#ffff00" loext:char-shading-value="0" style:font-name-asian="OpenSymbol5" style:font-style-asian="normal" style:font-weight-asian="normal" style:font-name-complex="OpenSymbol5" style:font-style-complex="normal" style:font-weight-complex="normal"/>
    </style:style>
    <style:style style:name="T115" style:family="text">
      <style:text-properties style:use-window-font-color="true" loext:opacity="0%" fo:font-size="12pt" officeooo:rsid="004f5267" fo:background-color="#ffff00" loext:char-shading-value="0" style:font-size-asian="12pt" style:font-style-asian="normal" style:font-size-complex="12pt" style:font-style-complex="normal"/>
    </style:style>
    <style:style style:name="T116" style:family="text">
      <style:text-properties style:use-window-font-color="true" loext:opacity="0%" fo:font-size="12pt" officeooo:rsid="005d6fd9" fo:background-color="#ffff00" loext:char-shading-value="0" style:font-size-asian="12pt" style:font-style-asian="normal" style:font-size-complex="12pt" style:font-style-complex="normal"/>
    </style:style>
    <style:style style:name="T117" style:family="text">
      <style:text-properties style:use-window-font-color="true" loext:opacity="0%" style:text-position="sub 58%" style:font-name="Bitstream Vera Sans2" fo:font-size="10pt" fo:font-style="normal" fo:background-color="#ffff00" loext:char-shading-value="0" style:font-size-asian="12pt" style:font-style-asian="normal" style:font-size-complex="12pt" style:font-style-complex="normal"/>
    </style:style>
    <style:style style:name="T118" style:family="text">
      <style:text-properties style:use-window-font-color="true" loext:opacity="0%" style:text-position="sub 58%" style:font-name="Bitstream Vera Sans2" fo:font-size="10pt" fo:font-style="normal" officeooo:rsid="004f5267" fo:background-color="#ffff00" loext:char-shading-value="0" style:font-size-asian="12pt" style:font-style-asian="normal" style:font-size-complex="12pt" style:font-style-complex="normal"/>
    </style:style>
    <style:style style:name="T119" style:family="text">
      <style:text-properties style:use-window-font-color="true" loext:opacity="0%" fo:font-style="normal" fo:background-color="#ffff00" loext:char-shading-value="0" style:font-style-asian="normal" style:font-style-complex="normal"/>
    </style:style>
    <style:style style:name="T120" style:family="text">
      <style:text-properties style:use-window-font-color="true" loext:opacity="0%" fo:font-style="normal" officeooo:rsid="004f5267" fo:background-color="#ffff00" loext:char-shading-value="0" style:font-name-asian="OpenSymbol5" style:font-style-asian="normal" style:font-name-complex="OpenSymbol5" style:font-style-complex="normal"/>
    </style:style>
    <style:style style:name="T121" style:family="text">
      <style:text-properties style:use-window-font-color="true" loext:opacity="0%" fo:font-style="normal" officeooo:rsid="004f5267" fo:background-color="#ffff00" loext:char-shading-value="0" style:font-name-asian="OpenSymbol5" style:font-size-asian="10pt" style:font-style-asian="normal" style:font-name-complex="OpenSymbol5" style:font-size-complex="10pt" style:font-style-complex="normal"/>
    </style:style>
    <style:style style:name="T122" style:family="text">
      <style:text-properties style:use-window-font-color="true" loext:opacity="0%" fo:font-style="normal" officeooo:rsid="004f5267" fo:background-color="#ffff00" loext:char-shading-value="0" style:font-size-asian="10pt" style:font-style-asian="normal" style:font-size-complex="10pt" style:font-style-complex="normal"/>
    </style:style>
    <style:style style:name="T123" style:family="text">
      <style:text-properties style:use-window-font-color="true" loext:opacity="0%" style:font-name="Bitstream Vera Sans3" fo:font-size="10pt" fo:font-style="normal" officeooo:rsid="004f5267" fo:background-color="#ffff00" loext:char-shading-value="0" style:font-size-asian="10pt" style:font-style-asian="normal" style:font-size-complex="10pt" style:font-style-complex="normal"/>
    </style:style>
    <style:style style:name="T124" style:family="text">
      <style:text-properties style:use-window-font-color="true" loext:opacity="0%" style:font-name="Bitstream Vera Sans3" fo:font-size="10pt" fo:font-style="normal" officeooo:rsid="004f5267" fo:background-color="#ffff00" loext:char-shading-value="0" style:font-name-asian="OpenSymbol5" style:font-size-asian="10pt" style:font-style-asian="normal" style:font-name-complex="OpenSymbol5" style:font-size-complex="10pt" style:font-style-complex="normal"/>
    </style:style>
    <style:style style:name="T125" style:family="text">
      <style:text-properties style:use-window-font-color="true" loext:opacity="0%" style:font-name="Bitstream Vera Sans3" fo:font-style="normal" fo:background-color="#ffff00" loext:char-shading-value="0" style:font-name-asian="OpenSymbol5" style:font-style-asian="normal" style:font-name-complex="OpenSymbol5" style:font-style-complex="normal"/>
    </style:style>
    <style:style style:name="T126" style:family="text">
      <style:text-properties style:use-window-font-color="true" loext:opacity="0%" style:font-name="Bitstream Vera Sans3" fo:font-style="normal" officeooo:rsid="004f5267" fo:background-color="#ffff00" loext:char-shading-value="0" style:font-name-asian="OpenSymbol5" style:font-size-asian="10pt" style:font-style-asian="normal" style:font-name-complex="OpenSymbol5" style:font-size-complex="10pt" style:font-style-complex="normal"/>
    </style:style>
    <style:style style:name="T127" style:family="text">
      <style:text-properties style:use-window-font-color="true" loext:opacity="0%" style:font-name="Bitstream Vera Sans3" fo:font-size="12pt" fo:font-style="normal" officeooo:rsid="004f5267" fo:background-color="#ffff00" loext:char-shading-value="0" style:font-size-asian="12pt" style:font-style-asian="normal" style:font-size-complex="12pt" style:font-style-complex="normal"/>
    </style:style>
    <style:style style:name="T128" style:family="text">
      <style:text-properties style:use-window-font-color="true" loext:opacity="0%" style:font-name="OpenSymbol1" fo:font-size="12pt" fo:font-style="normal" officeooo:rsid="004f5267" fo:background-color="#ffff00" loext:char-shading-value="0" style:font-size-asian="12pt" style:font-style-asian="normal" style:font-size-complex="12pt" style:font-style-complex="normal"/>
    </style:style>
    <style:style style:name="T129" style:family="text">
      <style:text-properties style:use-window-font-color="true" loext:opacity="0%" style:font-name="Times New Roman5" fo:font-size="12pt" officeooo:rsid="004f5267" fo:background-color="#ffff00" loext:char-shading-value="0" style:font-size-asian="12pt" style:font-style-asian="normal" style:font-size-complex="12pt" style:font-style-complex="normal"/>
    </style:style>
    <style:style style:name="T130" style:family="text">
      <style:text-properties style:use-window-font-color="true" loext:opacity="0%" fo:font-weight="normal" officeooo:rsid="004f5267" fo:background-color="#ffff00" loext:char-shading-value="0" style:font-name-asian="OpenSymbol5" style:font-size-asian="12pt" style:font-style-asian="normal" style:font-name-complex="OpenSymbol5" style:font-size-complex="12pt" style:font-style-complex="normal"/>
    </style:style>
    <style:style style:name="T131" style:family="text">
      <style:text-properties style:use-window-font-color="true" loext:opacity="0%" officeooo:rsid="0051217e" fo:background-color="#ffff00" loext:char-shading-value="0"/>
    </style:style>
    <style:style style:name="T132" style:family="text">
      <style:text-properties style:use-window-font-color="true" loext:opacity="0%" officeooo:rsid="0051217e" fo:background-color="#ffff00" loext:char-shading-value="0" style:font-name-asian="OpenSymbol5" style:font-style-asian="normal" style:font-name-complex="OpenSymbol5" style:font-style-complex="normal"/>
    </style:style>
    <style:style style:name="T133" style:family="text">
      <style:text-properties style:use-window-font-color="true" loext:opacity="0%" officeooo:rsid="005eae2f" fo:background-color="#ffff00" loext:char-shading-value="0" style:font-name-asian="OpenSymbol5" style:font-style-asian="normal" style:font-name-complex="OpenSymbol5" style:font-style-complex="normal"/>
    </style:style>
    <style:style style:name="T134" style:family="text">
      <style:text-properties style:use-window-font-color="true" loext:opacity="0%" officeooo:rsid="0052282e" fo:background-color="#ffff00" loext:char-shading-value="0" style:font-name-asian="OpenSymbol5" style:font-style-asian="normal" style:font-name-complex="OpenSymbol5" style:font-style-complex="normal"/>
    </style:style>
    <style:style style:name="T135" style:family="text">
      <style:text-properties officeooo:rsid="004b6c72"/>
    </style:style>
    <style:style style:name="T136" style:family="text">
      <style:text-properties officeooo:rsid="0051217e"/>
    </style:style>
    <style:style style:name="T137" style:family="text">
      <style:text-properties fo:font-variant="normal" fo:text-transform="none" fo:color="#ff3333" loext:opacity="100%"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38" style:family="text">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39" style:family="text">
      <style:text-properties fo:font-variant="normal" fo:text-transform="none" style:use-window-font-color="true" loext:opacity="0%" style:text-outline="false" style:text-line-through-style="none" style:text-line-through-type="none" style:font-name="Bitstream Vera Sans2" fo:font-size="9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40" style:family="text">
      <style:text-properties fo:font-variant="normal" fo:text-transform="none" fo:color="#000000" loext:opacity="100%" style:text-outline="false" style:text-line-through-style="none" style:text-line-through-type="none" style:font-name="Bitstream Vera Sans3" fo:font-size="10pt" fo:font-style="normal" fo:text-shadow="none" style:text-underline-style="none" fo:font-weight="normal" style:letter-kerning="true" style:font-name-asian="DejaVu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41" style:family="text">
      <style:text-properties fo:font-variant="normal" fo:text-transform="none" fo:color="#c9211e" loext:opacity="100%" style:text-outline="false" style:text-line-through-style="none" style:text-line-through-type="none" style:font-name="Symbol1" fo:font-size="12pt" fo:font-style="normal" fo:text-shadow="none" style:text-underline-style="none" fo:font-weight="normal" style:letter-kerning="true" style:font-name-asian="Symbol1" style:font-size-asian="12pt" style:font-style-asian="normal" style:font-weight-asian="normal" style:font-name-complex="Symbol1" style:font-size-complex="12pt" style:font-style-complex="normal" style:font-weight-complex="normal" style:text-emphasize="none" style:font-relief="none" style:text-overline-style="none" style:text-overline-color="font-color"/>
    </style:style>
    <style:style style:name="T142" style:family="text">
      <style:text-properties fo:font-variant="normal" fo:text-transform="none" fo:color="#c9211e" loext:opacity="100%" style:text-outline="false" style:text-line-through-style="none" style:text-line-through-type="none" style:font-name="Bitstream Vera Sans3" fo:font-size="12pt" fo:font-style="normal" fo:text-shadow="none" style:text-underline-style="none" fo:font-weight="normal" style:letter-kerning="true" style:font-name-asian="Symbol1" style:font-size-asian="12pt" style:font-style-asian="normal" style:font-weight-asian="normal" style:font-name-complex="Symbol1" style:font-size-complex="12pt" style:font-style-complex="normal" style:font-weight-complex="normal" style:text-emphasize="none" style:font-relief="none" style:text-overline-style="none" style:text-overline-color="font-color"/>
    </style:style>
    <style:style style:name="T143" style:family="text">
      <style:text-properties fo:font-variant="normal" fo:text-transform="none" fo:color="#468a1a" loext:opacity="100%" style:text-outline="false" style:text-line-through-style="none" style:text-line-through-type="none" style:font-name="Symbol1" fo:font-size="12pt" fo:font-style="normal" fo:text-shadow="none" style:text-underline-style="none" fo:font-weight="normal" style:letter-kerning="true" style:font-name-asian="Symbol1" style:font-size-asian="12pt" style:font-style-asian="normal" style:font-weight-asian="normal" style:font-name-complex="Symbol1" style:font-size-complex="12pt" style:font-style-complex="normal" style:font-weight-complex="normal" style:text-emphasize="none" style:font-relief="none" style:text-overline-style="none" style:text-overline-color="font-color"/>
    </style:style>
    <style:style style:name="T144" style:family="text">
      <style:text-properties fo:font-variant="normal" fo:text-transform="none" fo:color="#468a1a" loext:opacity="100%" style:text-outline="false" style:text-line-through-style="none" style:text-line-through-type="none" style:font-name="Bitstream Vera Sans3" fo:font-size="12pt" fo:font-style="normal" fo:text-shadow="none" style:text-underline-style="none" fo:font-weight="normal" style:letter-kerning="true" style:font-name-asian="Symbol1" style:font-size-asian="12pt" style:font-style-asian="normal" style:font-weight-asian="normal" style:font-name-complex="Symbol1" style:font-size-complex="12pt" style:font-style-complex="normal" style:font-weight-complex="normal" style:text-emphasize="none" style:font-relief="none" style:text-overline-style="none" style:text-overline-color="font-color"/>
    </style:style>
    <style:style style:name="T145" style:family="text">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46" style:family="text">
      <style:text-properties fo:font-variant="normal" fo:text-transform="none" style:use-window-font-color="true" loext:opacity="0%" style:text-outline="false" style:text-line-through-style="none" style:text-line-through-type="none" style:font-name="Bitstream Vera Sans2" fo:font-size="9pt" fo:font-style="normal" fo:text-shadow="none" style:text-underline-style="none" fo:font-weight="normal" style:letter-kerning="true" style:font-name-asian="DejaVu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47" style:family="text">
      <style:text-properties fo:font-variant="normal" fo:text-transform="none" style:use-window-font-color="true" loext:opacity="0%" style:text-outline="false" style:text-line-through-style="none" style:text-line-through-type="none" style:font-name="Times New Roman5" fo:font-size="11pt" fo:font-style="italic" fo:text-shadow="none" style:text-underline-style="none" fo:font-weight="normal" style:letter-kerning="true" style:font-name-asian="DejaVu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48" style:family="text">
      <style:text-properties fo:font-variant="normal" fo:text-transform="none" style:use-window-font-color="true" loext:opacity="0%" style:text-outline="false" style:text-line-through-style="none" style:text-line-through-type="none" style:text-position="-25% 58%" style:font-name="Times New Roman5" fo:font-size="11pt" fo:font-style="italic" fo:text-shadow="none" style:text-underline-style="none" fo:font-weight="normal" style:letter-kerning="true" style:font-name-asian="DejaVu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49" style:family="text">
      <style:text-properties fo:font-variant="normal" fo:text-transform="none" fo:color="#000000" loext:opacity="100%" style:text-outline="false" style:text-line-through-style="none" style:text-line-through-type="none" style:font-name="OpenSymbol3" fo:font-size="9pt" fo:font-style="normal" fo:text-shadow="none" style:text-underline-style="none" fo:font-weight="normal" style:letter-kerning="true" style:font-name-asian="DejaVuSans"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150" style:family="text">
      <style:text-properties fo:font-variant="normal" fo:text-transform="none" fo:color="#000000" loext:opacity="100%" style:text-outline="false" style:text-line-through-style="none" style:text-line-through-type="none" style:font-name="Bitstream Vera Sans2" fo:font-size="9pt" fo:font-style="normal" fo:text-shadow="none" style:text-underline-style="none" fo:font-weight="normal" style:letter-kerning="true" style:font-name-asian="DejaVuSans"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151" style:family="text">
      <style:text-properties fo:font-variant="normal" fo:text-transform="none" fo:color="#0177bf" loext:opacity="100%" style:text-outline="false" style:text-line-through-style="none" style:text-line-through-type="none" style:font-name="OpenSymbol2" fo:font-size="9pt" fo:font-style="normal" fo:text-shadow="none" style:text-underline-style="none" fo:font-weight="bold" style:letter-kerning="true" style:font-name-asian="DejaVuSans" style:font-size-asian="9pt" style:font-style-asian="normal" style:font-weight-asian="bold" style:font-name-complex="Tahoma" style:font-size-complex="9pt" style:font-style-complex="normal" style:font-weight-complex="bold" style:text-emphasize="none" style:font-relief="none" style:text-overline-style="none" style:text-overline-color="font-color"/>
    </style:style>
    <style:style style:name="T152" style:family="text">
      <style:text-properties fo:font-variant="normal" fo:text-transform="none" fo:color="#0177bf" loext:opacity="100%" style:text-outline="false" style:text-line-through-style="none" style:text-line-through-type="none" style:font-name="Bitstream Vera Sans1" fo:font-size="9pt" fo:font-style="normal" fo:text-shadow="none" style:text-underline-style="none" fo:font-weight="bold" style:letter-kerning="true" style:font-name-asian="DejaVuSans" style:font-size-asian="9pt" style:font-style-asian="normal" style:font-weight-asian="bold" style:font-name-complex="Tahoma" style:font-size-complex="9pt" style:font-style-complex="normal" style:font-weight-complex="bold" style:text-emphasize="none" style:font-relief="none" style:text-overline-style="none" style:text-overline-color="font-color"/>
    </style:style>
    <style:style style:name="T153" style:family="text">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54" style:family="text">
      <style:text-properties fo:color="#ffffff" loext:opacity="100%" style:font-name="Bitstream Vera Sans3" fo:font-size="11pt" fo:font-weight="bold" style:font-size-asian="11pt" style:font-weight-asian="bold" style:font-size-complex="11pt" style:font-weight-complex="bold"/>
    </style:style>
    <style:style style:name="T155" style:family="text">
      <style:text-properties fo:color="#ffffff" loext:opacity="100%" style:font-name="Bitstream Vera Sans3"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ormula">
      <style:graphic-properties fo:margin-left="0cm" fo:margin-right="0cm" style:vertical-pos="middle" style:vertical-rel="text" style:horizontal-pos="from-left" style:horizontal-rel="paragraph-content" draw:ole-draw-aspect="1"/>
    </style:style>
    <style:style style:name="fr5" style:family="graphic" style:parent-style-name="_5f_Formule_5f_corrigée">
      <style:graphic-properties style:vertical-pos="middle" style:vertical-rel="text" style:horizontal-pos="from-left" style:horizontal-rel="paragraph-content" draw:fill-color="#ffff00"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3cm">
          <style:column-sep style:width="0.021cm" style:color="#b2b2b2" style:height="100%" style:style="none"/>
          <style:column style:rel-width="32767*" fo:start-indent="0cm" fo:end-indent="0.15cm"/>
          <style:column style:rel-width="32768*" fo:start-indent="0.15cm" fo:end-indent="0cm"/>
        </style:columns>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035cm" svg:stroke-color="#ff3333"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1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style:run-through="foreground"/>
    </style:style>
    <style:style style:name="gr5" style:family="graphic">
      <style:graphic-properties draw:stroke="solid" svg:stroke-width="0.028cm" svg:stroke-color="#ff3333"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6" style:family="graphic">
      <style:graphic-properties draw:stroke="solid"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7" style:family="graphic">
      <style:graphic-properties draw:stroke="solid" svg:stroke-width="0.03cm" svg:stroke-color="#000000" draw:marker-start="" draw:marker-start-width="0.215cm" draw:marker-start-center="false" draw:marker-end="Arrow_20_concave"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8" style:family="graphic">
      <style:graphic-properties draw:stroke="solid" svg:stroke-width="0.03cm" svg:stroke-color="#000000" draw:marker-start="Arrow_20_concave" draw:marker-start-width="0.199cm" draw:marker-start-center="false" draw:marker-end="" draw:marker-end-width="0.21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9"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878cm" fo:min-width="0.457cm" fo:padding-top="0cm" fo:padding-bottom="0cm" fo:padding-left="0cm" fo:padding-right="0cm" draw:shadow="hidden" draw:shadow-offset-x="0.3cm" draw:shadow-offset-y="0.3cm" draw:shadow-color="#808080" style:run-through="foreground"/>
      <style:paragraph-properties style:writing-mode="lr-tb"/>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884cm" fo:min-width="0.457cm" fo:padding-top="0cm" fo:padding-bottom="0cm" fo:padding-left="0cm" fo:padding-right="0cm" draw:shadow="hidden" draw:shadow-offset-x="0.3cm" draw:shadow-offset-y="0.3cm" draw:shadow-color="#808080" style:run-through="foreground"/>
      <style:paragraph-properties style:writing-mode="lr-tb"/>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878cm" fo:min-width="0.453cm" fo:padding-top="0cm" fo:padding-bottom="0cm" fo:padding-left="0cm" fo:padding-right="0cm" draw:shadow="hidden" draw:shadow-offset-x="0.3cm" draw:shadow-offset-y="0.3cm" draw:shadow-color="#808080" style:run-through="foreground"/>
      <style:paragraph-properties style:writing-mode="lr-tb"/>
    </style:style>
    <style:style style:name="gr13" style:family="graphic">
      <style:graphic-properties draw:stroke="solid" svg:stroke-width="0.03cm" svg:stroke-color="#000000" draw:marker-start="" draw:marker-start-width="0.215cm" draw:marker-start-center="false" draw:marker-end="Arrow_20_concave" draw:marker-end-width="0.21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4" style:family="graphic">
      <style:graphic-properties draw:stroke="solid" svg:stroke-width="0.03cm" svg:stroke-color="#000000" draw:marker-start="Arrow_20_concave" draw:marker-start-width="0.215cm" draw:marker-start-center="false" draw:marker-end="" draw:marker-end-width="0.21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416cm" fo:min-width="0.206cm" fo:padding-top="0cm" fo:padding-bottom="0cm" fo:padding-left="0cm" fo:padding-right="0cm" draw:shadow="hidden" draw:shadow-offset-x="0.3cm" draw:shadow-offset-y="0.3cm" draw:shadow-color="#808080" style:run-through="foreground"/>
      <style:paragraph-properties style:writing-mode="lr-tb"/>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88cm" fo:min-width="0.457cm" fo:padding-top="0cm" fo:padding-bottom="0cm" fo:padding-left="0cm" fo:padding-right="0cm" draw:shadow="hidden" draw:shadow-offset-x="0.3cm" draw:shadow-offset-y="0.3cm" draw:shadow-color="#808080" style:run-through="foreground"/>
      <style:paragraph-properties style:writing-mode="lr-tb"/>
    </style:style>
    <style:style style:name="gr17" style:family="graphic">
      <style:graphic-properties draw:stroke="none" svg:stroke-width="0.03cm" svg:stroke-color="#000000" draw:marker-start="" draw:marker-start-width="0.346cm" draw:marker-start-center="false" draw:marker-end="" draw:marker-end-width="0.346cm" draw:marker-end-center="false" draw:fill="none" draw:fill-color="#ffffff" draw:textarea-horizontal-align="justify" draw:auto-grow-height="true" draw:auto-grow-width="true" fo:min-height="0.884cm" fo:min-width="0.457cm" fo:padding-top="0cm" fo:padding-bottom="0cm" fo:padding-left="0cm" fo:padding-right="0cm" draw:shadow="hidden" draw:shadow-offset-x="0.3cm" draw:shadow-offset-y="0.3cm" draw:shadow-color="#808080" style:run-through="foreground"/>
      <style:paragraph-properties style:writing-mode="lr-tb"/>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3cm" fo:padding-top="0.125cm" fo:padding-bottom="0.125cm" fo:padding-left="0.25cm" fo:padding-right="0.25cm" draw:shadow="hidden" draw:shadow-offset-x="0.199cm" draw:shadow-offset-y="0.199cm" draw:shadow-color="#808080" style:run-through="foreground"/>
      <style:paragraph-properties style:writing-mode="lr-tb"/>
    </style:style>
    <style:style style:name="gr19"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solid" svg:stroke-width="0.019cm" svg:stroke-color="#666666"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1" style:family="graphic">
      <style:graphic-properties draw:stroke="solid" svg:stroke-width="0.03cm" svg:stroke-color="#000000" draw:marker-start="Arrow_20_concave" draw:marker-start-width="0.199cm" draw:marker-start-center="false" draw:marker-end=""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fo:min-height="0.453cm" fo:padding-top="0.125cm" fo:padding-bottom="0.125cm" fo:padding-left="0.25cm" fo:padding-right="0.25cm" draw:shadow="hidden" draw:shadow-offset-x="0.3cm" draw:shadow-offset-y="0.3cm" draw:shadow-color="#808080" style:run-through="foreground"/>
      <style:paragraph-properties style:writing-mode="lr-tb"/>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false" fo:min-height="0.399cm" fo:padding-top="0.125cm" fo:padding-bottom="0.125cm" fo:padding-left="0.25cm" fo:padding-right="0.25cm" draw:shadow="hidden" draw:shadow-offset-x="0.3cm" draw:shadow-offset-y="0.3cm" draw:shadow-color="#808080" style:run-through="foreground"/>
      <style:paragraph-properties style:writing-mode="lr-tb"/>
    </style:style>
    <style:style style:name="gr24" style:family="graphic">
      <style:graphic-properties draw:stroke="solid" svg:stroke-width="0.019cm" svg:stroke-color="#666666" draw:marker-start="" draw:marker-start-width="0.185cm" draw:marker-start-center="false" draw:marker-end="" draw:marker-end-width="0.185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5" style:family="graphic">
      <style:graphic-properties draw:stroke="solid" svg:stroke-width="0.03cm" svg:stroke-color="#000000" draw:marker-start="" draw:marker-start-width="0.259cm" draw:marker-start-center="false" draw:marker-end="Arrow_20_concave"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29cm" fo:padding-top="0.125cm" fo:padding-bottom="0.125cm" fo:padding-left="0.25cm" fo:padding-right="0.25cm" draw:shadow="hidden" draw:shadow-offset-x="0.199cm" draw:shadow-offset-y="0.199cm" draw:shadow-color="#808080" style:run-through="foreground"/>
      <style:paragraph-properties style:writing-mode="lr-tb"/>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31cm" fo:padding-top="0.125cm" fo:padding-bottom="0.125cm" fo:padding-left="0.25cm" fo:padding-right="0.25cm" draw:shadow="hidden" draw:shadow-offset-x="0.199cm" draw:shadow-offset-y="0.199cm" draw:shadow-color="#808080" style:run-through="foreground"/>
      <style:paragraph-properties style:writing-mode="lr-tb"/>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4cm" fo:padding-top="0.125cm" fo:padding-bottom="0.125cm" fo:padding-left="0.25cm" fo:padding-right="0.25cm" draw:shadow="hidden" draw:shadow-offset-x="0.199cm" draw:shadow-offset-y="0.199cm" draw:shadow-color="#808080" style:run-through="foreground"/>
      <style:paragraph-properties style:writing-mode="lr-tb"/>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3cm" fo:padding-top="0.125cm" fo:padding-bottom="0.125cm" fo:padding-left="0.25cm" fo:padding-right="0.25cm" draw:shadow="hidden" draw:shadow-offset-x="0.199cm" draw:shadow-offset-y="0.199cm" draw:shadow-color="#808080" style:run-through="foreground"/>
      <style:paragraph-properties style:writing-mode="lr-tb"/>
    </style:style>
    <style:style style:name="gr30" style:family="graphic">
      <style:graphic-properties draw:stroke="solid" svg:stroke-width="0.025cm" svg:stroke-color="#008000" draw:marker-start="" draw:marker-start-width="0.199cm" draw:marker-start-center="false" draw:marker-end="" draw:marker-end-width="0.199cm" draw:marker-end-center="false" draw:fill="none" draw:fill-color="#729fcf"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31" style:family="graphic">
      <style:graphic-properties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32" style:family="graphic">
      <style:graphic-properties draw:stroke="solid" draw:stroke-dash="Dashed_20__28_var_29__20_6774"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3" style:family="graphic">
      <style:graphic-properties draw:stroke="solid" draw:stroke-dash="Dashed_20__28_var_29__20_6775"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4" style:family="graphic">
      <style:graphic-properties draw:stroke="solid" draw:stroke-dash="Dashed_20__28_var_29__20_6776"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5" style:family="graphic">
      <style:graphic-properties draw:stroke="solid" draw:stroke-dash="Dashed_20__28_var_29__20_6777"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6" style:family="graphic">
      <style:graphic-properties draw:stroke="solid" draw:stroke-dash="Dashed_20__28_var_29__20_6778"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7" style:family="graphic">
      <style:graphic-properties draw:stroke="solid" draw:stroke-dash="Dashed_20__28_var_29__20_6779"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8" style:family="graphic">
      <style:graphic-properties draw:stroke="solid" draw:stroke-dash="Dashed_20__28_var_29__20_6780"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9" style:family="graphic">
      <style:graphic-properties draw:stroke="solid" draw:stroke-dash="Dashed_20__28_var_29__20_6781"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0" style:family="graphic">
      <style:graphic-properties draw:stroke="solid" draw:stroke-dash="Dashed_20__28_var_29__20_6782"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1" style:family="graphic">
      <style:graphic-properties draw:stroke="solid" draw:stroke-dash="Dashed_20__28_var_29__20_6783"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2" style:family="graphic">
      <style:graphic-properties draw:stroke="solid" draw:stroke-dash="Dashed_20__28_var_29__20_6784"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3" style:family="graphic">
      <style:graphic-properties draw:stroke="solid" draw:stroke-dash="Dashed_20__28_var_29__20_6785"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4" style:family="graphic">
      <style:graphic-properties draw:stroke="solid" draw:stroke-dash="Dashed_20__28_var_29__20_6786"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5" style:family="graphic">
      <style:graphic-properties draw:stroke="solid" draw:stroke-dash="Dashed_20__28_var_29__20_6787"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6" style:family="graphic">
      <style:graphic-properties draw:stroke="solid" draw:stroke-dash="Dashed_20__28_var_29__20_6788"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7" style:family="graphic">
      <style:graphic-properties draw:stroke="solid" draw:stroke-dash="Dashed_20__28_var_29__20_6789"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8" style:family="graphic">
      <style:graphic-properties draw:stroke="solid" draw:stroke-dash="Dashed_20__28_var_29__20_6790"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9" style:family="graphic">
      <style:graphic-properties draw:stroke="solid" draw:stroke-dash="Dashed_20__28_var_29__20_6791"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0" style:family="graphic">
      <style:graphic-properties draw:stroke="solid" draw:stroke-dash="Dashed_20__28_var_29__20_6792"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1" style:family="graphic">
      <style:graphic-properties draw:stroke="solid" draw:stroke-dash="Dashed_20__28_var_29__20_6793"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2" style:family="graphic">
      <style:graphic-properties draw:stroke="solid" draw:stroke-dash="Dashed_20__28_var_29__20_6794"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3" style:family="graphic">
      <style:graphic-properties draw:stroke="solid" draw:stroke-dash="Dashed_20__28_var_29__20_6795" svg:stroke-width="0.03cm" svg:stroke-color="#000000" draw:marker-start="" draw:marker-start-width="0.215cm" draw:marker-start-center="false" draw:marker-end="Arrow_20_concave"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4" style:family="graphic">
      <style:graphic-properties draw:stroke="solid" draw:stroke-dash="Dashed_20__28_var_29__20_6796"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5" style:family="graphic">
      <style:graphic-properties draw:stroke="solid" draw:stroke-dash="Dashed_20__28_var_29__20_6797"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6" style:family="graphic">
      <style:graphic-properties draw:stroke="solid" draw:stroke-dash="Dashed_20__28_var_29__20_6798"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7" style:family="graphic">
      <style:graphic-properties draw:stroke="solid" draw:stroke-dash="Dashed_20__28_var_29__20_6799"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8" style:family="graphic">
      <style:graphic-properties draw:stroke="solid" draw:stroke-dash="Dashed_20__28_var_29__20_6800"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9" style:family="graphic">
      <style:graphic-properties draw:stroke="solid" draw:stroke-dash="Dashed_20__28_var_29__20_6801" svg:stroke-width="0.019cm" svg:stroke-color="#80808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0" style:family="graphic">
      <style:graphic-properties draw:stroke="solid" draw:stroke-dash="Dashed_20__28_var_29__20_6802" svg:stroke-width="0.03cm" svg:stroke-color="#000000" draw:marker-start="Arrow_20_concave" draw:marker-start-width="0.215cm" draw:marker-start-center="false" draw:marker-end="" draw:marker-end-width="0.21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61" style:family="graphic">
      <style:graphic-properties draw:stroke="solid" draw:stroke-dash="Dashed_20__28_var_29__20_680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draw:stroke-dash="Dashed_20__28_var_29__20_6804"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draw:stroke-dash="Dashed_20__28_var_29__20_6805"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4" style:family="graphic">
      <style:graphic-properties draw:stroke="solid" draw:stroke-dash="Dashed_20__28_var_29__20_6806"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5" style:family="graphic">
      <style:graphic-properties draw:stroke="solid" draw:stroke-dash="Dashed_20__28_var_29__20_6807"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6" style:family="graphic">
      <style:graphic-properties draw:stroke="solid" draw:stroke-dash="Dashed_20__28_var_29__20_6808"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7" style:family="graphic">
      <style:graphic-properties draw:stroke="solid" draw:stroke-dash="Dashed_20__28_var_29__20_6809"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8" style:family="graphic">
      <style:graphic-properties draw:stroke="solid" draw:stroke-dash="Dashed_20__28_var_29__20_6810"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 style:family="graphic">
      <style:graphic-properties draw:stroke="solid" draw:stroke-dash="Dashed_20__28_var_29__20_6811"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 style:family="graphic">
      <style:graphic-properties draw:stroke="solid" draw:stroke-dash="Dashed_20__28_var_29__20_6812"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 style:family="graphic">
      <style:graphic-properties draw:stroke="solid" draw:stroke-dash="Dashed_20__28_var_29__20_6813"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 style:family="graphic">
      <style:graphic-properties draw:stroke="solid" draw:stroke-dash="Dashed_20__28_var_29__20_6814"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73" style:family="graphic">
      <style:graphic-properties draw:stroke="none" draw:stroke-dash="Dashed_20__28_var_29__20_6815" svg:stroke-width="0.019cm" svg:stroke-color="#000000" draw:marker-start="" draw:marker-start-width="0.3cm" draw:marker-start-center="false" draw:marker-end="" draw:marker-end-width="0.3cm" draw:marker-end-center="false" draw:fill="none" draw:fill-color="#ffffff" draw:textarea-horizontal-align="left" draw:auto-grow-height="true" draw:auto-grow-width="false" fo:min-height="0.78cm" fo:min-width="0.499cm" fo:padding-top="0cm" fo:padding-bottom="0cm" fo:padding-left="0cm" fo:padding-right="0cm" draw:shadow="hidden" draw:shadow-offset-x="0.3cm" draw:shadow-offset-y="0.3cm" draw:shadow-color="#808080" style:run-through="foreground"/>
      <style:paragraph-properties style:writing-mode="lr-tb"/>
    </style:style>
    <style:style style:name="gr74" style:family="graphic">
      <style:graphic-properties draw:stroke="none" draw:stroke-dash="Dashed_20__28_var_29__20_6816"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526cm" fo:min-width="0.288cm" fo:padding-top="0cm" fo:padding-bottom="0cm" fo:padding-left="0cm" fo:padding-right="0cm" draw:shadow="hidden" draw:shadow-offset-x="0.3cm" draw:shadow-offset-y="0.3cm" draw:shadow-color="#808080" style:run-through="foreground"/>
      <style:paragraph-properties style:writing-mode="lr-tb"/>
    </style:style>
    <style:style style:name="gr75" style:family="graphic">
      <style:graphic-properties draw:stroke="none" draw:stroke-dash="Dashed_20__28_var_29__20_6817" svg:stroke-width="0.019cm" svg:stroke-color="#000000" draw:marker-start="" draw:marker-start-width="0.3cm" draw:marker-start-center="false" draw:marker-end="" draw:marker-end-width="0.3cm" draw:marker-end-center="false" draw:fill="none" draw:fill-color="#ffffff" draw:textarea-horizontal-align="left" draw:auto-grow-height="true" draw:auto-grow-width="false" fo:min-height="0.527cm" fo:min-width="0.499cm" fo:padding-top="0cm" fo:padding-bottom="0cm" fo:padding-left="0cm" fo:padding-right="0cm" draw:shadow="hidden" draw:shadow-offset-x="0.3cm" draw:shadow-offset-y="0.3cm" draw:shadow-color="#808080" style:run-through="foreground"/>
      <style:paragraph-properties style:writing-mode="lr-tb"/>
    </style:style>
    <style:style style:name="gr76" style:family="graphic">
      <style:graphic-properties draw:stroke="solid" draw:stroke-dash="Dashed_20__28_var_29__20_6818" svg:stroke-width="0.041cm" svg:stroke-color="#68a224" draw:marker-start="" draw:marker-start-width="0.252cm" draw:marker-start-center="false" draw:marker-end="" draw:marker-end-width="0.252cm" draw:marker-end-center="false" draw:fill="solid" draw:fill-color="#99ccff" draw:textarea-horizontal-align="center" draw:textarea-vertical-align="middle" fo:padding-top="0.145cm" fo:padding-bottom="0.145cm" fo:padding-left="0.268cm" fo:padding-right="0.268cm" draw:shadow="hidden" draw:shadow-offset-x="0.3cm" draw:shadow-offset-y="0.3cm" draw:shadow-color="#808080" style:run-through="foreground"/>
    </style:style>
    <style:style style:name="gr77" style:family="graphic">
      <style:graphic-properties draw:stroke="solid" draw:stroke-dash="Dashed_20__28_var_29__20_6819" svg:stroke-width="0.041cm" svg:stroke-color="#da4b8b" draw:marker-start="" draw:marker-start-width="0.286cm" draw:marker-start-center="false" draw:marker-end="" draw:marker-end-width="0.286cm" draw:marker-end-center="false" draw:fill="solid" draw:fill-color="#99ccff" draw:textarea-horizontal-align="center" draw:textarea-vertical-align="middle" fo:padding-top="0.021cm" fo:padding-bottom="0.021cm" fo:padding-left="0.021cm" fo:padding-right="0.021cm" draw:shadow="hidden" draw:shadow-offset-x="0.3cm" draw:shadow-offset-y="0.3cm" draw:shadow-color="#808080" style:run-through="foreground"/>
    </style:style>
    <style:style style:name="gr78" style:family="graphic">
      <style:graphic-properties draw:stroke="none" draw:stroke-dash="Dashed_20__28_var_29__20_6820" svg:stroke-width="0.041cm" svg:stroke-color="#000000" draw:marker-start="" draw:marker-start-width="0.284cm" draw:marker-start-center="false" draw:marker-end="" draw:marker-end-width="0.284cm" draw:marker-end-center="false" draw:fill="none" draw:fill-color="#ffffff" draw:textarea-horizontal-align="justify" draw:auto-grow-width="true" fo:min-height="0.739cm" fo:min-width="0.644cm" fo:padding-top="0cm" fo:padding-bottom="0cm" fo:padding-left="0cm" fo:padding-right="0cm" draw:shadow="hidden" draw:shadow-offset-x="0.3cm" draw:shadow-offset-y="0.3cm" draw:shadow-color="#808080" style:run-through="foreground"/>
      <style:paragraph-properties style:writing-mode="lr-tb"/>
    </style:style>
    <style:style style:name="gr79" style:family="graphic">
      <style:graphic-properties draw:stroke="dash" draw:stroke-dash="Dashed_20__28_var_29__20_6821" svg:stroke-width="0.03cm" svg:stroke-color="#0177bf" draw:marker-start="" draw:marker-start-width="0.347cm" draw:marker-start-center="false" draw:marker-end="Arrow_20_concave" draw:marker-end-width="0.15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80" style:family="graphic">
      <style:graphic-properties draw:stroke="dash" draw:stroke-dash="Dashed_20__28_var_29__20_6822" svg:stroke-width="0.03cm" svg:stroke-color="#0177bf" draw:marker-start="" draw:marker-start-width="0.347cm" draw:marker-start-center="false" draw:marker-end="Arrow_20_concave" draw:marker-end-width="0.15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81" style:family="graphic">
      <style:graphic-properties draw:stroke="dash" draw:stroke-dash="Dashed_20__28_var_29__20_6823" svg:stroke-width="0.03cm" svg:stroke-color="#000000" draw:marker-start="" draw:marker-start-width="0.27cm" draw:marker-start-center="false" draw:marker-end="Arrow_20_concave" draw:marker-end-width="0.15cm" draw:marker-end-center="false" draw:fill="solid" draw:fill-color="#99cc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82" style:family="graphic">
      <style:graphic-properties draw:stroke="dash" draw:stroke-dash="Dashed_20__28_var_29__20_6824" svg:stroke-width="0.03cm" svg:stroke-color="#000000" draw:marker-start="" draw:marker-start-width="0.27cm" draw:marker-start-center="false" draw:marker-end="Arrow_20_concave" draw:marker-end-width="0.15cm" draw:marker-end-center="false" draw:fill="solid" draw:fill-color="#99cc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83" style:family="graphic">
      <style:graphic-properties draw:stroke="solid" draw:stroke-dash="Dashed_20__28_var_29__20_6825"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4" style:family="graphic">
      <style:graphic-properties draw:stroke="solid" draw:stroke-dash="Dashed_20__28_var_29__20_6826"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5" style:family="graphic">
      <style:graphic-properties draw:stroke="solid" draw:stroke-dash="Dashed_20__28_var_29__20_6827"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6" style:family="graphic">
      <style:graphic-properties draw:stroke="solid" draw:stroke-dash="Dashed_20__28_var_29__20_6828"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7" style:family="graphic">
      <style:graphic-properties draw:stroke="solid" draw:stroke-dash="Dashed_20__28_var_29__20_6829"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8" style:family="graphic">
      <style:graphic-properties draw:stroke="solid" draw:stroke-dash="Dashed_20__28_var_29__20_6830"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9" style:family="graphic">
      <style:graphic-properties draw:stroke="solid" draw:stroke-dash="Dashed_20__28_var_29__20_6831"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0" style:family="graphic">
      <style:graphic-properties draw:stroke="solid" draw:stroke-dash="Dashed_20__28_var_29__20_6832"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1" style:family="graphic">
      <style:graphic-properties draw:stroke="solid" draw:stroke-dash="Dashed_20__28_var_29__20_6833" svg:stroke-width="0.019cm" svg:stroke-color="#000000"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2" style:family="graphic">
      <style:graphic-properties draw:stroke="solid" draw:stroke-dash="Dashed_20__28_var_29__20_6834"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3" style:family="graphic">
      <style:graphic-properties draw:stroke="solid" draw:stroke-dash="Dashed_20__28_var_29__20_6835"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4" style:family="graphic">
      <style:graphic-properties draw:stroke="solid" draw:stroke-dash="Dashed_20__28_var_29__20_6836"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5" style:family="graphic">
      <style:graphic-properties draw:stroke="solid" draw:stroke-dash="Dashed_20__28_var_29__20_6837"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6" style:family="graphic">
      <style:graphic-properties draw:stroke="solid" draw:stroke-dash="Dashed_20__28_var_29__20_6838"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7" style:family="graphic">
      <style:graphic-properties draw:stroke="solid" draw:stroke-dash="Dashed_20__28_var_29__20_6839" svg:stroke-width="0.019cm" svg:stroke-color="#000000" draw:marker-start="" draw:marker-start-width="0.33cm" draw:marker-start-center="false" draw:marker-end=""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8" style:family="graphic">
      <style:graphic-properties draw:stroke="none" draw:stroke-dash="Dashed_20__28_var_29__20_6840" svg:stroke-width="0.041cm" svg:stroke-color="#000000" draw:marker-start="" draw:marker-start-width="0.284cm" draw:marker-start-center="false" draw:marker-end="" draw:marker-end-width="0.284cm" draw:marker-end-center="false" draw:fill="none" draw:fill-color="#ffffff" draw:textarea-horizontal-align="justify" draw:auto-grow-width="true" fo:min-height="0.737cm" fo:min-width="0.707cm" fo:padding-top="0cm" fo:padding-bottom="0cm" fo:padding-left="0cm" fo:padding-right="0cm" draw:shadow="hidden" draw:shadow-offset-x="0.3cm" draw:shadow-offset-y="0.3cm" draw:shadow-color="#808080" style:run-through="foreground"/>
      <style:paragraph-properties style:writing-mode="lr-tb"/>
    </style:style>
    <style:style style:name="gr99" style:family="graphic">
      <style:graphic-properties draw:stroke="none" draw:stroke-dash="Dashed_20__28_var_29__20_6841" svg:stroke-width="0cm" svg:stroke-color="#000000" draw:marker-start="" draw:marker-start-width="0.3cm" draw:marker-start-center="false" draw:marker-end="" draw:marker-end-width="0.3cm" draw:marker-end-center="false" draw:fill="none" draw:fill-color="#ffffff" draw:textarea-horizontal-align="justify" fo:min-height="1.041cm" fo:padding-top="0.125cm" fo:padding-bottom="0.125cm" fo:padding-left="0.25cm" fo:padding-right="0.25cm" draw:shadow="hidden" draw:shadow-offset-x="0.3cm" draw:shadow-offset-y="0.3cm" draw:shadow-color="#808080" style:run-through="foreground"/>
      <style:paragraph-properties style:writing-mode="lr-tb"/>
    </style:style>
    <style:style style:name="gr100" style:family="graphic">
      <style:graphic-properties draw:stroke="none" draw:stroke-dash="Dashed_20__28_var_29__20_6842" svg:stroke-width="0cm" svg:stroke-color="#000000" draw:marker-start="" draw:marker-start-width="0.3cm" draw:marker-start-center="false" draw:marker-end="" draw:marker-end-width="0.3cm" draw:marker-end-center="false" draw:fill="none" draw:fill-color="#ffffff" draw:textarea-horizontal-align="justify" fo:min-height="1.041cm" fo:padding-top="0.125cm" fo:padding-bottom="0.125cm" fo:padding-left="0.25cm" fo:padding-right="0.25cm" draw:shadow="hidden" draw:shadow-offset-x="0.3cm" draw:shadow-offset-y="0.3cm" draw:shadow-color="#808080" style:run-through="foreground"/>
      <style:paragraph-properties style:writing-mode="lr-tb"/>
    </style:style>
    <style:style style:name="gr101" style:family="graphic">
      <style:graphic-properties draw:stroke="none" draw:stroke-dash="Dashed_20__28_var_29__20_6843" svg:stroke-width="0cm" svg:stroke-color="#000000" draw:marker-start="" draw:marker-start-width="0.3cm" draw:marker-start-center="false" draw:marker-end="" draw:marker-end-width="0.3cm" draw:marker-end-center="false" draw:fill="none" draw:fill-color="#ffffff" draw:textarea-horizontal-align="justify" fo:min-height="0.374cm" fo:padding-top="0.125cm" fo:padding-bottom="0.125cm" fo:padding-left="0.25cm" fo:padding-right="0.25cm" draw:shadow="hidden" draw:shadow-offset-x="0.3cm" draw:shadow-offset-y="0.3cm" draw:shadow-color="#808080" style:run-through="foreground"/>
      <style:paragraph-properties style:writing-mode="lr-tb"/>
    </style:style>
    <style:style style:name="gr102" style:family="graphic">
      <style:graphic-properties draw:stroke="none" draw:stroke-dash="Dashed_20__28_var_29__20_6844" svg:stroke-width="0cm" svg:stroke-color="#000000" draw:marker-start="" draw:marker-start-width="0.3cm" draw:marker-start-center="false" draw:marker-end="" draw:marker-end-width="0.3cm" draw:marker-end-center="false" draw:fill="none" draw:fill-color="#ffffff" draw:textarea-horizontal-align="justify" draw:auto-grow-width="true" fo:min-height="0.577cm" fo:min-width="1.185cm" fo:padding-top="0.125cm" fo:padding-bottom="0.125cm" fo:padding-left="0.25cm" fo:padding-right="0.25cm" draw:shadow="hidden" draw:shadow-offset-x="0.3cm" draw:shadow-offset-y="0.3cm" draw:shadow-color="#808080" style:run-through="foreground"/>
      <style:paragraph-properties style:writing-mode="lr-tb"/>
    </style:style>
    <style:style style:name="gr103" style:family="graphic">
      <style:graphic-properties draw:stroke="none" draw:stroke-dash="Dashed_20__28_var_29__20_6845" svg:stroke-width="0cm" svg:stroke-color="#000000" draw:marker-start="" draw:marker-start-width="0.3cm" draw:marker-start-center="false" draw:marker-end="" draw:marker-end-width="0.3cm" draw:marker-end-center="false" draw:fill="none" draw:fill-color="#ffffff" draw:textarea-horizontal-align="justify" fo:min-height="0.594cm" fo:padding-top="0.125cm" fo:padding-bottom="0.125cm" fo:padding-left="0.25cm" fo:padding-right="0.25cm" draw:shadow="hidden" draw:shadow-offset-x="0.3cm" draw:shadow-offset-y="0.3cm" draw:shadow-color="#808080" style:run-through="foreground"/>
      <style:paragraph-properties style:writing-mode="lr-tb"/>
    </style:style>
    <style:style style:name="gr104" style:family="graphic">
      <style:graphic-properties draw:stroke="solid" draw:stroke-dash="Dashed_20__28_var_29__20_6846"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5" style:family="graphic">
      <style:graphic-properties draw:stroke="solid" draw:stroke-dash="Dashed_20__28_var_29__20_6847"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6" style:family="graphic">
      <style:graphic-properties draw:stroke="none" draw:stroke-dash="Dashed_20__28_var_29__20_6848" svg:stroke-width="0cm" svg:stroke-color="#000000" draw:marker-start="" draw:marker-start-width="0.3cm" draw:marker-start-center="false" draw:marker-end="" draw:marker-end-width="0.3cm" draw:marker-end-center="false" draw:fill="none" draw:fill-color="#ffffff" draw:textarea-horizontal-align="justify" fo:min-height="0.594cm" fo:padding-top="0.125cm" fo:padding-bottom="0.125cm" fo:padding-left="0.25cm" fo:padding-right="0.25cm" draw:shadow="hidden" draw:shadow-offset-x="0.3cm" draw:shadow-offset-y="0.3cm" draw:shadow-color="#808080" style:run-through="foreground"/>
      <style:paragraph-properties style:writing-mode="lr-tb"/>
    </style:style>
    <style:style style:name="gr107" style:family="graphic">
      <style:graphic-properties draw:stroke="solid" draw:stroke-dash="Dashed_20__28_var_29__20_6849"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08" style:family="graphic">
      <style:graphic-properties draw:stroke="none" draw:stroke-dash="Dashed_20__28_var_29__20_6850" svg:stroke-width="0cm" svg:stroke-color="#000000" draw:marker-start="" draw:marker-start-width="0.3cm" draw:marker-start-center="false" draw:marker-end="" draw:marker-end-width="0.3cm" draw:marker-end-center="false" draw:fill="none" draw:fill-color="#ffffff" draw:textarea-horizontal-align="justify" fo:min-height="0.594cm" fo:padding-top="0.125cm" fo:padding-bottom="0.125cm" fo:padding-left="0.25cm" fo:padding-right="0.25cm" draw:shadow="hidden" draw:shadow-offset-x="0.3cm" draw:shadow-offset-y="0.3cm" draw:shadow-color="#808080" style:run-through="foreground"/>
      <style:paragraph-properties style:writing-mode="lr-tb"/>
    </style:style>
    <style:style style:name="gr109" style:family="graphic">
      <style:graphic-properties draw:stroke="solid" draw:stroke-dash="Dashed_20__28_var_29__20_6851"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10"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1" style:family="graphic">
      <style:graphic-properties draw:stroke="none" draw:fill-color="#c74028" draw:textarea-horizontal-align="justify" draw:textarea-vertical-align="middle" draw:auto-grow-height="false" fo:min-height="0.57cm" fo:min-width="3.893cm" style:run-through="foreground"/>
      <style:paragraph-properties style:writing-mode="lr-tb"/>
    </style:style>
    <style:style style:name="gr112"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13" style:family="graphic">
      <style:graphic-properties draw:stroke="solid" svg:stroke-width="0.019cm" svg:stroke-color="#000000" draw:marker-start-width="0.34cm" draw:marker-start-center="false" draw:marker-end-width="0.34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4"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5"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6"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7"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18"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draw:g text:anchor-type="paragraph" draw:z-index="24" draw:name="Forme5" draw:style-name="gr110"><draw:custom-shape draw:style-name="gr111" draw:text-style-name="P131" svg:width="3.964cm" svg:height="0.641cm" draw:transform="skewX (0.00279252680319092) rotate (0.0872664625997165) translate (-0.370416666666667cm -0.0934861111111111cm)"><text:p text:style-name="P130"><text:span text:style-name="T154">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25" draw:name="Forme1" draw:style-name="gr31"><draw:line draw:style-name="gr32" draw:text-style-name="P111" svg:x1="1.028cm" svg:y1="9.729cm" svg:x2="1.028cm" svg:y2="15.294cm"><text:p/></draw:line><draw:line draw:style-name="gr33" draw:text-style-name="P111" svg:x1="1.491cm" svg:y1="9.729cm" svg:x2="1.491cm" svg:y2="15.294cm"><text:p/></draw:line><draw:line draw:style-name="gr34" draw:text-style-name="P111" svg:x1="1.955cm" svg:y1="9.729cm" svg:x2="1.955cm" svg:y2="15.294cm"><text:p/></draw:line><draw:line draw:style-name="gr35" draw:text-style-name="P111" svg:x1="2.418cm" svg:y1="9.729cm" svg:x2="2.418cm" svg:y2="15.294cm"><text:p/></draw:line><draw:line draw:style-name="gr36" draw:text-style-name="P111" svg:x1="2.881cm" svg:y1="9.729cm" svg:x2="2.881cm" svg:y2="15.294cm"><text:p/></draw:line><draw:line draw:style-name="gr37" draw:text-style-name="P111" svg:x1="3.345cm" svg:y1="9.729cm" svg:x2="3.345cm" svg:y2="15.294cm"><text:p/></draw:line><draw:line draw:style-name="gr38" draw:text-style-name="P111" svg:x1="3.808cm" svg:y1="9.729cm" svg:x2="3.808cm" svg:y2="15.294cm"><text:p/></draw:line><draw:line draw:style-name="gr39" draw:text-style-name="P111" svg:x1="4.735cm" svg:y1="9.729cm" svg:x2="4.735cm" svg:y2="15.294cm"><text:p/></draw:line><draw:line draw:style-name="gr40" draw:text-style-name="P111" svg:x1="5.198cm" svg:y1="9.729cm" svg:x2="5.198cm" svg:y2="15.294cm"><text:p/></draw:line><draw:line draw:style-name="gr41" draw:text-style-name="P111" svg:x1="5.66cm" svg:y1="9.729cm" svg:x2="5.66cm" svg:y2="15.294cm"><text:p/></draw:line><draw:line draw:style-name="gr42" draw:text-style-name="P111" svg:x1="6.123cm" svg:y1="9.729cm" svg:x2="6.123cm" svg:y2="15.294cm"><text:p/></draw:line><draw:line draw:style-name="gr43" draw:text-style-name="P111" svg:x1="6.587cm" svg:y1="9.729cm" svg:x2="6.587cm" svg:y2="15.294cm"><text:p/></draw:line><draw:line draw:style-name="gr44" draw:text-style-name="P111" svg:x1="7.05cm" svg:y1="9.729cm" svg:x2="7.05cm" svg:y2="15.294cm"><text:p/></draw:line><draw:line draw:style-name="gr45" draw:text-style-name="P111" svg:x1="7.513cm" svg:y1="9.729cm" svg:x2="7.513cm" svg:y2="15.294cm"><text:p/></draw:line><draw:line draw:style-name="gr46" draw:text-style-name="P111" svg:x1="7.977cm" svg:y1="9.729cm" svg:x2="7.977cm" svg:y2="15.294cm"><text:p/></draw:line><draw:line draw:style-name="gr47" draw:text-style-name="P111" svg:x1="1.028cm" svg:y1="9.729cm" svg:x2="7.977cm" svg:y2="9.729cm"><text:p/></draw:line><draw:line draw:style-name="gr48" draw:text-style-name="P111" svg:x1="1.028cm" svg:y1="10.193cm" svg:x2="7.977cm" svg:y2="10.193cm"><text:p/></draw:line><draw:line draw:style-name="gr49" draw:text-style-name="P111" svg:x1="1.028cm" svg:y1="10.661cm" svg:x2="7.977cm" svg:y2="10.661cm"><text:p/></draw:line><draw:line draw:style-name="gr50" draw:text-style-name="P111" svg:x1="1.028cm" svg:y1="11.123cm" svg:x2="7.977cm" svg:y2="11.123cm"><text:p/></draw:line><draw:line draw:style-name="gr51" draw:text-style-name="P111" svg:x1="1.028cm" svg:y1="11.587cm" svg:x2="7.977cm" svg:y2="11.587cm"><text:p/></draw:line><draw:line draw:style-name="gr52" draw:text-style-name="P111" svg:x1="1.028cm" svg:y1="12.051cm" svg:x2="7.977cm" svg:y2="12.051cm"><text:p/></draw:line><draw:line draw:style-name="gr53" draw:text-style-name="P111" svg:x1="1.028cm" svg:y1="12.513cm" svg:x2="7.977cm" svg:y2="12.513cm"><text:p/></draw:line><draw:line draw:style-name="gr54" draw:text-style-name="P111" svg:x1="1.028cm" svg:y1="12.977cm" svg:x2="7.977cm" svg:y2="12.977cm"><text:p/></draw:line><draw:line draw:style-name="gr55" draw:text-style-name="P111" svg:x1="1.028cm" svg:y1="13.441cm" svg:x2="7.977cm" svg:y2="13.441cm"><text:p/></draw:line><draw:line draw:style-name="gr56" draw:text-style-name="P111" svg:x1="1.028cm" svg:y1="13.903cm" svg:x2="7.977cm" svg:y2="13.903cm"><text:p/></draw:line><draw:line draw:style-name="gr57" draw:text-style-name="P111" svg:x1="1.028cm" svg:y1="14.367cm" svg:x2="7.977cm" svg:y2="14.367cm"><text:p/></draw:line><draw:line draw:style-name="gr58" draw:text-style-name="P111" svg:x1="1.028cm" svg:y1="14.829cm" svg:x2="7.977cm" svg:y2="14.829cm"><text:p/></draw:line><draw:line draw:style-name="gr59" draw:text-style-name="P111" svg:x1="1.028cm" svg:y1="15.294cm" svg:x2="7.977cm" svg:y2="15.294cm"><text:p/></draw:line><draw:line draw:style-name="gr60" draw:text-style-name="P111" svg:x1="4.271cm" svg:y1="9.729cm" svg:x2="4.271cm" svg:y2="15.294cm"><text:p/></draw:line><draw:line draw:style-name="gr61" draw:text-style-name="P120" svg:x1="2.418cm" svg:y1="12.432cm" svg:x2="2.418cm" svg:y2="12.618cm"><text:p/></draw:line><draw:line draw:style-name="gr62" draw:text-style-name="P120" svg:x1="2.418cm" svg:y1="12.432cm" svg:x2="2.418cm" svg:y2="12.618cm"><text:p/></draw:line><draw:line draw:style-name="gr63" draw:text-style-name="P120" svg:x1="2.418cm" svg:y1="12.432cm" svg:x2="2.418cm" svg:y2="12.618cm"><text:p/></draw:line><draw:line draw:style-name="gr64" draw:text-style-name="P120" svg:x1="7.05cm" svg:y1="12.432cm" svg:x2="7.05cm" svg:y2="12.618cm"><text:p/></draw:line><draw:line draw:style-name="gr65" draw:text-style-name="P120" svg:x1="6.126cm" svg:y1="12.432cm" svg:x2="6.126cm" svg:y2="12.618cm"><text:p/></draw:line><draw:line draw:style-name="gr66" draw:text-style-name="P120" svg:x1="5.198cm" svg:y1="12.432cm" svg:x2="5.198cm" svg:y2="12.618cm"><text:p/></draw:line><draw:line draw:style-name="gr67" draw:text-style-name="P120" svg:x1="3.339cm" svg:y1="12.432cm" svg:x2="3.339cm" svg:y2="12.618cm"><text:p/></draw:line><draw:line draw:style-name="gr68" draw:text-style-name="P121" svg:x1="4.18cm" svg:y1="10.661cm" svg:x2="4.365cm" svg:y2="10.661cm"><text:p/></draw:line><draw:line draw:style-name="gr69" draw:text-style-name="P121" svg:x1="4.18cm" svg:y1="11.587cm" svg:x2="4.365cm" svg:y2="11.587cm"><text:p/></draw:line><draw:line draw:style-name="gr70" draw:text-style-name="P121" svg:x1="4.18cm" svg:y1="13.432cm" svg:x2="4.365cm" svg:y2="13.432cm"><text:p/></draw:line><draw:line draw:style-name="gr71" draw:text-style-name="P121" svg:x1="4.18cm" svg:y1="14.367cm" svg:x2="4.365cm" svg:y2="14.367cm"><text:p/></draw:line><draw:line draw:style-name="gr72" draw:text-style-name="P120" svg:x1="1.494cm" svg:y1="12.432cm" svg:x2="1.494cm" svg:y2="12.618cm"><text:p/></draw:line><draw:frame draw:style-name="gr73" draw:text-style-name="P122" svg:width="0.227cm" svg:height="0.78cm" svg:x="4.632cm" svg:y="12.681cm"><draw:text-box><text:p text:style-name="P109"><text:span text:style-name="T145">1</text:span></text:p></draw:text-box></draw:frame><draw:frame draw:style-name="gr74" draw:text-style-name="P122" svg:width="0.288cm" svg:height="0.526cm" svg:x="4.013cm" svg:y="12.55cm"><draw:text-box><text:p text:style-name="P109"><text:span text:style-name="T145">0</text:span></text:p></draw:text-box></draw:frame><draw:frame draw:style-name="gr75" draw:text-style-name="P122" svg:width="0.228cm" svg:height="0.528cm" svg:x="3.9cm" svg:y="11.773cm"><draw:text-box><text:p text:style-name="P109"><text:span text:style-name="T145">1</text:span></text:p></draw:text-box></draw:frame><draw:line draw:style-name="gr76" draw:text-style-name="P120" svg:x1="3.653cm" svg:y1="15.288cm" svg:x2="5.506cm" svg:y2="9.729cm"><text:p/></draw:line><draw:line draw:style-name="gr77" draw:text-style-name="P123" svg:x1="7.977cm" svg:y1="14.365cm" svg:x2="1.028cm" svg:y2="10.886cm"><text:p/></draw:line><draw:frame draw:style-name="gr78" draw:text-style-name="P125" svg:width="0.645cm" svg:height="0.74cm" svg:x="7.353cm" svg:y="14.268cm"><draw:text-box><text:p text:style-name="P124"><text:span text:style-name="T146">(</text:span><text:span text:style-name="T147">d</text:span><text:span text:style-name="T148">f</text:span><text:span text:style-name="T146">)</text:span></text:p></draw:text-box></draw:frame><draw:line draw:style-name="gr79" draw:text-style-name="P123" svg:x1="5.193cm" svg:y1="12.052cm" svg:x2="5.197cm" svg:y2="10.661cm"><text:p/></draw:line><draw:line draw:style-name="gr80" draw:text-style-name="P123" svg:x1="6.59cm" svg:y1="13.448cm" svg:x2="6.59cm" svg:y2="13.668cm"><text:p/></draw:line><draw:line draw:style-name="gr81" draw:text-style-name="P123" svg:x1="6.126cm" svg:y1="13.448cm" svg:x2="6.589cm" svg:y2="13.448cm"><text:p/></draw:line><draw:line draw:style-name="gr82" draw:text-style-name="P123" svg:x1="4.735cm" svg:y1="12.051cm" svg:x2="5.198cm" svg:y2="12.051cm"><text:p/></draw:line><draw:line draw:style-name="gr83" draw:text-style-name="P120" svg:x1="2.881cm" svg:y1="12.432cm" svg:x2="2.881cm" svg:y2="12.618cm"><text:p/></draw:line><draw:line draw:style-name="gr84" draw:text-style-name="P120" svg:x1="2.881cm" svg:y1="12.432cm" svg:x2="2.881cm" svg:y2="12.618cm"><text:p/></draw:line><draw:line draw:style-name="gr85" draw:text-style-name="P120" svg:x1="2.881cm" svg:y1="12.432cm" svg:x2="2.881cm" svg:y2="12.618cm"><text:p/></draw:line><draw:line draw:style-name="gr86" draw:text-style-name="P120" svg:x1="7.513cm" svg:y1="12.432cm" svg:x2="7.513cm" svg:y2="12.618cm"><text:p/></draw:line><draw:line draw:style-name="gr87" draw:text-style-name="P120" svg:x1="6.589cm" svg:y1="12.432cm" svg:x2="6.589cm" svg:y2="12.618cm"><text:p/></draw:line><draw:line draw:style-name="gr88" draw:text-style-name="P120" svg:x1="5.66cm" svg:y1="12.432cm" svg:x2="5.66cm" svg:y2="12.618cm"><text:p/></draw:line><draw:line draw:style-name="gr89" draw:text-style-name="P120" svg:x1="3.807cm" svg:y1="12.432cm" svg:x2="3.807cm" svg:y2="12.618cm"><text:p/></draw:line><draw:line draw:style-name="gr90" draw:text-style-name="P120" svg:x1="1.961cm" svg:y1="12.432cm" svg:x2="1.961cm" svg:y2="12.618cm"><text:p/></draw:line><draw:line draw:style-name="gr91" draw:text-style-name="P120" svg:x1="4.735cm" svg:y1="12.432cm" svg:x2="4.735cm" svg:y2="12.618cm"><text:p/></draw:line><draw:line draw:style-name="gr92" draw:text-style-name="P121" svg:x1="4.18cm" svg:y1="10.193cm" svg:x2="4.365cm" svg:y2="10.193cm"><text:p/></draw:line><draw:line draw:style-name="gr93" draw:text-style-name="P121" svg:x1="4.18cm" svg:y1="11.116cm" svg:x2="4.365cm" svg:y2="11.116cm"><text:p/></draw:line><draw:line draw:style-name="gr94" draw:text-style-name="P121" svg:x1="4.18cm" svg:y1="12.965cm" svg:x2="4.365cm" svg:y2="12.965cm"><text:p/></draw:line><draw:line draw:style-name="gr95" draw:text-style-name="P121" svg:x1="4.18cm" svg:y1="13.896cm" svg:x2="4.365cm" svg:y2="13.896cm"><text:p/></draw:line><draw:line draw:style-name="gr96" draw:text-style-name="P121" svg:x1="4.18cm" svg:y1="14.829cm" svg:x2="4.365cm" svg:y2="14.829cm"><text:p/></draw:line><draw:line draw:style-name="gr97" draw:text-style-name="P121" svg:x1="4.18cm" svg:y1="12.051cm" svg:x2="4.365cm" svg:y2="12.051cm"><text:p/></draw:line><draw:frame draw:style-name="gr98" draw:text-style-name="P125" svg:width="0.708cm" svg:height="0.738cm" svg:x="5.468cm" svg:y="9.73cm"><draw:text-box><text:p text:style-name="P124"><text:span text:style-name="T146">(</text:span><text:span text:style-name="T147">d</text:span><text:span text:style-name="T148">g</text:span><text:span text:style-name="T146">)</text:span></text:p></draw:text-box></draw:frame><draw:frame draw:style-name="gr99" draw:text-style-name="P126" svg:width="1.019cm" svg:height="1.292cm" svg:x="5.866cm" svg:y="12.879cm"><draw:text-box><text:p text:style-name="P109"><text:span text:style-name="T149"></text:span><text:span text:style-name="T150">1</text:span></text:p></draw:text-box></draw:frame><draw:frame draw:style-name="gr100" draw:text-style-name="P126" svg:width="1.017cm" svg:height="1.292cm" svg:x="4.494cm" svg:y="11.956cm"><draw:text-box><text:p text:style-name="P109"><text:span text:style-name="T149"></text:span><text:span text:style-name="T150">1</text:span></text:p></draw:text-box></draw:frame><draw:frame draw:style-name="gr101" draw:text-style-name="P127" svg:width="0.999cm" svg:height="0.625cm" svg:x="4.947cm" svg:y="11.041cm"><draw:text-box><text:p text:style-name="P109"><text:span text:style-name="T151"></text:span><text:span text:style-name="T152">3</text:span></text:p></draw:text-box></draw:frame><draw:frame draw:style-name="gr102" draw:text-style-name="P127" svg:width="1.687cm" svg:height="0.828cm" svg:x="6.436cm" svg:y="13.302cm"><draw:text-box><text:p text:style-name="P109"><text:span text:style-name="T151">−</text:span><text:span text:style-name="T152">0,5</text:span></text:p></draw:text-box></draw:frame><draw:frame draw:style-name="gr103" draw:text-style-name="P128" svg:width="0.93cm" svg:height="0.846cm" svg:x="3.206cm" svg:y="14.284cm"><draw:text-box><text:p text:style-name="P109"><text:span text:style-name="T153">B</text:span></text:p></draw:text-box></draw:frame><draw:custom-shape draw:style-name="gr104" draw:text-style-name="P129" svg:width="0.092cm" svg:height="0.094cm" svg:x="7.006cm" svg:y="13.8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5" draw:text-style-name="P129" svg:width="0.094cm" svg:height="0.096cm" svg:x="3.766cm" svg:y="14.785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frame draw:style-name="gr106" draw:text-style-name="P128" svg:width="0.932cm" svg:height="0.846cm" svg:x="6.505cm" svg:y="13.785cm"><draw:text-box><text:p text:style-name="P109"><text:span text:style-name="T153">A</text:span></text:p></draw:text-box></draw:frame><draw:custom-shape draw:style-name="gr107" draw:text-style-name="P129" svg:width="0.096cm" svg:height="0.094cm" svg:x="5.15cm" svg:y="10.614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frame draw:style-name="gr108" draw:text-style-name="P128" svg:width="0.932cm" svg:height="0.846cm" svg:x="4.605cm" svg:y="10.13cm"><draw:text-box><text:p text:style-name="P109"><text:span text:style-name="T153">C</text:span></text:p></draw:text-box></draw:frame><draw:custom-shape draw:style-name="gr109" draw:text-style-name="P129" svg:width="0.094cm" svg:height="0.096cm" svg:x="4.221cm" svg:y="12.462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g><draw:frame draw:style-name="fr1" draw:name="Cadre3" text:anchor-type="as-char" svg:width="9.135cm" draw:z-index="18"><draw:text-box fo:min-height="3.93cm"><text:section text:style-name="Sect1" text:name="Section5"><text:p text:style-name="P44"/><text:list xml:id="list2813823475" text:style-name="liste_5f_abc"><text:list-item><text:p text:style-name="P80"><text:span text:style-name="_5f_Niveau_5f_rouge"><text:span text:style-name="T32">Représente graphiquement la fonction linéaire </text:span></text:span><text:span text:style-name="_5f_Niveau_5f_rouge"><text:span text:style-name="T19">f</text:span></text:span><text:span text:style-name="_5f_Niveau_5f_rouge"><text:span text:style-name="T32"> définie par </text:span></text:span><text:span text:style-name="_5f_Niveau_5f_rouge"><text:span text:style-name="T19">f</text:span></text:span><text:span text:style-name="_5f_Niveau_5f_rouge"><text:span text:style-name="T32">(</text:span></text:span><text:span text:style-name="_5f_Niveau_5f_rouge"><text:span text:style-name="T19">x</text:span></text:span><text:span text:style-name="_5f_Niveau_5f_rouge"><text:span text:style-name="T32">)</text:span></text:span><text:span text:style-name="_5f_Niveau_5f_rouge"><text:span text:style-name="T33"> </text:span></text:span><text:span text:style-name="_5f_Niveau_5f_rouge"><text:span text:style-name="T42">=</text:span></text:span><text:span text:style-name="_5f_Niveau_5f_rouge"><text:span text:style-name="T33"> </text:span></text:span><text:span text:style-name="_5f_Niveau_5f_rouge"><text:span text:style-name="T84">─</text:span></text:span><text:span text:style-name="_5f_Niveau_5f_rouge"><text:span text:style-name="T83">0,5</text:span></text:span><text:span text:style-name="_5f_Niveau_5f_rouge"><text:span text:style-name="T19">x</text:span></text:span><text:span text:style-name="_5f_Niveau_5f_rouge"><text:span text:style-name="T34">.</text:span></text:span></text:p></text:list-item><text:list-item><text:p text:style-name="P79"><text:span text:style-name="_5f_Niveau_5f_rouge"><text:span text:style-name="T28">Représente graphiquement</text:span></text:span><text:span text:style-name="_5f_Niveau_5f_rouge"><text:span text:style-name="T31"> la fonction affine </text:span></text:span><text:span text:style-name="_5f_Niveau_5f_rouge"><text:span text:style-name="T15">g</text:span></text:span><text:span text:style-name="_5f_Niveau_5f_rouge"><text:span text:style-name="T23"> </text:span></text:span><text:span text:style-name="_5f_Niveau_5f_rouge"><text:span text:style-name="T28">définie par </text:span></text:span><text:span text:style-name="_5f_Niveau_5f_rouge"><text:span text:style-name="T15">g</text:span></text:span><text:span text:style-name="_5f_Niveau_5f_rouge"><text:span text:style-name="T28"> : </text:span></text:span><text:span text:style-name="_5f_Niveau_5f_rouge"><text:span text:style-name="T15">x</text:span></text:span><text:span text:style-name="_5f_Niveau_5f_rouge"><text:span text:style-name="T30"> </text:span></text:span><text:span text:style-name="_5f_Niveau_5f_rouge"><text:span text:style-name="T28"><draw:g text:anchor-type="as-char" svg:y="-0.21cm" draw:z-index="23" draw:name="Forme6" draw:style-name="gr112"><draw:line draw:style-name="gr113" draw:text-style-name="P132" svg:x1="0cm" svg:y1="-0.001cm" svg:x2="0cm" svg:y2="0.165cm"><text:p/></draw:line><draw:line draw:style-name="gr113" draw:text-style-name="P132" svg:x1="0cm" svg:y1="0.082cm" svg:x2="0.529cm" svg:y2="0.082cm"><text:p/></draw:line><draw:line draw:style-name="gr113" draw:text-style-name="P132" svg:x1="0.529cm" svg:y1="0.082cm" svg:x2="0.439cm" svg:y2="-0.001cm"><text:p/></draw:line><draw:line draw:style-name="gr113" draw:text-style-name="P132" svg:x1="0.529cm" svg:y1="0.082cm" svg:x2="0.439cm" svg:y2="0.165cm"><text:p/></draw:line></draw:g></text:span></text:span><text:span text:style-name="_5f_Niveau_5f_rouge"><text:span text:style-name="T27"> </text:span></text:span><text:span text:style-name="_5f_Niveau_5f_rouge"><text:span text:style-name="T82">3</text:span></text:span><text:span text:style-name="_5f_Niveau_5f_rouge"><text:span text:style-name="T15">x</text:span></text:span><text:span text:style-name="_5f_Niveau_5f_rouge"><text:span text:style-name="T27"> </text:span></text:span><text:span text:style-name="_5f_Niveau_5f_rouge"><text:span text:style-name="T41">─</text:span></text:span><text:span text:style-name="_5f_Niveau_5f_rouge"><text:span text:style-name="T27"> </text:span></text:span><text:span text:style-name="_5f_Niveau_5f_rouge"><text:span text:style-name="T31">2.</text:span></text:span></text:p></text:list-item></text:list><text:p text:style-name="P59"><text:span text:style-name="Bold_5f_niv3"><text:span text:style-name="T85">Correction</text:span></text:span></text:p><text:list xml:id="list100521266662142" text:continue-list="list2813823475" text:style-name="liste_5f_abc"><text:list-item text:start-value="1"><text:p text:style-name="P82"><text:span text:style-name="T16">f</text:span><text:span text:style-name="T81"> est une fonction linéaire</text:span> donc sa représen<text:span text:style-name="T88">­</text:span>tation graphique est une droite qui passe par l’origine du repère.</text:p></text:list-item></text:list><text:p text:style-name="P63">Pour tracer cette droite, il suffit de connaître les coordonnées d’un de ses points. <text:s/><text:span text:style-name="T18">f</text:span><text:span text:style-name="T22">(</text:span><text:span text:style-name="T70">6</text:span><text:span text:style-name="T22">) </text:span><text:span text:style-name="T44">=</text:span><text:span text:style-name="T20"> </text:span><text:span text:style-name="_5f_opensymbol"><text:span text:style-name="T75">─</text:span></text:span><text:span text:style-name="T71">3</text:span>.</text:p><text:p text:style-name="P61"><text:span text:style-name="T51">(</text:span><text:span text:style-name="T65">d</text:span><text:span text:style-name="T64">f</text:span><text:span text:style-name="T66">)</text:span><text:span text:style-name="T67"> </text:span><text:span text:style-name="T68">est la droite (OA) avec </text:span><text:span text:style-name="T70">A(6 ; </text:span><text:span text:style-name="T72">─</text:span><text:span text:style-name="T71">3</text:span><text:span text:style-name="T70">).</text:span></text:p><text:list xml:id="list100521473718304" text:continue-numbering="true" text:style-name="liste_5f_abc"><text:list-item><text:p text:style-name="P82"><text:span text:style-name="T12">g</text:span> est une fonction affine donc sa représen<text:span text:style-name="T88">­</text:span>tation graphique est une droite.</text:p></text:list-item></text:list><text:p text:style-name="P61">Pour tracer cette droite, il suffit de connaître les coordonnées de deux de ses points.</text:p><text:p text:style-name="P62"><text:span text:style-name="T13">g</text:span>(<text:span text:style-name="_5f_opensymbol"><text:span text:style-name="T75">─</text:span></text:span>1) <text:span text:style-name="T37">=</text:span> <text:span text:style-name="_5f_opensymbol"><text:span text:style-name="T75">─</text:span></text:span>5 et <text:span text:style-name="T12">g</text:span>(2) <text:span text:style-name="T37">=</text:span> 4. </text:p><text:p text:style-name="P64"><text:span text:style-name="T51">(</text:span><text:span text:style-name="T65">d</text:span><text:span text:style-name="T64">g</text:span><text:span text:style-name="T67">) </text:span><text:span text:style-name="T68">est la droite (BC) avec B(</text:span><text:span text:style-name="T73">─</text:span><text:span text:style-name="T69">1</text:span><text:span text:style-name="T68"> ; </text:span><text:span text:style-name="T73">─</text:span><text:span text:style-name="T69">5</text:span><text:span text:style-name="T68">) <text:line-break/>et C(2 ; 4).</text:span></text:p><text:p text:style-name="P45"><text:span text:style-name="_5f_variables"/></text:p><text:p text:style-name="P45"><text:span text:style-name="_5f_variables"/></text:p><text:p text:style-name="P45"><text:span text:style-name="_5f_variables"/></text:p><text:p text:style-name="P45"><text:span text:style-name="_5f_variables"/></text:p><text:p text:style-name="P45"><text:span text:style-name="_5f_variables"/></text:p><text:p text:style-name="P45"><text:span text:style-name="_5f_variables"/></text:p><text:p text:style-name="P45"><text:span text:style-name="_5f_variables"/></text:p><text:p text:style-name="P45"><text:span text:style-name="_5f_variables"/></text:p><text:p text:style-name="P45"><text:span text:style-name="_5f_variables"/></text:p><text:p text:style-name="P45"><text:span text:style-name="_5f_variables"/></text:p><text:p text:style-name="P45"><text:span text:style-name="_5f_variables"/></text:p><text:p text:style-name="P45"><text:span text:style-name="_5f_variables"/></text:p><text:p text:style-name="P45"><text:span text:style-name="_5f_variables"/></text:p></text:section></draw:text-box></draw:frame></text:p>
      <text:h text:style-name="P68" text:outline-level="1"/>
      <text:h text:style-name="P68" text:outline-level="1"/>
      <text:h text:style-name="P68" text:outline-level="1"/>
      <text:h text:style-name="P68" text:outline-level="1"/>
      <text:h text:style-name="P68" text:outline-level="1"/>
      <text:list xml:id="list1594990570" text:style-name="Num_5f_Exo">
        <text:list-item>
          <text:h text:style-name="P69" text:outline-level="1"> On considère la fonction <text:span text:style-name="T12">f</text:span> définie par <text:span text:style-name="T17">f</text:span>(<text:span text:style-name="T12">x</text:span>)<text:span text:style-name="T24"> </text:span><text:span text:style-name="T37">=</text:span><text:span text:style-name="T24"> </text:span><text:span text:style-name="T12">x</text:span><text:span text:style-name="T9">2</text:span><text:span text:style-name="T25"> </text:span><text:span text:style-name="T38">─</text:span><text:span text:style-name="T25"> </text:span><text:span text:style-name="T24">2</text:span><text:span text:style-name="T12">x</text:span><text:span text:style-name="T25"> </text:span><text:span text:style-name="T38">─</text:span><text:span text:style-name="T25"> </text:span><text:span text:style-name="T24">1 pour </text:span><text:span text:style-name="_5f_variable"><text:span text:style-name="T14">x</text:span></text:span><text:span text:style-name="T24"> compris entre </text:span><text:span text:style-name="T38">─</text:span><text:span text:style-name="T24">1 et 4.</text:span></text:h>
        </text:list-item>
      </text:list>
      <text:list xml:id="list100521400443019" text:continue-list="list100521473718304" text:style-name="liste_5f_abc">
        <text:list-item>
          <text:p text:style-name="P83">Complète le tableau de valeurs de la fonction <text:span text:style-name="_5f_variable"><text:span text:style-name="T4">f.</text:span></text:span></text:p>
        </text:list-item>
      </text:list>
      <table:table table:name="Tableau13" table:style-name="Tableau13">
        <table:table-column table:style-name="Tableau13.A"/>
        <table:table-column table:style-name="Tableau13.B"/>
        <table:table-column table:style-name="Tableau13.C"/>
        <table:table-column table:style-name="Tableau13.A"/>
        <table:table-column table:style-name="Tableau13.C"/>
        <table:table-column table:style-name="Tableau13.B" table:number-columns-repeated="2"/>
        <table:table-row table:style-name="Tableau13.1">
          <table:table-cell table:style-name="Tableau13.A1" office:value-type="string">
            <text:p text:style-name="P52"><text:span text:style-name="_5f_variable"><text:span text:style-name="T21">x</text:span></text:span></text:p>
          </table:table-cell>
          <table:table-cell table:style-name="Tableau13.F1" office:value-type="string">
            <text:p text:style-name="P53"><text:span text:style-name="T39">─</text:span>1</text:p>
          </table:table-cell>
          <table:table-cell table:style-name="Tableau13.C1" office:value-type="string">
            <text:p text:style-name="P35">0</text:p>
          </table:table-cell>
          <table:table-cell table:style-name="Tableau13.D1" office:value-type="string">
            <text:p text:style-name="P35">1</text:p>
          </table:table-cell>
          <table:table-cell table:style-name="Tableau13.E1" office:value-type="string">
            <text:p text:style-name="P35">2</text:p>
          </table:table-cell>
          <table:table-cell table:style-name="Tableau13.F1" office:value-type="string">
            <text:p text:style-name="P35">3</text:p>
          </table:table-cell>
          <table:table-cell table:style-name="Tableau13.G1" office:value-type="string">
            <text:p text:style-name="P35">4</text:p>
          </table:table-cell>
        </table:table-row>
        <table:table-row table:style-name="Tableau13.1">
          <table:table-cell table:style-name="Tableau13.A2" office:value-type="string">
            <text:p text:style-name="P46"><text:span text:style-name="_5f_variable"><text:span text:style-name="T21">f</text:span></text:span><text:span text:style-name="_5f_variable"><text:span text:style-name="T36">(</text:span></text:span><text:span text:style-name="_5f_variable"><text:span text:style-name="T21">x</text:span></text:span><text:span text:style-name="_5f_variable"><text:span text:style-name="T36">)</text:span></text:span></text:p>
          </table:table-cell>
          <table:table-cell table:style-name="Tableau13.F2" office:value-type="string">
            <text:p text:style-name="P31">2</text:p>
          </table:table-cell>
          <table:table-cell table:style-name="Tableau13.C2" office:value-type="string">
            <text:p text:style-name="P32"><text:span text:style-name="T45">─</text:span>1</text:p>
          </table:table-cell>
          <table:table-cell table:style-name="Tableau13.D2" office:value-type="string">
            <text:p text:style-name="P32"><text:span text:style-name="T45">─</text:span>2</text:p>
          </table:table-cell>
          <table:table-cell table:style-name="Tableau13.E2" office:value-type="string">
            <text:p text:style-name="P32"><text:span text:style-name="T45">─</text:span>1</text:p>
          </table:table-cell>
          <table:table-cell table:style-name="Tableau13.F2" office:value-type="string">
            <text:p text:style-name="P31">2</text:p>
          </table:table-cell>
          <table:table-cell table:style-name="Tableau13.G2" office:value-type="string">
            <text:p text:style-name="P31">7</text:p>
          </table:table-cell>
        </table:table-row>
      </table:table>
      <text:list xml:id="list100522965032000" text:continue-numbering="true" text:style-name="liste_5f_abc">
        <text:list-item>
          <text:p text:style-name="P84">Donne les coordonnées des six points A, B, C, D, E et F appartenant au graphique de <text:span text:style-name="_5f_variable"><text:span text:style-name="T4">f</text:span></text:span> d’abscisses respectives <text:span text:style-name="T40">─</text:span><text:span text:style-name="T50">1 ; 0 ; 1 ; 2 ; 3 et 4.</text:span></text:p>
        </text:list-item>
      </text:list>
      <text:list xml:id="list1853838999" text:style-name="_5f_Numérotation_20_des_20_exercices_20_livrets">
        <text:list-item>
          <text:list>
            <text:list-header>
              <text:p text:style-name="P75"><text:span text:style-name="_5f_pointillés_20_gris"><text:span text:style-name="T94">A(</text:span></text:span><text:span text:style-name="_5f_pointillés_20_gris"><text:span text:style-name="T102">─</text:span></text:span><text:span text:style-name="_5f_pointillés_20_gris"><text:span text:style-name="T94">1 ; 2) <text:s text:c="5"/><text:tab/>B</text:span></text:span><text:span text:style-name="_5f_pointillés_20_gris"><text:span text:style-name="T91">(0 ; </text:span></text:span><text:span text:style-name="_5f_pointillés_20_gris"><text:span text:style-name="T104">─</text:span></text:span><text:span text:style-name="_5f_pointillés_20_gris"><text:span text:style-name="T91">1) <text:s text:c="3"/></text:span></text:span></text:p>
              <text:p text:style-name="P76"><text:span text:style-name="_5f_pointillés_20_gris"><text:span text:style-name="T91">C(1 ; </text:span></text:span><text:span text:style-name="_5f_pointillés_20_gris"><text:span text:style-name="T104">─</text:span></text:span><text:span text:style-name="_5f_pointillés_20_gris"><text:span text:style-name="T91">2) <text:s text:c="5"/><text:tab/>D(2 ; </text:span></text:span><text:span text:style-name="_5f_pointillés_20_gris"><text:span text:style-name="T104">─</text:span></text:span><text:span text:style-name="_5f_pointillés_20_gris"><text:span text:style-name="T91">1)</text:span></text:span></text:p>
              <text:p text:style-name="P76"><text:span text:style-name="_5f_pointillés_20_gris"><text:span text:style-name="T91">E(3 ; 2) <text:s text:c="5"/><text:tab/>F(4 ; 7)</text:span></text:span></text:p>
            </text:list-header>
          </text:list>
        </text:list-item>
      </text:list>
      <text:list xml:id="list100521670812903" text:continue-list="list100522965032000" text:style-name="liste_5f_abc">
        <text:list-item>
          <text:p text:style-name="P85">Place ces points dans le repère ci-dessous et trace une ébauche de courbe au crayon à <text:span text:style-name="T89">papier</text:span>.</text:p>
        </text:list-item>
        <text:list-item>
          <text:p text:style-name="P86"><draw:g text:anchor-type="paragraph" draw:z-index="26" draw:name="Forme7" draw:style-name="gr19"><draw:g draw:name="Forme7" draw:style-name="gr4"><draw:g draw:style-name="gr4"><draw:g draw:style-name="gr4"><draw:g draw:style-name="gr4"><draw:g draw:style-name="gr4"><draw:line draw:style-name="gr20" draw:text-style-name="P111" svg:x1="0.518cm" svg:y1="0.246cm" svg:x2="9.518cm" svg:y2="0.246cm"><text:p/></draw:line><draw:line draw:style-name="gr6" draw:text-style-name="P111" svg:x1="0.518cm" svg:y1="0.495cm" svg:x2="9.518cm" svg:y2="0.495cm"><text:p/></draw:line><draw:line draw:style-name="gr6" draw:text-style-name="P111" svg:x1="0.518cm" svg:y1="0.746cm" svg:x2="9.518cm" svg:y2="0.746cm"><text:p/></draw:line><draw:line draw:style-name="gr6" draw:text-style-name="P111" svg:x1="0.518cm" svg:y1="0.996cm" svg:x2="9.518cm" svg:y2="0.996cm"><text:p/></draw:line><draw:line draw:style-name="gr20" draw:text-style-name="P111" svg:x1="0.518cm" svg:y1="1.247cm" svg:x2="9.518cm" svg:y2="1.247cm"><text:p/></draw:line><draw:line draw:style-name="gr6" draw:text-style-name="P111" svg:x1="0.518cm" svg:y1="1.496cm" svg:x2="9.518cm" svg:y2="1.496cm"><text:p/></draw:line><draw:line draw:style-name="gr6" draw:text-style-name="P111" svg:x1="0.518cm" svg:y1="1.747cm" svg:x2="9.518cm" svg:y2="1.747cm"><text:p/></draw:line><draw:line draw:style-name="gr6" draw:text-style-name="P111" svg:x1="0.518cm" svg:y1="1.996cm" svg:x2="9.518cm" svg:y2="1.996cm"><text:p/></draw:line><draw:line draw:style-name="gr20" draw:text-style-name="P111" svg:x1="0.518cm" svg:y1="2.243cm" svg:x2="9.518cm" svg:y2="2.243cm"><text:p/></draw:line><draw:line draw:style-name="gr6" draw:text-style-name="P111" svg:x1="0.518cm" svg:y1="2.496cm" svg:x2="9.518cm" svg:y2="2.496cm"><text:p/></draw:line><draw:line draw:style-name="gr6" draw:text-style-name="P111" svg:x1="0.518cm" svg:y1="2.744cm" svg:x2="9.518cm" svg:y2="2.744cm"><text:p/></draw:line><draw:line draw:style-name="gr6" draw:text-style-name="P111" svg:x1="0.518cm" svg:y1="2.996cm" svg:x2="9.518cm" svg:y2="2.996cm"><text:p/></draw:line><draw:line draw:style-name="gr20" draw:text-style-name="P111" svg:x1="0.518cm" svg:y1="3.245cm" svg:x2="9.518cm" svg:y2="3.245cm"><text:p/></draw:line><draw:line draw:style-name="gr6" draw:text-style-name="P111" svg:x1="0.518cm" svg:y1="3.496cm" svg:x2="9.518cm" svg:y2="3.496cm"><text:p/></draw:line><draw:line draw:style-name="gr6" draw:text-style-name="P111" svg:x1="0.518cm" svg:y1="3.746cm" svg:x2="9.518cm" svg:y2="3.746cm"><text:p/></draw:line><draw:line draw:style-name="gr6" draw:text-style-name="P111" svg:x1="0.518cm" svg:y1="3.996cm" svg:x2="9.518cm" svg:y2="3.996cm"><text:p/></draw:line><draw:line draw:style-name="gr20" draw:text-style-name="P111" svg:x1="0.518cm" svg:y1="4.246cm" svg:x2="9.518cm" svg:y2="4.246cm"><text:p/></draw:line><draw:line draw:style-name="gr6" draw:text-style-name="P111" svg:x1="0.518cm" svg:y1="4.492cm" svg:x2="9.518cm" svg:y2="4.492cm"><text:p/></draw:line><draw:line draw:style-name="gr6" draw:text-style-name="P111" svg:x1="0.518cm" svg:y1="4.746cm" svg:x2="9.518cm" svg:y2="4.746cm"><text:p/></draw:line><draw:line draw:style-name="gr6" draw:text-style-name="P111" svg:x1="0.518cm" svg:y1="4.997cm" svg:x2="9.518cm" svg:y2="4.997cm"><text:p/></draw:line><draw:line draw:style-name="gr20" draw:text-style-name="P111" svg:x1="0.518cm" svg:y1="5.246cm" svg:x2="9.518cm" svg:y2="5.246cm"><text:p/></draw:line><draw:line draw:style-name="gr6" draw:text-style-name="P111" svg:x1="0.518cm" svg:y1="5.494cm" svg:x2="9.518cm" svg:y2="5.494cm"><text:p/></draw:line><draw:line draw:style-name="gr6" draw:text-style-name="P111" svg:x1="0.518cm" svg:y1="5.746cm" svg:x2="9.518cm" svg:y2="5.746cm"><text:p/></draw:line><draw:line draw:style-name="gr6" draw:text-style-name="P111" svg:x1="0.518cm" svg:y1="5.997cm" svg:x2="9.518cm" svg:y2="5.997cm"><text:p/></draw:line><draw:line draw:style-name="gr20" draw:text-style-name="P111" svg:x1="0.518cm" svg:y1="6.246cm" svg:x2="9.518cm" svg:y2="6.246cm"><text:p/></draw:line><draw:line draw:style-name="gr6" draw:text-style-name="P111" svg:x1="0.518cm" svg:y1="6.494cm" svg:x2="9.518cm" svg:y2="6.494cm"><text:p/></draw:line><draw:line draw:style-name="gr6" draw:text-style-name="P111" svg:x1="0.518cm" svg:y1="6.746cm" svg:x2="9.518cm" svg:y2="6.746cm"><text:p/></draw:line><draw:line draw:style-name="gr6" draw:text-style-name="P111" svg:x1="0.518cm" svg:y1="6.995cm" svg:x2="9.518cm" svg:y2="6.995cm"><text:p/></draw:line><draw:line draw:style-name="gr6" draw:text-style-name="P111" svg:x1="0.518cm" svg:y1="7.496cm" svg:x2="9.518cm" svg:y2="7.496cm"><text:p/></draw:line><draw:line draw:style-name="gr6" draw:text-style-name="P111" svg:x1="0.518cm" svg:y1="7.747cm" svg:x2="9.518cm" svg:y2="7.747cm"><text:p/></draw:line><draw:line draw:style-name="gr6" draw:text-style-name="P111" svg:x1="0.518cm" svg:y1="7.996cm" svg:x2="9.518cm" svg:y2="7.996cm"><text:p/></draw:line><draw:line draw:style-name="gr20" draw:text-style-name="P111" svg:x1="0.518cm" svg:y1="8.242cm" svg:x2="9.518cm" svg:y2="8.242cm"><text:p/></draw:line><draw:line draw:style-name="gr6" draw:text-style-name="P111" svg:x1="0.518cm" svg:y1="8.496cm" svg:x2="9.518cm" svg:y2="8.496cm"><text:p/></draw:line><draw:line draw:style-name="gr6" draw:text-style-name="P111" svg:x1="0.518cm" svg:y1="8.743cm" svg:x2="9.518cm" svg:y2="8.743cm"><text:p/></draw:line><draw:line draw:style-name="gr6" draw:text-style-name="P111" svg:x1="0.518cm" svg:y1="8.996cm" svg:x2="9.518cm" svg:y2="8.996cm"><text:p/></draw:line><draw:line draw:style-name="gr20" draw:text-style-name="P111" svg:x1="0.518cm" svg:y1="9.244cm" svg:x2="9.518cm" svg:y2="9.244cm"><text:p/></draw:line><draw:line draw:style-name="gr20" draw:text-style-name="P111" svg:x1="0.518cm" svg:y1="0.246cm" svg:x2="0.518cm" svg:y2="9.246cm"><text:p/></draw:line><draw:line draw:style-name="gr21" draw:text-style-name="P111" svg:x1="2.318cm" svg:y1="0.246cm" svg:x2="2.318cm" svg:y2="9.246cm"><text:p/></draw:line><draw:line draw:style-name="gr20" draw:text-style-name="P111" svg:x1="4.118cm" svg:y1="0.246cm" svg:x2="4.118cm" svg:y2="9.246cm"><text:p/></draw:line><draw:line draw:style-name="gr20" draw:text-style-name="P111" svg:x1="5.918cm" svg:y1="0.246cm" svg:x2="5.918cm" svg:y2="9.246cm"><text:p/></draw:line><draw:line draw:style-name="gr20" draw:text-style-name="P111" svg:x1="7.718cm" svg:y1="0.246cm" svg:x2="7.718cm" svg:y2="9.246cm"><text:p/></draw:line><draw:line draw:style-name="gr20" draw:text-style-name="P111" svg:x1="9.518cm" svg:y1="0.246cm" svg:x2="9.518cm" svg:y2="9.246cm"><text:p/></draw:line></draw:g><draw:frame draw:style-name="gr22" draw:text-style-name="P115" svg:width="0.92cm" svg:height="0.705cm" svg:x="1.665cm" svg:y="7.246cm"><draw:text-box><text:p text:style-name="P114"><text:span text:style-name="T140">0</text:span></text:p></draw:text-box></draw:frame><draw:frame draw:style-name="gr22" draw:text-style-name="P115" svg:width="0.959cm" svg:height="0.705cm" svg:x="3.743cm" svg:y="7.246cm"><draw:text-box><text:p text:style-name="P114"><text:span text:style-name="T140">1</text:span></text:p></draw:text-box></draw:frame><draw:frame draw:style-name="gr23" draw:text-style-name="P115" svg:width="0.779cm" svg:height="0.787cm" svg:x="1.667cm" svg:y="5.848cm"><draw:text-box><text:p text:style-name="P114"><text:span text:style-name="T140">1</text:span></text:p></draw:text-box></draw:frame></draw:g><draw:line draw:style-name="gr20" draw:text-style-name="P111" svg:x1="1.418cm" svg:y1="0.246cm" svg:x2="1.418cm" svg:y2="9.246cm"><text:p/></draw:line><draw:line draw:style-name="gr20" draw:text-style-name="P111" svg:x1="5.02cm" svg:y1="0.246cm" svg:x2="5.02cm" svg:y2="9.246cm"><text:p/></draw:line><draw:line draw:style-name="gr20" draw:text-style-name="P111" svg:x1="6.819cm" svg:y1="0.246cm" svg:x2="6.819cm" svg:y2="9.246cm"><text:p/></draw:line><draw:line draw:style-name="gr20" draw:text-style-name="P111" svg:x1="8.62cm" svg:y1="0.246cm" svg:x2="8.62cm" svg:y2="9.246cm"><text:p/></draw:line><draw:line draw:style-name="gr24" draw:text-style-name="P111" svg:x1="3.219cm" svg:y1="0.246cm" svg:x2="3.219cm" svg:y2="9.246cm"><text:p/></draw:line></draw:g><draw:line draw:style-name="gr25" draw:text-style-name="P111" svg:x1="0.518cm" svg:y1="7.246cm" svg:x2="9.518cm" svg:y2="7.246cm"><text:p/></draw:line></draw:g><draw:line draw:style-name="gr9" draw:text-style-name="P111" svg:x1="4.118cm" svg:y1="7.141cm" svg:x2="4.118cm" svg:y2="7.341cm"><text:p/></draw:line><draw:line draw:style-name="gr9" draw:text-style-name="P111" svg:x1="5.918cm" svg:y1="7.141cm" svg:x2="5.918cm" svg:y2="7.341cm"><text:p/></draw:line><draw:line draw:style-name="gr9" draw:text-style-name="P111" svg:x1="7.718cm" svg:y1="7.141cm" svg:x2="7.718cm" svg:y2="7.341cm"><text:p/></draw:line><draw:line draw:style-name="gr9" draw:text-style-name="P111" svg:x1="0.518cm" svg:y1="7.141cm" svg:x2="0.518cm" svg:y2="7.341cm"><text:p/></draw:line><draw:line draw:style-name="gr9" draw:text-style-name="P111" svg:x1="2.221cm" svg:y1="6.246cm" svg:x2="2.421cm" svg:y2="6.246cm"><text:p/></draw:line><draw:line draw:style-name="gr9" draw:text-style-name="P111" svg:x1="2.221cm" svg:y1="5.246cm" svg:x2="2.421cm" svg:y2="5.246cm"><text:p/></draw:line><draw:line draw:style-name="gr9" draw:text-style-name="P111" svg:x1="2.221cm" svg:y1="4.246cm" svg:x2="2.421cm" svg:y2="4.246cm"><text:p/></draw:line><draw:line draw:style-name="gr9" draw:text-style-name="P111" svg:x1="2.221cm" svg:y1="3.245cm" svg:x2="2.421cm" svg:y2="3.245cm"><text:p/></draw:line><draw:line draw:style-name="gr9" draw:text-style-name="P111" svg:x1="2.221cm" svg:y1="2.243cm" svg:x2="2.421cm" svg:y2="2.243cm"><text:p/></draw:line><draw:line draw:style-name="gr9" draw:text-style-name="P111" svg:x1="2.221cm" svg:y1="1.247cm" svg:x2="2.421cm" svg:y2="1.247cm"><text:p/></draw:line></draw:g><draw:frame draw:style-name="gr26" draw:text-style-name="P116" svg:width="0.75cm" svg:height="0.78cm" svg:x="1.962cm" svg:y="7.797cm"><draw:text-box><text:p text:style-name="P109"><text:span text:style-name="T141"></text:span></text:p></draw:text-box></draw:frame><draw:frame draw:style-name="gr27" draw:text-style-name="P116" svg:width="0.75cm" svg:height="0.782cm" svg:x="3.764cm" svg:y="8.793cm"><draw:text-box><text:p text:style-name="P109"><text:span text:style-name="T141"></text:span></text:p></draw:text-box></draw:frame><draw:frame draw:style-name="gr26" draw:text-style-name="P116" svg:width="0.75cm" svg:height="0.78cm" svg:x="5.567cm" svg:y="7.797cm"><draw:text-box><text:p text:style-name="P109"><text:span text:style-name="T141"></text:span></text:p></draw:text-box></draw:frame><draw:frame draw:style-name="gr26" draw:text-style-name="P116" svg:width="0.752cm" svg:height="0.78cm" svg:x="7.352cm" svg:y="4.809cm"><draw:text-box><text:p text:style-name="P109"><text:span text:style-name="T141"></text:span></text:p></draw:text-box></draw:frame><draw:frame draw:style-name="gr26" draw:text-style-name="P116" svg:width="0.75cm" svg:height="0.78cm" svg:x="9.157cm" svg:y="-0.192cm"><draw:text-box><text:p text:style-name="P109"><text:span text:style-name="T141"></text:span></text:p></draw:text-box></draw:frame><draw:frame draw:style-name="gr28" draw:text-style-name="P117" svg:width="0.752cm" svg:height="0.756cm" svg:x="1.674cm" svg:y="8.141cm"><draw:text-box><text:p text:style-name="P109"><text:span text:style-name="T142">B</text:span></text:p></draw:text-box></draw:frame><draw:frame draw:style-name="gr29" draw:text-style-name="P117" svg:width="0.75cm" svg:height="0.754cm" svg:x="3.764cm" svg:y="9.245cm"><draw:text-box><text:p text:style-name="P109"><text:span text:style-name="T142">C</text:span></text:p></draw:text-box></draw:frame><draw:frame draw:style-name="gr28" draw:text-style-name="P117" svg:width="0.75cm" svg:height="0.756cm" svg:x="5.798cm" svg:y="8.156cm"><draw:text-box><text:p text:style-name="P109"><text:span text:style-name="T142">D</text:span></text:p></draw:text-box></draw:frame><draw:frame draw:style-name="gr28" draw:text-style-name="P117" svg:width="0.75cm" svg:height="0.756cm" svg:x="7.567cm" svg:y="5.244cm"><draw:text-box><text:p text:style-name="P109"><text:span text:style-name="T142">E</text:span></text:p></draw:text-box></draw:frame><draw:frame draw:style-name="gr28" draw:text-style-name="P117" svg:width="0.752cm" svg:height="0.756cm" svg:x="8.874cm" svg:y="-0.053cm"><draw:text-box><text:p text:style-name="P109"><text:span text:style-name="T142">F</text:span></text:p></draw:text-box></draw:frame><draw:frame draw:style-name="gr26" draw:text-style-name="P118" svg:width="0.752cm" svg:height="0.78cm" svg:x="1.053cm" svg:y="6.562cm"><draw:text-box><text:p text:style-name="P109"><text:span text:style-name="T143"></text:span></text:p></draw:text-box></draw:frame><draw:frame draw:style-name="gr28" draw:text-style-name="P119" svg:width="0.75cm" svg:height="0.756cm" svg:x="0.706cm" svg:y="6.682cm"><draw:text-box><text:p text:style-name="P109"><text:span text:style-name="T144">G</text:span></text:p></draw:text-box></draw:frame><draw:frame draw:style-name="gr28" draw:text-style-name="P119" svg:width="0.75cm" svg:height="0.756cm" svg:x="6.807cm" svg:y="6.595cm"><draw:text-box><text:p text:style-name="P109"><text:span text:style-name="T144">J</text:span></text:p></draw:text-box></draw:frame><draw:frame draw:style-name="gr26" draw:text-style-name="P118" svg:width="0.75cm" svg:height="0.78cm" svg:x="6.461cm" svg:y="6.562cm"><draw:text-box><text:p text:style-name="P109"><text:span text:style-name="T143"></text:span></text:p></draw:text-box></draw:frame><draw:frame draw:style-name="gr26" draw:text-style-name="P118" svg:width="0.75cm" svg:height="0.78cm" svg:x="2.858cm" svg:y="8.55cm"><draw:text-box><text:p text:style-name="P109"><text:span text:style-name="T143"></text:span></text:p></draw:text-box></draw:frame><draw:frame draw:style-name="gr26" draw:text-style-name="P118" svg:width="0.75cm" svg:height="0.78cm" svg:x="4.66cm" svg:y="8.566cm"><draw:text-box><text:p text:style-name="P109"><text:span text:style-name="T143"></text:span></text:p></draw:text-box></draw:frame><draw:frame draw:style-name="gr26" draw:text-style-name="P118" svg:width="0.75cm" svg:height="0.78cm" svg:x="8.266cm" svg:y="2.561cm"><draw:text-box><text:p text:style-name="P109"><text:span text:style-name="T143"></text:span></text:p></draw:text-box></draw:frame><draw:frame draw:style-name="gr29" draw:text-style-name="P119" svg:width="0.75cm" svg:height="0.754cm" svg:x="2.553cm" svg:y="8.996cm"><draw:text-box><text:p text:style-name="P109"><text:span text:style-name="T144">H</text:span></text:p></draw:text-box></draw:frame><draw:frame draw:style-name="gr29" draw:text-style-name="P119" svg:width="0.75cm" svg:height="0.754cm" svg:x="4.934cm" svg:y="8.996cm"><draw:text-box><text:p text:style-name="P109"><text:span text:style-name="T144">I</text:span></text:p></draw:text-box></draw:frame><draw:frame draw:style-name="gr28" draw:text-style-name="P119" svg:width="0.75cm" svg:height="0.756cm" svg:x="8.522cm" svg:y="2.838cm"><draw:text-box><text:p text:style-name="P109"><text:span text:style-name="T144">K</text:span></text:p></draw:text-box></draw:frame><draw:line draw:style-name="gr30" draw:text-style-name="P108" svg:x1="0.539cm" svg:y1="5.274cm" svg:x2="0.639cm" svg:y2="5.492cm"><text:p/></draw:line><draw:line draw:style-name="gr30" draw:text-style-name="P108" svg:x1="0.639cm" svg:y1="5.491cm" svg:x2="0.739cm" svg:y2="5.703cm"><text:p/></draw:line><draw:line draw:style-name="gr30" draw:text-style-name="P108" svg:x1="0.739cm" svg:y1="5.706cm" svg:x2="0.839cm" svg:y2="5.912cm"><text:p/></draw:line><draw:line draw:style-name="gr30" draw:text-style-name="P108" svg:x1="0.839cm" svg:y1="5.91cm" svg:x2="0.939cm" svg:y2="6.11cm"><text:p/></draw:line><draw:line draw:style-name="gr30" draw:text-style-name="P108" svg:x1="0.94cm" svg:y1="6.11cm" svg:x2="1.04cm" svg:y2="6.304cm"><text:p/></draw:line><draw:line draw:style-name="gr30" draw:text-style-name="P108" svg:x1="1.038cm" svg:y1="6.304cm" svg:x2="1.138cm" svg:y2="6.492cm"><text:p/></draw:line><draw:line draw:style-name="gr30" draw:text-style-name="P108" svg:x1="1.138cm" svg:y1="6.491cm" svg:x2="1.238cm" svg:y2="6.672cm"><text:p/></draw:line><draw:line draw:style-name="gr30" draw:text-style-name="P108" svg:x1="1.24cm" svg:y1="6.672cm" svg:x2="1.34cm" svg:y2="6.847cm"><text:p/></draw:line><draw:line draw:style-name="gr30" draw:text-style-name="P108" svg:x1="1.338cm" svg:y1="6.849cm" svg:x2="1.438cm" svg:y2="7.018cm"><text:p/></draw:line><draw:line draw:style-name="gr30" draw:text-style-name="P108" svg:x1="1.438cm" svg:y1="7.016cm" svg:x2="1.538cm" svg:y2="7.179cm"><text:p/></draw:line><draw:line draw:style-name="gr30" draw:text-style-name="P108" svg:x1="1.538cm" svg:y1="7.179cm" svg:x2="1.638cm" svg:y2="7.336cm"><text:p/></draw:line><draw:line draw:style-name="gr30" draw:text-style-name="P108" svg:x1="1.637cm" svg:y1="7.336cm" svg:x2="1.737cm" svg:y2="7.487cm"><text:p/></draw:line><draw:line draw:style-name="gr30" draw:text-style-name="P108" svg:x1="1.739cm" svg:y1="7.486cm" svg:x2="1.839cm" svg:y2="7.63cm"><text:p/></draw:line><draw:line draw:style-name="gr30" draw:text-style-name="P108" svg:x1="1.837cm" svg:y1="7.631cm" svg:x2="1.937cm" svg:y2="7.769cm"><text:p/></draw:line><draw:line draw:style-name="gr30" draw:text-style-name="P108" svg:x1="1.937cm" svg:y1="7.769cm" svg:x2="2.037cm" svg:y2="7.901cm"><text:p/></draw:line><draw:line draw:style-name="gr30" draw:text-style-name="P108" svg:x1="2.036cm" svg:y1="7.902cm" svg:x2="2.136cm" svg:y2="8.028cm"><text:p/></draw:line><draw:line draw:style-name="gr30" draw:text-style-name="P108" svg:x1="2.136cm" svg:y1="8.029cm" svg:x2="2.236cm" svg:y2="8.149cm"><text:p/></draw:line><draw:line draw:style-name="gr30" draw:text-style-name="P108" svg:x1="2.236cm" svg:y1="8.149cm" svg:x2="2.336cm" svg:y2="8.262cm"><text:p/></draw:line><draw:line draw:style-name="gr30" draw:text-style-name="P108" svg:x1="2.337cm" svg:y1="8.262cm" svg:x2="2.437cm" svg:y2="8.369cm"><text:p/></draw:line><draw:line draw:style-name="gr30" draw:text-style-name="P108" svg:x1="2.436cm" svg:y1="8.367cm" svg:x2="2.536cm" svg:y2="8.468cm"><text:p/></draw:line><draw:line draw:style-name="gr30" draw:text-style-name="P108" svg:x1="2.538cm" svg:y1="8.47cm" svg:x2="2.638cm" svg:y2="8.565cm"><text:p/></draw:line><draw:line draw:style-name="gr30" draw:text-style-name="P108" svg:x1="2.637cm" svg:y1="8.564cm" svg:x2="2.737cm" svg:y2="8.653cm"><text:p/></draw:line><draw:line draw:style-name="gr30" draw:text-style-name="P108" svg:x1="2.735cm" svg:y1="8.652cm" svg:x2="2.835cm" svg:y2="8.735cm"><text:p/></draw:line><draw:line draw:style-name="gr30" draw:text-style-name="P108" svg:x1="2.835cm" svg:y1="8.735cm" svg:x2="2.935cm" svg:y2="8.811cm"><text:p/></draw:line><draw:line draw:style-name="gr30" draw:text-style-name="P108" svg:x1="2.935cm" svg:y1="8.814cm" svg:x2="3.035cm" svg:y2="8.884cm"><text:p/></draw:line><draw:line draw:style-name="gr30" draw:text-style-name="P108" svg:x1="3.035cm" svg:y1="8.882cm" svg:x2="3.135cm" svg:y2="8.946cm"><text:p/></draw:line><draw:line draw:style-name="gr30" draw:text-style-name="P108" svg:x1="3.136cm" svg:y1="8.948cm" svg:x2="3.236cm" svg:y2="9.006cm"><text:p/></draw:line><draw:line draw:style-name="gr30" draw:text-style-name="P108" svg:x1="3.234cm" svg:y1="9.004cm" svg:x2="3.334cm" svg:y2="9.056cm"><text:p/></draw:line><draw:line draw:style-name="gr30" draw:text-style-name="P108" svg:x1="3.334cm" svg:y1="9.056cm" svg:x2="3.434cm" svg:y2="9.102cm"><text:p/></draw:line><draw:line draw:style-name="gr30" draw:text-style-name="P108" svg:x1="3.436cm" svg:y1="9.102cm" svg:x2="3.536cm" svg:y2="9.142cm"><text:p/></draw:line><draw:line draw:style-name="gr30" draw:text-style-name="P108" svg:x1="3.534cm" svg:y1="9.144cm" svg:x2="3.634cm" svg:y2="9.177cm"><text:p/></draw:line><draw:line draw:style-name="gr30" draw:text-style-name="P108" svg:x1="3.634cm" svg:y1="9.175cm" svg:x2="3.734cm" svg:y2="9.202cm"><text:p/></draw:line><draw:line draw:style-name="gr30" draw:text-style-name="P108" svg:x1="3.734cm" svg:y1="9.202cm" svg:x2="3.834cm" svg:y2="9.223cm"><text:p/></draw:line><draw:line draw:style-name="gr30" draw:text-style-name="P108" svg:x1="3.833cm" svg:y1="9.225cm" svg:x2="3.933cm" svg:y2="9.24cm"><text:p/></draw:line><draw:line draw:style-name="gr30" draw:text-style-name="P108" svg:x1="3.935cm" svg:y1="9.241cm" svg:x2="4.035cm" svg:y2="9.25cm"><text:p/></draw:line><draw:line draw:style-name="gr30" draw:text-style-name="P108" svg:x1="4.034cm" svg:y1="9.248cm" svg:x2="4.125cm" svg:y2="9.251cm"><text:p/></draw:line><draw:line draw:style-name="gr30" draw:text-style-name="P108" svg:x1="4.124cm" svg:y1="9.251cm" svg:x2="4.224cm" svg:y2="9.248cm"><text:p/></draw:line><draw:line draw:style-name="gr30" draw:text-style-name="P108" svg:x1="4.223cm" svg:y1="9.249cm" svg:x2="4.323cm" svg:y2="9.24cm"><text:p/></draw:line><draw:line draw:style-name="gr30" draw:text-style-name="P108" svg:x1="4.325cm" svg:y1="9.237cm" svg:x2="4.425cm" svg:y2="9.221cm"><text:p/></draw:line><draw:line draw:style-name="gr30" draw:text-style-name="P108" svg:x1="4.423cm" svg:y1="9.224cm" svg:x2="4.523cm" svg:y2="9.202cm"><text:p/></draw:line><draw:line draw:style-name="gr30" draw:text-style-name="P108" svg:x1="4.523cm" svg:y1="9.2cm" svg:x2="4.623cm" svg:y2="9.172cm"><text:p/></draw:line><draw:line draw:style-name="gr30" draw:text-style-name="P108" svg:x1="4.623cm" svg:y1="9.172cm" svg:x2="4.723cm" svg:y2="9.138cm"><text:p/></draw:line><draw:line draw:style-name="gr30" draw:text-style-name="P108" svg:x1="4.723cm" svg:y1="9.138cm" svg:x2="4.823cm" svg:y2="9.098cm"><text:p/></draw:line><draw:line draw:style-name="gr30" draw:text-style-name="P108" svg:x1="4.824cm" svg:y1="9.1cm" svg:x2="4.924cm" svg:y2="9.054cm"><text:p/></draw:line><draw:line draw:style-name="gr30" draw:text-style-name="P108" svg:x1="4.923cm" svg:y1="9.053cm" svg:x2="5.023cm" svg:y2="9.001cm"><text:p/></draw:line><draw:line draw:style-name="gr30" draw:text-style-name="P108" svg:x1="5.022cm" svg:y1="9cm" svg:x2="5.122cm" svg:y2="8.941cm"><text:p/></draw:line><draw:line draw:style-name="gr30" draw:text-style-name="P108" svg:x1="5.124cm" svg:y1="8.941cm" svg:x2="5.224cm" svg:y2="8.876cm"><text:p/></draw:line><draw:line draw:style-name="gr30" draw:text-style-name="P108" svg:x1="5.222cm" svg:y1="8.878cm" svg:x2="5.322cm" svg:y2="8.807cm"><text:p/></draw:line><draw:line draw:style-name="gr30" draw:text-style-name="P108" svg:x1="5.321cm" svg:y1="8.805cm" svg:x2="5.421cm" svg:y2="8.728cm"><text:p/></draw:line><draw:line draw:style-name="gr30" draw:text-style-name="P108" svg:x1="5.422cm" svg:y1="8.728cm" svg:x2="5.522cm" svg:y2="8.645cm"><text:p/></draw:line><draw:line draw:style-name="gr30" draw:text-style-name="P108" svg:x1="5.521cm" svg:y1="8.644cm" svg:x2="5.621cm" svg:y2="8.555cm"><text:p/></draw:line><draw:line draw:style-name="gr30" draw:text-style-name="P108" svg:x1="5.621cm" svg:y1="8.556cm" svg:x2="5.721cm" svg:y2="8.46cm"><text:p/></draw:line><draw:line draw:style-name="gr30" draw:text-style-name="P108" svg:x1="5.722cm" svg:y1="8.461cm" svg:x2="5.822cm" svg:y2="8.359cm"><text:p/></draw:line><draw:line draw:style-name="gr30" draw:text-style-name="P108" svg:x1="5.821cm" svg:y1="8.358cm" svg:x2="5.921cm" svg:y2="8.25cm"><text:p/></draw:line><draw:line draw:style-name="gr30" draw:text-style-name="P108" svg:x1="5.92cm" svg:y1="8.25cm" svg:x2="6.02cm" svg:y2="8.136cm"><text:p/></draw:line><draw:line draw:style-name="gr30" draw:text-style-name="P108" svg:x1="6.02cm" svg:y1="8.136cm" svg:x2="6.12cm" svg:y2="8.016cm"><text:p/></draw:line><draw:line draw:style-name="gr30" draw:text-style-name="P108" svg:x1="6.12cm" svg:y1="8.015cm" svg:x2="6.22cm" svg:y2="7.889cm"><text:p/></draw:line><draw:line draw:style-name="gr30" draw:text-style-name="P108" svg:x1="6.221cm" svg:y1="7.89cm" svg:x2="6.321cm" svg:y2="7.757cm"><text:p/></draw:line><draw:line draw:style-name="gr30" draw:text-style-name="P108" svg:x1="6.32cm" svg:y1="7.759cm" svg:x2="6.42cm" svg:y2="7.62cm"><text:p/></draw:line><draw:line draw:style-name="gr30" draw:text-style-name="P108" svg:x1="6.42cm" svg:y1="7.618cm" svg:x2="6.52cm" svg:y2="7.473cm"><text:p/></draw:line><draw:line draw:style-name="gr30" draw:text-style-name="P108" svg:x1="6.521cm" svg:y1="7.473cm" svg:x2="6.621cm" svg:y2="7.322cm"><text:p/></draw:line><draw:line draw:style-name="gr30" draw:text-style-name="P108" svg:x1="6.619cm" svg:y1="7.322cm" svg:x2="6.719cm" svg:y2="7.165cm"><text:p/></draw:line><draw:line draw:style-name="gr30" draw:text-style-name="P108" svg:x1="6.719cm" svg:y1="7.164cm" svg:x2="6.819cm" svg:y2="7.001cm"><text:p/></draw:line><draw:line draw:style-name="gr30" draw:text-style-name="P108" svg:x1="6.819cm" svg:y1="7.001cm" svg:x2="6.919cm" svg:y2="6.832cm"><text:p/></draw:line><draw:line draw:style-name="gr30" draw:text-style-name="P108" svg:x1="6.919cm" svg:y1="6.832cm" svg:x2="7.019cm" svg:y2="6.656cm"><text:p/></draw:line><draw:line draw:style-name="gr30" draw:text-style-name="P108" svg:x1="7.018cm" svg:y1="6.659cm" svg:x2="7.118cm" svg:y2="6.477cm"><text:p/></draw:line><draw:line draw:style-name="gr30" draw:text-style-name="P108" svg:x1="7.119cm" svg:y1="6.474cm" svg:x2="7.219cm" svg:y2="6.286cm"><text:p/></draw:line><draw:line draw:style-name="gr30" draw:text-style-name="P108" svg:x1="7.218cm" svg:y1="6.289cm" svg:x2="7.318cm" svg:y2="6.095cm"><text:p/></draw:line><draw:line draw:style-name="gr30" draw:text-style-name="P108" svg:x1="7.32cm" svg:y1="6.094cm" svg:x2="7.42cm" svg:y2="5.893cm"><text:p/></draw:line><draw:line draw:style-name="gr30" draw:text-style-name="P108" svg:x1="7.418cm" svg:y1="5.892cm" svg:x2="7.518cm" svg:y2="5.685cm"><text:p/></draw:line><draw:line draw:style-name="gr30" draw:text-style-name="P108" svg:x1="7.518cm" svg:y1="5.685cm" svg:x2="7.618cm" svg:y2="5.472cm"><text:p/></draw:line><draw:line draw:style-name="gr30" draw:text-style-name="P108" svg:x1="7.618cm" svg:y1="5.472cm" svg:x2="7.718cm" svg:y2="5.253cm"><text:p/></draw:line><draw:line draw:style-name="gr30" draw:text-style-name="P108" svg:x1="7.717cm" svg:y1="5.253cm" svg:x2="7.817cm" svg:y2="5.028cm"><text:p/></draw:line><draw:line draw:style-name="gr30" draw:text-style-name="P108" svg:x1="7.817cm" svg:y1="5.028cm" svg:x2="7.917cm" svg:y2="4.797cm"><text:p/></draw:line><draw:line draw:style-name="gr30" draw:text-style-name="P108" svg:x1="7.918cm" svg:y1="4.796cm" svg:x2="8.018cm" svg:y2="4.559cm"><text:p/></draw:line><draw:line draw:style-name="gr30" draw:text-style-name="P108" svg:x1="8.017cm" svg:y1="4.562cm" svg:x2="8.117cm" svg:y2="4.318cm"><text:p/></draw:line><draw:line draw:style-name="gr30" draw:text-style-name="P108" svg:x1="8.116cm" svg:y1="4.316cm" svg:x2="8.216cm" svg:y2="4.066cm"><text:p/></draw:line><draw:line draw:style-name="gr30" draw:text-style-name="P108" svg:x1="8.216cm" svg:y1="4.066cm" svg:x2="8.316cm" svg:y2="3.81cm"><text:p/></draw:line><draw:line draw:style-name="gr30" draw:text-style-name="P108" svg:x1="8.316cm" svg:y1="3.81cm" svg:x2="8.416cm" svg:y2="3.548cm"><text:p/></draw:line><draw:line draw:style-name="gr30" draw:text-style-name="P108" svg:x1="8.416cm" svg:y1="3.548cm" svg:x2="8.516cm" svg:y2="3.28cm"><text:p/></draw:line><draw:line draw:style-name="gr30" draw:text-style-name="P108" svg:x1="8.516cm" svg:y1="3.279cm" svg:x2="8.616cm" svg:y2="3.005cm"><text:p/></draw:line><draw:line draw:style-name="gr30" draw:text-style-name="P108" svg:x1="8.616cm" svg:y1="3.006cm" svg:x2="8.716cm" svg:y2="2.725cm"><text:p/></draw:line><draw:line draw:style-name="gr30" draw:text-style-name="P108" svg:x1="8.717cm" svg:y1="2.725cm" svg:x2="8.817cm" svg:y2="2.438cm"><text:p/></draw:line><draw:line draw:style-name="gr30" draw:text-style-name="P108" svg:x1="8.815cm" svg:y1="2.438cm" svg:x2="8.915cm" svg:y2="2.145cm"><text:p/></draw:line><draw:line draw:style-name="gr30" draw:text-style-name="P108" svg:x1="8.915cm" svg:y1="2.145cm" svg:x2="9.015cm" svg:y2="1.846cm"><text:p/></draw:line><draw:line draw:style-name="gr30" draw:text-style-name="P108" svg:x1="9.015cm" svg:y1="1.846cm" svg:x2="9.115cm" svg:y2="1.541cm"><text:p/></draw:line><draw:line draw:style-name="gr30" draw:text-style-name="P108" svg:x1="9.115cm" svg:y1="1.542cm" svg:x2="9.215cm" svg:y2="1.231cm"><text:p/></draw:line><draw:line draw:style-name="gr30" draw:text-style-name="P108" svg:x1="9.215cm" svg:y1="1.23cm" svg:x2="9.315cm" svg:y2="0.912cm"><text:p/></draw:line><draw:line draw:style-name="gr30" draw:text-style-name="P108" svg:x1="9.315cm" svg:y1="0.913cm" svg:x2="9.415cm" svg:y2="0.589cm"><text:p/></draw:line><draw:line draw:style-name="gr30" draw:text-style-name="P108" svg:x1="9.414cm" svg:y1="0.588cm" svg:x2="9.514cm" svg:y2="0.258cm"><text:p/></draw:line><draw:frame draw:style-name="gr29" draw:text-style-name="P117" svg:width="0.75cm" svg:height="0.754cm" svg:x="0.341cm" svg:y="4.579cm"><draw:text-box><text:p text:style-name="P109"><text:span text:style-name="T142">A</text:span></text:p></draw:text-box></draw:frame><draw:frame draw:style-name="gr26" draw:text-style-name="P116" svg:width="0.75cm" svg:height="0.78cm" svg:x="0.159cm" svg:y="4.807cm"><draw:text-box><text:p text:style-name="P109"><text:span text:style-name="T141"></text:span></text:p></draw:text-box></draw:frame></draw:g>Pour être plus précis dans le tracé, on détermine d’autres points appartenant à cette courbe. Complète le tableau de valeurs de la fonction <text:span text:style-name="_5f_variable"><text:span text:style-name="T4">f.</text:span></text:span></text:p>
        </text:list-item>
      </text:list>
      <table:table table:name="Tableau25" table:style-name="Tableau25">
        <table:table-column table:style-name="Tableau25.A"/>
        <table:table-column table:style-name="Tableau25.B"/>
        <table:table-column table:style-name="Tableau25.A"/>
        <table:table-column table:style-name="Tableau25.B"/>
        <table:table-column table:style-name="Tableau25.A"/>
        <table:table-column table:style-name="Tableau25.B"/>
        <table:table-row table:style-name="Tableau25.1">
          <table:table-cell table:style-name="Tableau25.A1" office:value-type="string">
            <text:p text:style-name="P52"><text:span text:style-name="_5f_variable"><text:span text:style-name="T21">x</text:span></text:span></text:p>
          </table:table-cell>
          <table:table-cell table:style-name="Tableau25.B1" office:value-type="string">
            <text:p text:style-name="P53"><text:span text:style-name="T39">─</text:span><text:span text:style-name="T48">0,5</text:span></text:p>
          </table:table-cell>
          <table:table-cell table:style-name="Tableau25.E1" office:value-type="string">
            <text:p text:style-name="P35">0,5</text:p>
          </table:table-cell>
          <table:table-cell table:style-name="Tableau25.D1" office:value-type="string">
            <text:p text:style-name="P35">1,5</text:p>
          </table:table-cell>
          <table:table-cell table:style-name="Tableau25.E1" office:value-type="string">
            <text:p text:style-name="P35">2,5</text:p>
          </table:table-cell>
          <table:table-cell table:style-name="Tableau25.F1" office:value-type="string">
            <text:p text:style-name="P35">3,5</text:p>
          </table:table-cell>
        </table:table-row>
        <table:table-row table:style-name="Tableau25.1">
          <table:table-cell table:style-name="Tableau25.A2" office:value-type="string">
            <text:p text:style-name="P46"><text:span text:style-name="_5f_variable"><text:span text:style-name="T21">f</text:span></text:span><text:span text:style-name="_5f_variable"><text:span text:style-name="T36">(</text:span></text:span><text:span text:style-name="_5f_variable"><text:span text:style-name="T21">x</text:span></text:span><text:span text:style-name="_5f_variable"><text:span text:style-name="T36">)</text:span></text:span></text:p>
          </table:table-cell>
          <table:table-cell table:style-name="Tableau25.B2" office:value-type="string">
            <text:p text:style-name="P33">0,25</text:p>
          </table:table-cell>
          <table:table-cell table:style-name="Tableau25.E2" office:value-type="string">
            <text:p text:style-name="P34"><text:span text:style-name="T46">─</text:span><text:span text:style-name="T135">1,75</text:span></text:p>
          </table:table-cell>
          <table:table-cell table:style-name="Tableau25.D2" office:value-type="string">
            <text:p text:style-name="P34"><text:span text:style-name="T46">─</text:span><text:span text:style-name="T135">1,75</text:span></text:p>
          </table:table-cell>
          <table:table-cell table:style-name="Tableau25.E2" office:value-type="string">
            <text:p text:style-name="P33">0,25</text:p>
          </table:table-cell>
          <table:table-cell table:style-name="Tableau25.F2" office:value-type="string">
            <text:p text:style-name="P33">4,25</text:p>
          </table:table-cell>
        </table:table-row>
      </table:table>
      <text:list xml:id="list100522737573575" text:continue-numbering="true" text:style-name="liste_5f_abc">
        <text:list-item>
          <text:p text:style-name="P87">Donne les coordonnées des cinq points G, H, I, J et K appartenant au graphique de <text:span text:style-name="_5f_variable"><text:span text:style-name="T4">f</text:span></text:span> d’abscisses respectives <text:span text:style-name="T40">─</text:span><text:span text:style-name="T50">0,5 ; 0,5 ; 1,5 ; 2,5 et 3,5.</text:span></text:p>
          <text:list>
            <text:list-header>
              <text:p text:style-name="P77"><text:span text:style-name="_5f_pointillés_20_gris"><text:span text:style-name="T95">G</text:span></text:span><text:span text:style-name="_5f_pointillés_20_gris"><text:span text:style-name="T94">(</text:span></text:span><text:span text:style-name="_5f_pointillés_20_gris"><text:span text:style-name="T103">─</text:span></text:span><text:span text:style-name="_5f_pointillés_20_gris"><text:span text:style-name="T95">0,5</text:span></text:span><text:span text:style-name="_5f_pointillés_20_gris"><text:span text:style-name="T94"> ; </text:span></text:span><text:span text:style-name="_5f_pointillés_20_gris"><text:span text:style-name="T95">0,25</text:span></text:span><text:span text:style-name="_5f_pointillés_20_gris"><text:span text:style-name="T94">) <text:tab/></text:span></text:span><text:span text:style-name="_5f_pointillés_20_gris"><text:span text:style-name="T95">H</text:span></text:span><text:span text:style-name="_5f_pointillés_20_gris"><text:span text:style-name="T91">(0,</text:span></text:span><text:span text:style-name="_5f_pointillés_20_gris"><text:span text:style-name="T92">5</text:span></text:span><text:span text:style-name="_5f_pointillés_20_gris"><text:span text:style-name="T91"> ; </text:span></text:span><text:span text:style-name="_5f_pointillés_20_gris"><text:span text:style-name="T105">─</text:span></text:span><text:span text:style-name="_5f_pointillés_20_gris"><text:span text:style-name="T91">1,</text:span></text:span><text:span text:style-name="_5f_pointillés_20_gris"><text:span text:style-name="T92">75</text:span></text:span><text:span text:style-name="_5f_pointillés_20_gris"><text:span text:style-name="T91">) <text:s text:c="3"/><text:tab/></text:span></text:span><text:span text:style-name="_5f_pointillés_20_gris"><text:span text:style-name="T92">I</text:span></text:span><text:span text:style-name="_5f_pointillés_20_gris"><text:span text:style-name="T91">(</text:span></text:span><text:span text:style-name="_5f_pointillés_20_gris"><text:span text:style-name="T92">1,5</text:span></text:span><text:span text:style-name="_5f_pointillés_20_gris"><text:span text:style-name="T91"> ; </text:span></text:span><text:span text:style-name="_5f_pointillés_20_gris"><text:span text:style-name="T105">─</text:span></text:span><text:span text:style-name="_5f_pointillés_20_gris"><text:span text:style-name="T92">1,75</text:span></text:span><text:span text:style-name="_5f_pointillés_20_gris"><text:span text:style-name="T91">) <text:s text:c="5"/></text:span></text:span></text:p>
              <text:p text:style-name="P78"><text:span text:style-name="_5f_pointillés_20_gris"><text:span text:style-name="T92">J</text:span></text:span><text:span text:style-name="_5f_pointillés_20_gris"><text:span text:style-name="T91">(2,</text:span></text:span><text:span text:style-name="_5f_pointillés_20_gris"><text:span text:style-name="T93">5</text:span></text:span><text:span text:style-name="_5f_pointillés_20_gris"><text:span text:style-name="T91"> ; </text:span></text:span><text:span text:style-name="_5f_pointillés_20_gris"><text:span text:style-name="T93">0,25</text:span></text:span><text:span text:style-name="_5f_pointillés_20_gris"><text:span text:style-name="T92">) <text:s text:c="5"/><text:tab/></text:span></text:span><text:span text:style-name="_5f_pointillés_20_gris"><text:span text:style-name="T93">K</text:span></text:span><text:span text:style-name="_5f_pointillés_20_gris"><text:span text:style-name="T91">(3,</text:span></text:span><text:span text:style-name="_5f_pointillés_20_gris"><text:span text:style-name="T93">5</text:span></text:span><text:span text:style-name="_5f_pointillés_20_gris"><text:span text:style-name="T91"> ; </text:span></text:span><text:span text:style-name="_5f_pointillés_20_gris"><text:span text:style-name="T93">4,25</text:span></text:span><text:span text:style-name="_5f_pointillés_20_gris"><text:span text:style-name="T91">)</text:span></text:span></text:p>
            </text:list-header>
          </text:list>
        </text:list-item>
        <text:list-item>
          <text:p text:style-name="P88"><text:span text:style-name="T63">Place sur le graphique les points obtenus à la question </text:span><text:span text:style-name="T90">e.</text:span><text:span text:style-name="T63">, puis améliore ton tracé</text:span>.</text:p>
        </text:list-item>
      </text:list>
      <text:list xml:id="list100521794896562" text:continue-list="list1594990570" text:style-name="Num_5f_Exo">
        <text:list-item>
          <text:h text:style-name="P70" text:outline-level="1"><text:soft-page-break/><text:span text:style-name="T11"> Soit les fonctions </text:span><text:span text:style-name="_5f_variable"><text:span text:style-name="T6">f</text:span></text:span><text:span text:style-name="T11"> : </text:span><text:span text:style-name="_5f_variable"><text:span text:style-name="T6">x</text:span></text:span><text:span text:style-name="_5f_variable"><text:span text:style-name="T29"> </text:span></text:span><text:span text:style-name="T29"><draw:g text:anchor-type="as-char" svg:y="-0.21cm" draw:z-index="19" draw:name="Forme8" draw:style-name="gr112"><draw:line draw:style-name="gr113" draw:text-style-name="P132" svg:x1="0cm" svg:y1="0.001cm" svg:x2="0cm" svg:y2="0.167cm"><text:p/></draw:line><draw:line draw:style-name="gr113" draw:text-style-name="P132" svg:x1="0cm" svg:y1="0.084cm" svg:x2="0.529cm" svg:y2="0.084cm"><text:p/></draw:line><draw:line draw:style-name="gr113" draw:text-style-name="P132" svg:x1="0.529cm" svg:y1="0.084cm" svg:x2="0.439cm" svg:y2="0.001cm"><text:p/></draw:line><draw:line draw:style-name="gr113" draw:text-style-name="P132" svg:x1="0.529cm" svg:y1="0.084cm" svg:x2="0.439cm" svg:y2="0.167cm"><text:p/></draw:line></draw:g></text:span> <text:span text:style-name="T11">4</text:span><text:span text:style-name="_5f_variable"><text:span text:style-name="T6">x</text:span></text:span> et <text:span text:style-name="_5f_variable"><text:span text:style-name="T6">g</text:span></text:span><text:span text:style-name="T11"> : </text:span><text:span text:style-name="_5f_variable"><text:span text:style-name="T6">x</text:span></text:span><text:span text:style-name="_5f_variable"><text:span text:style-name="T29"> </text:span></text:span><text:span text:style-name="T29"><draw:g text:anchor-type="as-char" svg:y="-0.21cm" draw:z-index="21" draw:name="Forme9" draw:style-name="gr112"><draw:line draw:style-name="gr113" draw:text-style-name="P132" svg:x1="0cm" svg:y1="0.001cm" svg:x2="0cm" svg:y2="0.167cm"><text:p/></draw:line><draw:line draw:style-name="gr113" draw:text-style-name="P132" svg:x1="0cm" svg:y1="0.084cm" svg:x2="0.529cm" svg:y2="0.084cm"><text:p/></draw:line><draw:line draw:style-name="gr113" draw:text-style-name="P132" svg:x1="0.529cm" svg:y1="0.084cm" svg:x2="0.439cm" svg:y2="0.001cm"><text:p/></draw:line><draw:line draw:style-name="gr113" draw:text-style-name="P132" svg:x1="0.529cm" svg:y1="0.084cm" svg:x2="0.439cm" svg:y2="0.167cm"><text:p/></draw:line></draw:g></text:span><text:span text:style-name="_5f_variable"><text:span text:style-name="T35"> </text:span></text:span><text:span text:style-name="_5f_opensymbol"><text:span text:style-name="T74">─</text:span></text:span><text:span text:style-name="T11">4</text:span><text:span text:style-name="_5f_variable"><text:span text:style-name="T6">x</text:span></text:span>.</text:h>
        </text:list-item>
      </text:list>
      <text:list xml:id="list100522957408511" text:continue-list="list100522737573575" text:style-name="liste_5f_abc">
        <text:list-item text:start-value="1">
          <text:p text:style-name="P96">Quelle est la nature de leur représentation graphique ? Justifie. </text:p>
        </text:list-item>
      </text:list>
      <text:p text:style-name="P65"><text:span text:style-name="_5f_pointillés_20_gris"><text:span text:style-name="T97">Ce sont des fonctions linéaires </text:span></text:span><text:span text:style-name="_5f_pointillés_20_gris"><text:span text:style-name="T98">(car l’image de 0 reste 0), donc</text:span></text:span><text:span text:style-name="_5f_pointillés_20_gris"><text:span text:style-name="T97"> représentées par des droites passant par l’origine O du repère.</text:span></text:span></text:p>
      <text:list xml:id="list100522670616974" text:continue-numbering="true" text:style-name="liste_5f_abc">
        <text:list-item>
          <text:p text:style-name="P98">Calcule les coordonnées des points F et G d’abscisse 1 de la courbe de <text:span text:style-name="_5f_variable"><text:span text:style-name="T4">f </text:span></text:span><text:s/>puis de celle de <text:span text:style-name="_5f_variable"><text:span text:style-name="T6">g.</text:span></text:span></text:p>
        </text:list-item>
      </text:list>
      <text:p text:style-name="P18"><text:span text:style-name="_5f_variable"><text:span text:style-name="T107">f </text:span></text:span><text:span text:style-name="_5f_variable"><text:span text:style-name="T108">(1) = 4</text:span></text:span><text:span text:style-name="_5f_variable"><text:span text:style-name="T110"> </text:span></text:span><text:span text:style-name="_5f_variable"><text:span text:style-name="T108">donc </text:span></text:span><text:span text:style-name="_5f_pointillés_20_gris"><text:span text:style-name="T96">F</text:span></text:span><text:span text:style-name="_5f_pointillés_20_gris"><text:span text:style-name="T94">(</text:span></text:span><text:span text:style-name="_5f_pointillés_20_gris"><text:span text:style-name="T96">1</text:span></text:span><text:span text:style-name="_5f_pointillés_20_gris"><text:span text:style-name="T94"> ; </text:span></text:span><text:span text:style-name="_5f_pointillés_20_gris"><text:span text:style-name="T96">4) <text:s text:c="5"/></text:span></text:span></text:p>
      <text:p text:style-name="P51"><text:span text:style-name="_5f_variable"><text:span text:style-name="T106">g</text:span></text:span><text:span text:style-name="_5f_variable"><text:span text:style-name="T109">(1) = </text:span></text:span><text:span text:style-name="_5f_pointillés_20_gris"><text:span text:style-name="T105">─</text:span></text:span><text:span text:style-name="_5f_variable"><text:span text:style-name="T109">4</text:span></text:span><text:span text:style-name="_5f_variable"><text:span text:style-name="T111"> <text:s/></text:span></text:span><text:span text:style-name="_5f_variable"><text:span text:style-name="T109">donc </text:span></text:span><text:span text:style-name="_5f_variable"><text:span text:style-name="T110"><text:s/></text:span></text:span><text:span text:style-name="_5f_pointillés_20_gris"><text:span text:style-name="T96">G</text:span></text:span><text:span text:style-name="_5f_pointillés_20_gris"><text:span text:style-name="T94">(</text:span></text:span><text:span text:style-name="_5f_pointillés_20_gris"><text:span text:style-name="T96">1</text:span></text:span><text:span text:style-name="_5f_pointillés_20_gris"><text:span text:style-name="T94"> ; </text:span></text:span><text:span text:style-name="_5f_pointillés_20_gris"><text:span text:style-name="T105">─</text:span></text:span><text:span text:style-name="_5f_pointillés_20_gris"><text:span text:style-name="T96">4)</text:span></text:span></text:p>
      <text:p text:style-name="P51"><text:span text:style-name="_5f_pointillés_20_gris"><text:span text:style-name="T96"/></text:span></text:p>
      <text:section text:style-name="Sect2" text:name="Section10">
        <text:list xml:id="list100522884511167" text:continue-numbering="true" text:style-name="liste_5f_abc">
          <text:list-item>
            <text:p text:style-name="P99"><text:span text:style-name="_5f_pointillés_20_gris"><text:span text:style-name="T52">Trace la courbe de </text:span></text:span><text:span text:style-name="_5f_variable"><text:span text:style-name="T53">f</text:span></text:span><text:span text:style-name="_5f_variable"><text:span text:style-name="T55">.</text:span></text:span></text:p>
          </text:list-item>
        </text:list>
        <text:p text:style-name="P54"><text:span text:style-name="_5f_pointillés_20_gris"><text:span text:style-name="T77"><draw:g text:anchor-type="as-char" draw:z-index="27" draw:name="Forme 1" draw:style-name="gr1"><draw:g draw:style-name="gr4"><draw:line draw:style-name="gr5" draw:text-style-name="P108" svg:x1="2.805cm" svg:y1="0.817cm" svg:x2="2.593cm" svg:y2="0.975cm"><text:p/></draw:line><draw:line draw:style-name="gr5" draw:text-style-name="P108" svg:x1="2.593cm" svg:y1="0.82cm" svg:x2="2.805cm" svg:y2="0.978cm"><text:p/></draw:line></draw:g><draw:frame draw:style-name="gr18" draw:text-style-name="P110" svg:width="0.782cm" svg:height="0.664cm" svg:x="2.06cm" svg:y="0.275cm"><draw:text-box><text:p text:style-name="P109"><text:span text:style-name="T137">F</text:span></text:p></draw:text-box></draw:frame><draw:g draw:style-name="gr4"><draw:line draw:style-name="gr6" draw:text-style-name="P111" svg:x1="0.001cm" svg:y1="0.028cm" svg:x2="0.001cm" svg:y2="9.029cm"><text:p/></draw:line><draw:line draw:style-name="gr6" draw:text-style-name="P111" svg:x1="0.901cm" svg:y1="0.028cm" svg:x2="0.901cm" svg:y2="9.029cm"><text:p/></draw:line><draw:line draw:style-name="gr6" draw:text-style-name="P111" svg:x1="2.702cm" svg:y1="0.028cm" svg:x2="2.702cm" svg:y2="9.029cm"><text:p/></draw:line><draw:line draw:style-name="gr6" draw:text-style-name="P111" svg:x1="3.602cm" svg:y1="0.028cm" svg:x2="3.602cm" svg:y2="9.029cm"><text:p/></draw:line><draw:line draw:style-name="gr6" draw:text-style-name="P111" svg:x1="0.001cm" svg:y1="0.028cm" svg:x2="3.601cm" svg:y2="0.028cm"><text:p/></draw:line><draw:line draw:style-name="gr6" draw:text-style-name="P111" svg:x1="0.001cm" svg:y1="0.929cm" svg:x2="3.601cm" svg:y2="0.929cm"><text:p/></draw:line><draw:line draw:style-name="gr6" draw:text-style-name="P111" svg:x1="0.001cm" svg:y1="1.828cm" svg:x2="3.601cm" svg:y2="1.828cm"><text:p/></draw:line><draw:line draw:style-name="gr6" draw:text-style-name="P111" svg:x1="0.001cm" svg:y1="2.73cm" svg:x2="3.601cm" svg:y2="2.73cm"><text:p/></draw:line><draw:line draw:style-name="gr6" draw:text-style-name="P111" svg:x1="0.001cm" svg:y1="3.628cm" svg:x2="3.601cm" svg:y2="3.628cm"><text:p/></draw:line><draw:line draw:style-name="gr7" draw:text-style-name="P111" svg:x1="0.001cm" svg:y1="4.529cm" svg:x2="3.601cm" svg:y2="4.529cm"><text:p/></draw:line><draw:line draw:style-name="gr6" draw:text-style-name="P111" svg:x1="0.001cm" svg:y1="5.426cm" svg:x2="3.601cm" svg:y2="5.426cm"><text:p/></draw:line><draw:line draw:style-name="gr6" draw:text-style-name="P111" svg:x1="0.001cm" svg:y1="6.33cm" svg:x2="3.601cm" svg:y2="6.33cm"><text:p/></draw:line><draw:line draw:style-name="gr6" draw:text-style-name="P111" svg:x1="0.001cm" svg:y1="7.227cm" svg:x2="3.601cm" svg:y2="7.227cm"><text:p/></draw:line><draw:line draw:style-name="gr6" draw:text-style-name="P111" svg:x1="0.001cm" svg:y1="8.131cm" svg:x2="3.601cm" svg:y2="8.131cm"><text:p/></draw:line><draw:line draw:style-name="gr6" draw:text-style-name="P111" svg:x1="0.001cm" svg:y1="9.028cm" svg:x2="3.601cm" svg:y2="9.028cm"><text:p/></draw:line><draw:line draw:style-name="gr8" draw:text-style-name="P111" svg:x1="1.802cm" svg:y1="0.028cm" svg:x2="1.802cm" svg:y2="9.029cm"><text:p/></draw:line><draw:line draw:style-name="gr9" draw:text-style-name="P111" svg:x1="1.695cm" svg:y1="8.131cm" svg:x2="1.895cm" svg:y2="8.131cm"><text:p/></draw:line><draw:line draw:style-name="gr9" draw:text-style-name="P111" svg:x1="1.695cm" svg:y1="7.227cm" svg:x2="1.895cm" svg:y2="7.227cm"><text:p/></draw:line><draw:line draw:style-name="gr9" draw:text-style-name="P111" svg:x1="1.695cm" svg:y1="6.33cm" svg:x2="1.895cm" svg:y2="6.33cm"><text:p/></draw:line><draw:line draw:style-name="gr9" draw:text-style-name="P111" svg:x1="1.695cm" svg:y1="5.426cm" svg:x2="1.895cm" svg:y2="5.426cm"><text:p/></draw:line><draw:line draw:style-name="gr9" draw:text-style-name="P111" svg:x1="1.695cm" svg:y1="3.628cm" svg:x2="1.895cm" svg:y2="3.628cm"><text:p/></draw:line><draw:line draw:style-name="gr9" draw:text-style-name="P111" svg:x1="1.695cm" svg:y1="2.73cm" svg:x2="1.895cm" svg:y2="2.73cm"><text:p/></draw:line><draw:line draw:style-name="gr9" draw:text-style-name="P111" svg:x1="1.695cm" svg:y1="1.828cm" svg:x2="1.895cm" svg:y2="1.828cm"><text:p/></draw:line><draw:line draw:style-name="gr9" draw:text-style-name="P111" svg:x1="1.695cm" svg:y1="0.929cm" svg:x2="1.895cm" svg:y2="0.929cm"><text:p/></draw:line><draw:line draw:style-name="gr9" draw:text-style-name="P111" svg:x1="0.901cm" svg:y1="4.425cm" svg:x2="0.901cm" svg:y2="4.625cm"><text:p/></draw:line><draw:line draw:style-name="gr9" draw:text-style-name="P111" svg:x1="2.701cm" svg:y1="4.425cm" svg:x2="2.701cm" svg:y2="4.625cm"><text:p/></draw:line><draw:frame draw:style-name="gr16" draw:text-style-name="P112" svg:width="0.458cm" svg:height="0.881cm" svg:x="2.575cm" svg:y="4.74cm"><draw:text-box><text:p text:style-name="P109"><text:span text:style-name="T138">1</text:span></text:p></draw:text-box></draw:frame><draw:frame draw:style-name="gr17" draw:text-style-name="P112" svg:width="0.458cm" svg:height="0.884cm" svg:x="1.461cm" svg:y="4.637cm"><draw:text-box><text:p text:style-name="P109"><text:span text:style-name="T138">0</text:span></text:p></draw:text-box></draw:frame><draw:frame draw:style-name="gr16" draw:text-style-name="P112" svg:width="0.458cm" svg:height="0.881cm" svg:x="1.348cm" svg:y="3.332cm"><draw:text-box><text:p text:style-name="P109"><text:span text:style-name="T138">1</text:span></text:p></draw:text-box></draw:frame></draw:g><draw:line draw:style-name="gr2" draw:text-style-name="P108" svg:x1="2.939cm" svg:y1="0cm" svg:x2="0.685cm" svg:y2="9.055cm"><text:p/></draw:line></draw:g></text:span></text:span></text:p>
        <text:p text:style-name="P54"><text:span text:style-name="_5f_pointillés_20_gris"><text:span text:style-name="T52">Trace la courbe de </text:span></text:span><text:span text:style-name="_5f_variable"><text:span text:style-name="T53">g</text:span></text:span><text:span text:style-name="_5f_variable"><text:span text:style-name="T55">.</text:span></text:span></text:p>
        <text:p text:style-name="P67"><text:span text:style-name="_5f_pointillés_20_gris"><text:span text:style-name="T77"><draw:g text:anchor-type="as-char" draw:z-index="28" draw:name="Forme 2" draw:style-name="gr1"><draw:g draw:style-name="gr4"><draw:line draw:style-name="gr6" draw:text-style-name="P111" svg:x1="0.001cm" svg:y1="0.007cm" svg:x2="0.001cm" svg:y2="9.008cm"><text:p/></draw:line><draw:line draw:style-name="gr6" draw:text-style-name="P111" svg:x1="0.901cm" svg:y1="0.007cm" svg:x2="0.901cm" svg:y2="9.008cm"><text:p/></draw:line><draw:line draw:style-name="gr6" draw:text-style-name="P111" svg:x1="2.702cm" svg:y1="0.007cm" svg:x2="2.702cm" svg:y2="9.008cm"><text:p/></draw:line><draw:line draw:style-name="gr6" draw:text-style-name="P111" svg:x1="3.602cm" svg:y1="0.007cm" svg:x2="3.602cm" svg:y2="9.008cm"><text:p/></draw:line><draw:line draw:style-name="gr6" draw:text-style-name="P111" svg:x1="0.001cm" svg:y1="0.007cm" svg:x2="3.601cm" svg:y2="0.007cm"><text:p/></draw:line><draw:line draw:style-name="gr6" draw:text-style-name="P111" svg:x1="0.001cm" svg:y1="0.908cm" svg:x2="3.601cm" svg:y2="0.908cm"><text:p/></draw:line><draw:line draw:style-name="gr6" draw:text-style-name="P111" svg:x1="0.001cm" svg:y1="1.807cm" svg:x2="3.601cm" svg:y2="1.807cm"><text:p/></draw:line><draw:line draw:style-name="gr6" draw:text-style-name="P111" svg:x1="0.001cm" svg:y1="2.709cm" svg:x2="3.601cm" svg:y2="2.709cm"><text:p/></draw:line><draw:line draw:style-name="gr6" draw:text-style-name="P111" svg:x1="0.001cm" svg:y1="3.607cm" svg:x2="3.601cm" svg:y2="3.607cm"><text:p/></draw:line><draw:line draw:style-name="gr7" draw:text-style-name="P111" svg:x1="0.001cm" svg:y1="4.508cm" svg:x2="3.601cm" svg:y2="4.508cm"><text:p/></draw:line><draw:line draw:style-name="gr6" draw:text-style-name="P111" svg:x1="0.001cm" svg:y1="5.406cm" svg:x2="3.601cm" svg:y2="5.406cm"><text:p/></draw:line><draw:line draw:style-name="gr6" draw:text-style-name="P111" svg:x1="0.001cm" svg:y1="6.309cm" svg:x2="3.601cm" svg:y2="6.309cm"><text:p/></draw:line><draw:line draw:style-name="gr6" draw:text-style-name="P111" svg:x1="0.001cm" svg:y1="7.204cm" svg:x2="3.601cm" svg:y2="7.204cm"><text:p/></draw:line><draw:line draw:style-name="gr6" draw:text-style-name="P111" svg:x1="0.001cm" svg:y1="8.11cm" svg:x2="3.601cm" svg:y2="8.11cm"><text:p/></draw:line><draw:line draw:style-name="gr6" draw:text-style-name="P111" svg:x1="0.001cm" svg:y1="9.007cm" svg:x2="3.601cm" svg:y2="9.007cm"><text:p/></draw:line><draw:line draw:style-name="gr8" draw:text-style-name="P111" svg:x1="1.802cm" svg:y1="0.007cm" svg:x2="1.802cm" svg:y2="9.008cm"><text:p/></draw:line><draw:line draw:style-name="gr9" draw:text-style-name="P111" svg:x1="1.695cm" svg:y1="8.11cm" svg:x2="1.895cm" svg:y2="8.11cm"><text:p/></draw:line><draw:line draw:style-name="gr9" draw:text-style-name="P111" svg:x1="1.695cm" svg:y1="7.207cm" svg:x2="1.895cm" svg:y2="7.207cm"><text:p/></draw:line><draw:line draw:style-name="gr9" draw:text-style-name="P111" svg:x1="1.695cm" svg:y1="6.309cm" svg:x2="1.895cm" svg:y2="6.309cm"><text:p/></draw:line><draw:line draw:style-name="gr9" draw:text-style-name="P111" svg:x1="1.695cm" svg:y1="5.407cm" svg:x2="1.895cm" svg:y2="5.407cm"><text:p/></draw:line><draw:line draw:style-name="gr9" draw:text-style-name="P111" svg:x1="1.695cm" svg:y1="3.607cm" svg:x2="1.895cm" svg:y2="3.607cm"><text:p/></draw:line><draw:line draw:style-name="gr9" draw:text-style-name="P111" svg:x1="1.695cm" svg:y1="2.709cm" svg:x2="1.895cm" svg:y2="2.709cm"><text:p/></draw:line><draw:line draw:style-name="gr9" draw:text-style-name="P111" svg:x1="1.695cm" svg:y1="1.807cm" svg:x2="1.895cm" svg:y2="1.807cm"><text:p/></draw:line><draw:line draw:style-name="gr9" draw:text-style-name="P111" svg:x1="1.695cm" svg:y1="0.908cm" svg:x2="1.895cm" svg:y2="0.908cm"><text:p/></draw:line><draw:line draw:style-name="gr9" draw:text-style-name="P111" svg:x1="0.901cm" svg:y1="4.404cm" svg:x2="0.901cm" svg:y2="4.604cm"><text:p/></draw:line><draw:line draw:style-name="gr9" draw:text-style-name="P111" svg:x1="2.701cm" svg:y1="4.404cm" svg:x2="2.701cm" svg:y2="4.604cm"><text:p/></draw:line><draw:frame draw:style-name="gr16" draw:text-style-name="P112" svg:width="0.458cm" svg:height="0.881cm" svg:x="2.575cm" svg:y="4.718cm"><draw:text-box><text:p text:style-name="P109"><text:span text:style-name="T138">1</text:span></text:p></draw:text-box></draw:frame><draw:frame draw:style-name="gr17" draw:text-style-name="P112" svg:width="0.458cm" svg:height="0.884cm" svg:x="1.461cm" svg:y="4.616cm"><draw:text-box><text:p text:style-name="P109"><text:span text:style-name="T138">0</text:span></text:p></draw:text-box></draw:frame><draw:frame draw:style-name="gr16" draw:text-style-name="P112" svg:width="0.458cm" svg:height="0.881cm" svg:x="1.348cm" svg:y="3.311cm"><draw:text-box><text:p text:style-name="P109"><text:span text:style-name="T138">1</text:span></text:p></draw:text-box></draw:frame></draw:g><draw:line draw:style-name="gr2" draw:text-style-name="P108" svg:x1="0.645cm" svg:y1="0cm" svg:x2="2.919cm" svg:y2="8.936cm"><text:p/></draw:line><draw:g draw:style-name="gr4"><draw:line draw:style-name="gr5" draw:text-style-name="P108" svg:x1="2.825cm" svg:y1="8.057cm" svg:x2="2.613cm" svg:y2="8.215cm"><text:p/></draw:line><draw:line draw:style-name="gr5" draw:text-style-name="P108" svg:x1="2.613cm" svg:y1="8.058cm" svg:x2="2.825cm" svg:y2="8.216cm"><text:p/></draw:line></draw:g><draw:frame draw:style-name="gr18" draw:text-style-name="P110" svg:width="0.78cm" svg:height="0.664cm" svg:x="2.081cm" svg:y="7.514cm"><draw:text-box><text:p text:style-name="P109"><text:span text:style-name="T137">G</text:span></text:p></draw:text-box></draw:frame></draw:g></text:span></text:span></text:p>
      </text:section>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h text:style-name="P72" text:outline-level="1"/>
      <text:list xml:id="list100522882073328" text:continue-list="list100521794896562" text:style-name="Num_5f_Exo">
        <text:list-item>
          <text:h text:style-name="P71" text:outline-level="1"> Trace la représentation graphique de chaque fonction dans le repère orthonormal donné <text:span text:style-name="T86">en notant les calculs effectués.</text:span></text:h>
        </text:list-item>
      </text:list>
      <text:list xml:id="list100522848892977" text:continue-list="list1853838999" text:style-name="_5f_Numérotation_20_des_20_exercices_20_livrets">
        <text:list-item>
          <text:list>
            <text:list-header>
              <text:p text:style-name="P81"><text:span text:style-name="_5f_variable"><text:span text:style-name="T116">f </text:span></text:span><text:span text:style-name="_5f_variable"><text:span text:style-name="T117">1</text:span></text:span><text:span text:style-name="_5f_pointillés_20_gris"><text:span text:style-name="T119">(</text:span></text:span><text:span text:style-name="_5f_variable"><text:span text:style-name="T123">1</text:span></text:span><text:span text:style-name="_5f_pointillés_20_gris"><text:span text:style-name="T119">)</text:span></text:span><text:span text:style-name="_5f_pointillés_20_gris"><text:span text:style-name="T125"> </text:span></text:span><text:span text:style-name="_5f_variable"><text:span text:style-name="T124">=</text:span></text:span><text:span text:style-name="_5f_pointillés_20_gris"><text:span text:style-name="T125"> </text:span></text:span><text:span text:style-name="_5f_pointillés_20_gris"><text:span text:style-name="T119">2</text:span></text:span><text:span text:style-name="_5f_variable"><text:span text:style-name="T128">×</text:span></text:span><text:span text:style-name="_5f_variable"><text:span text:style-name="T129"> </text:span></text:span><text:span text:style-name="_5f_variable"><text:span text:style-name="T123">1 = 2 <text:s text:c="4"/><text:tab/></text:span></text:span><text:span text:style-name="_5f_variable"><text:span text:style-name="T127"><text:tab/></text:span></text:span><text:span text:style-name="_5f_variable"><text:span text:style-name="T115">f </text:span></text:span><text:span text:style-name="_5f_variable"><text:span text:style-name="T118">2</text:span></text:span><text:span text:style-name="_5f_pointillés_20_gris"><text:span text:style-name="T122">(</text:span></text:span><text:span text:style-name="_5f_variable"><text:span text:style-name="T123">1</text:span></text:span><text:span text:style-name="_5f_pointillés_20_gris"><text:span text:style-name="T122">)</text:span></text:span><text:span text:style-name="_5f_pointillés_20_gris"><text:span text:style-name="T126"> </text:span></text:span><text:span text:style-name="_5f_variable"><text:span text:style-name="T124">=</text:span></text:span><text:span text:style-name="_5f_pointillés_20_gris"><text:span text:style-name="T126"> </text:span></text:span><text:span text:style-name="_5f_pointillés_20_gris"><text:span text:style-name="T105">─</text:span></text:span><text:span text:style-name="_5f_pointillés_20_gris"><text:span text:style-name="T121">3</text:span></text:span><text:span text:style-name="_5f_variable"><text:span text:style-name="T128">×</text:span></text:span><text:span text:style-name="_5f_variable"><text:span text:style-name="T129"> </text:span></text:span><text:span text:style-name="_5f_variable"><text:span text:style-name="T123">1 = </text:span></text:span><text:span text:style-name="_5f_pointillés_20_gris"><text:span text:style-name="T105">─</text:span></text:span><text:span text:style-name="_5f_variable"><text:span text:style-name="T123">3</text:span></text:span></text:p>
              <text:p text:style-name="P89"><text:span text:style-name="_5f_variable"><text:span text:style-name="T115"><text:s/>f </text:span></text:span><text:span text:style-name="_5f_variable"><text:span text:style-name="T118">3</text:span></text:span><text:span text:style-name="_5f_pointillés_20_gris"><text:span text:style-name="T119">(</text:span></text:span><text:span text:style-name="_5f_variable"><text:span text:style-name="T123">1</text:span></text:span><text:span text:style-name="_5f_pointillés_20_gris"><text:span text:style-name="T119">)</text:span></text:span><text:span text:style-name="_5f_pointillés_20_gris"><text:span text:style-name="T125"> </text:span></text:span><text:span text:style-name="_5f_variable"><text:span text:style-name="T124">=</text:span></text:span><text:span text:style-name="_5f_pointillés_20_gris"><text:span text:style-name="T125"> </text:span></text:span><text:span text:style-name="_5f_pointillés_20_gris"><text:span text:style-name="T105">─</text:span></text:span><text:span text:style-name="_5f_pointillés_20_gris"><text:span text:style-name="T120">1,5</text:span></text:span><text:span text:style-name="_5f_variable"><text:span text:style-name="T128">×</text:span></text:span><text:span text:style-name="_5f_variable"><text:span text:style-name="T129"> </text:span></text:span><text:span text:style-name="_5f_pointillés_20_gris"><text:span text:style-name="T130">2</text:span></text:span><text:span text:style-name="_5f_variable"><text:span text:style-name="T123"> = </text:span></text:span><text:span text:style-name="_5f_pointillés_20_gris"><text:span text:style-name="T105">─</text:span></text:span><text:span text:style-name="_5f_variable"><text:span text:style-name="T123">3 <text:s text:c="5"/><text:tab/></text:span></text:span><text:span text:style-name="_5f_variable"><text:span text:style-name="T115">f </text:span></text:span><text:span text:style-name="_5f_variable"><text:span text:style-name="T118">4</text:span></text:span><text:span text:style-name="_5f_pointillés_20_gris"><text:span text:style-name="T122">(</text:span></text:span><text:span text:style-name="_5f_variable"><text:span text:style-name="T123">1</text:span></text:span><text:span text:style-name="_5f_pointillés_20_gris"><text:span text:style-name="T122">)</text:span></text:span><text:span text:style-name="_5f_pointillés_20_gris"><text:span text:style-name="T126"> </text:span></text:span><text:span text:style-name="_5f_variable"><text:span text:style-name="T124">=</text:span></text:span><text:span text:style-name="_5f_pointillés_20_gris"><text:span text:style-name="T126"> </text:span></text:span><text:span text:style-name="_5f_pointillés_20_gris"><text:span text:style-name="T121"><draw:frame draw:style-name="fr5" draw:name="Objet1" text:anchor-type="as-char" svg:width="0.497cm" svg:height="0.873cm" draw:z-index="29"><draw:object xlink:href="./Object 2" xlink:type="simple" xlink:show="embed" xlink:actuate="onLoad"/><draw:image xlink:href="./ObjectReplacements/Object 2" xlink:type="simple" xlink:show="embed" xlink:actuate="onLoad"/><svg:desc>formule</svg:desc></draw:frame></text:span></text:span><text:span text:style-name="_5f_variable"><text:span text:style-name="T128">×</text:span></text:span><text:span text:style-name="_5f_variable"><text:span text:style-name="T129"> </text:span></text:span><text:span text:style-name="_5f_pointillés_20_gris"><text:span text:style-name="T130">2</text:span></text:span><text:span text:style-name="_5f_variable"><text:span text:style-name="T123"> = 1</text:span></text:span></text:p>
            </text:list-header>
          </text:list>
        </text:list-item>
      </text:list>
      <text:section text:style-name="Sect2" text:name="Section2">
        <text:p text:style-name="P56"><text:span text:style-name="_5f_variable"><text:span text:style-name="T5">f</text:span></text:span><text:span text:style-name="_5f_variable"><text:span text:style-name="T10">1</text:span></text:span><text:span text:style-name="T11">(</text:span><text:span text:style-name="_5f_variable"><text:span text:style-name="T5">x</text:span></text:span><text:span text:style-name="T11">)</text:span><text:span text:style-name="T25"> </text:span><text:span text:style-name="T38">=</text:span><text:span text:style-name="T25"> </text:span><text:span text:style-name="T11">2</text:span><text:span text:style-name="_5f_variable"><text:span text:style-name="T5">x</text:span></text:span></text:p>
        <text:list xml:id="list29117817" text:style-name="_5f_Numérotation_20_des_20_exercices_20_livrets">
          <text:list-header>
            <text:p text:style-name="P95"><draw:g text:anchor-type="as-char" draw:z-index="30" draw:name="Forme 3" draw:style-name="gr1"><draw:line draw:style-name="gr2" draw:text-style-name="P108" svg:x1="3.205cm" svg:y1="0cm" svg:x2="1.059cm" svg:y2="4.253cm"><text:p/></draw:line><draw:g draw:style-name="gr4"><draw:g draw:style-name="gr4"><draw:g draw:style-name="gr4"><draw:line draw:style-name="gr6" draw:text-style-name="P111" svg:x1="0.001cm" svg:y1="0.002cm" svg:x2="0.001cm" svg:y2="4.252cm"><text:p/></draw:line><draw:line draw:style-name="gr6" draw:text-style-name="P111" svg:x1="0.426cm" svg:y1="0.002cm" svg:x2="0.426cm" svg:y2="4.252cm"><text:p/></draw:line><draw:line draw:style-name="gr6" draw:text-style-name="P111" svg:x1="0.851cm" svg:y1="0.002cm" svg:x2="0.851cm" svg:y2="4.252cm"><text:p/></draw:line><draw:line draw:style-name="gr6" draw:text-style-name="P111" svg:x1="1.276cm" svg:y1="0.002cm" svg:x2="1.276cm" svg:y2="4.252cm"><text:p/></draw:line><draw:line draw:style-name="gr6" draw:text-style-name="P111" svg:x1="1.701cm" svg:y1="0.002cm" svg:x2="1.701cm" svg:y2="4.252cm"><text:p/></draw:line><draw:line draw:style-name="gr6" draw:text-style-name="P111" svg:x1="2.551cm" svg:y1="0.002cm" svg:x2="2.551cm" svg:y2="4.252cm"><text:p/></draw:line><draw:line draw:style-name="gr6" draw:text-style-name="P111" svg:x1="2.976cm" svg:y1="0.002cm" svg:x2="2.976cm" svg:y2="4.252cm"><text:p/></draw:line><draw:line draw:style-name="gr6" draw:text-style-name="P111" svg:x1="3.401cm" svg:y1="0.002cm" svg:x2="3.401cm" svg:y2="4.252cm"><text:p/></draw:line><draw:line draw:style-name="gr6" draw:text-style-name="P111" svg:x1="3.826cm" svg:y1="0.002cm" svg:x2="3.826cm" svg:y2="4.252cm"><text:p/></draw:line><draw:line draw:style-name="gr6" draw:text-style-name="P111" svg:x1="4.251cm" svg:y1="0.002cm" svg:x2="4.251cm" svg:y2="4.252cm"><text:p/></draw:line><draw:line draw:style-name="gr6" draw:text-style-name="P111" svg:x1="0.001cm" svg:y1="0.002cm" svg:x2="4.251cm" svg:y2="0.002cm"><text:p/></draw:line><draw:line draw:style-name="gr6" draw:text-style-name="P111" svg:x1="0.001cm" svg:y1="0.427cm" svg:x2="4.251cm" svg:y2="0.427cm"><text:p/></draw:line><draw:line draw:style-name="gr6" draw:text-style-name="P111" svg:x1="0.001cm" svg:y1="0.852cm" svg:x2="4.251cm" svg:y2="0.852cm"><text:p/></draw:line><draw:line draw:style-name="gr6" draw:text-style-name="P111" svg:x1="0.001cm" svg:y1="1.277cm" svg:x2="4.251cm" svg:y2="1.277cm"><text:p/></draw:line><draw:line draw:style-name="gr6" draw:text-style-name="P111" svg:x1="0.001cm" svg:y1="1.702cm" svg:x2="4.251cm" svg:y2="1.702cm"><text:p/></draw:line><draw:line draw:style-name="gr13" draw:text-style-name="P111" svg:x1="0.001cm" svg:y1="2.127cm" svg:x2="4.251cm" svg:y2="2.127cm"><text:p/></draw:line><draw:line draw:style-name="gr6" draw:text-style-name="P111" svg:x1="0.001cm" svg:y1="2.554cm" svg:x2="4.251cm" svg:y2="2.554cm"><text:p/></draw:line><draw:line draw:style-name="gr6" draw:text-style-name="P111" svg:x1="0.001cm" svg:y1="2.979cm" svg:x2="4.251cm" svg:y2="2.979cm"><text:p/></draw:line><draw:line draw:style-name="gr6" draw:text-style-name="P111" svg:x1="0.001cm" svg:y1="3.406cm" svg:x2="4.251cm" svg:y2="3.406cm"><text:p/></draw:line><draw:line draw:style-name="gr6" draw:text-style-name="P111" svg:x1="0.001cm" svg:y1="3.831cm" svg:x2="4.251cm" svg:y2="3.831cm"><text:p/></draw:line><draw:line draw:style-name="gr6" draw:text-style-name="P111" svg:x1="0.001cm" svg:y1="4.256cm" svg:x2="4.251cm" svg:y2="4.256cm"><text:p/></draw:line><draw:line draw:style-name="gr14" draw:text-style-name="P111" svg:x1="2.126cm" svg:y1="0.002cm" svg:x2="2.126cm" svg:y2="4.252cm"><text:p/></draw:line></draw:g><draw:line draw:style-name="gr9" draw:text-style-name="P111" svg:x1="2.038cm" svg:y1="3.831cm" svg:x2="2.208cm" svg:y2="3.831cm"><text:p/></draw:line><draw:line draw:style-name="gr9" draw:text-style-name="P111" svg:x1="2.038cm" svg:y1="3.406cm" svg:x2="2.208cm" svg:y2="3.406cm"><text:p/></draw:line><draw:line draw:style-name="gr9" draw:text-style-name="P111" svg:x1="2.038cm" svg:y1="2.979cm" svg:x2="2.208cm" svg:y2="2.979cm"><text:p/></draw:line><draw:line draw:style-name="gr9" draw:text-style-name="P111" svg:x1="2.038cm" svg:y1="2.554cm" svg:x2="2.208cm" svg:y2="2.554cm"><text:p/></draw:line><draw:line draw:style-name="gr9" draw:text-style-name="P111" svg:x1="2.038cm" svg:y1="1.702cm" svg:x2="2.208cm" svg:y2="1.702cm"><text:p/></draw:line><draw:line draw:style-name="gr9" draw:text-style-name="P111" svg:x1="2.038cm" svg:y1="1.277cm" svg:x2="2.208cm" svg:y2="1.277cm"><text:p/></draw:line><draw:line draw:style-name="gr9" draw:text-style-name="P111" svg:x1="2.038cm" svg:y1="0.852cm" svg:x2="2.208cm" svg:y2="0.852cm"><text:p/></draw:line><draw:line draw:style-name="gr9" draw:text-style-name="P111" svg:x1="2.038cm" svg:y1="0.427cm" svg:x2="2.208cm" svg:y2="0.427cm"><text:p/></draw:line><draw:line draw:style-name="gr9" draw:text-style-name="P111" svg:x1="0.426cm" svg:y1="2.039cm" svg:x2="0.426cm" svg:y2="2.209cm"><text:p/></draw:line><draw:line draw:style-name="gr9" draw:text-style-name="P111" svg:x1="0.851cm" svg:y1="2.039cm" svg:x2="0.851cm" svg:y2="2.209cm"><text:p/></draw:line><draw:line draw:style-name="gr9" draw:text-style-name="P111" svg:x1="1.276cm" svg:y1="2.039cm" svg:x2="1.276cm" svg:y2="2.209cm"><text:p/></draw:line><draw:line draw:style-name="gr9" draw:text-style-name="P111" svg:x1="1.701cm" svg:y1="2.039cm" svg:x2="1.701cm" svg:y2="2.209cm"><text:p/></draw:line><draw:line draw:style-name="gr9" draw:text-style-name="P111" svg:x1="2.551cm" svg:y1="2.039cm" svg:x2="2.551cm" svg:y2="2.209cm"><text:p/></draw:line><draw:line draw:style-name="gr9" draw:text-style-name="P111" svg:x1="2.976cm" svg:y1="2.039cm" svg:x2="2.976cm" svg:y2="2.209cm"><text:p/></draw:line><draw:line draw:style-name="gr9" draw:text-style-name="P111" svg:x1="3.401cm" svg:y1="2.039cm" svg:x2="3.401cm" svg:y2="2.209cm"><text:p/></draw:line><draw:line draw:style-name="gr9" draw:text-style-name="P111" svg:x1="3.826cm" svg:y1="2.039cm" svg:x2="3.826cm" svg:y2="2.209cm"><text:p/></draw:line><draw:frame draw:style-name="gr15" draw:text-style-name="P113" svg:width="0.207cm" svg:height="0.417cm" svg:x="2.462cm" svg:y="2.226cm"><draw:text-box><text:p text:style-name="P109"><text:span text:style-name="T139">1</text:span></text:p></draw:text-box></draw:frame><draw:frame draw:style-name="gr15" draw:text-style-name="P113" svg:width="0.207cm" svg:height="0.417cm" svg:x="1.871cm" svg:y="2.178cm"><draw:text-box><text:p text:style-name="P109"><text:span text:style-name="T139">0</text:span></text:p></draw:text-box></draw:frame></draw:g><draw:frame draw:style-name="gr15" draw:text-style-name="P113" svg:width="0.207cm" svg:height="0.417cm" svg:x="1.796cm" svg:y="1.461cm"><draw:text-box><text:p text:style-name="P109"><text:span text:style-name="T139">1</text:span></text:p></draw:text-box></draw:frame></draw:g><draw:g draw:style-name="gr4"><draw:line draw:style-name="gr5" draw:text-style-name="P108" svg:x1="2.679cm" svg:y1="1.172cm" svg:x2="2.467cm" svg:y2="1.33cm"><text:p/></draw:line><draw:line draw:style-name="gr5" draw:text-style-name="P108" svg:x1="2.467cm" svg:y1="1.173cm" svg:x2="2.679cm" svg:y2="1.331cm"><text:p/></draw:line></draw:g></draw:g></text:p>
          </text:list-header>
        </text:list>
        <text:p text:style-name="P60"><text:span text:style-name="_5f_variable"><text:span text:style-name="T5">f</text:span></text:span><text:span text:style-name="_5f_variable"><text:span text:style-name="T10">3</text:span></text:span><text:span text:style-name="T11">(</text:span><text:span text:style-name="_5f_variable"><text:span text:style-name="T5">x</text:span></text:span><text:span text:style-name="T11">)</text:span><text:span text:style-name="T25"> </text:span><text:span text:style-name="T38">=</text:span><text:span text:style-name="T25"> </text:span><text:span text:style-name="T38">─</text:span><text:span text:style-name="T25">1,5</text:span><text:span text:style-name="_5f_variable"><text:span text:style-name="T5">x</text:span></text:span></text:p>
        <text:p text:style-name="P48"/>
        <text:p text:style-name="P55"><draw:g text:anchor-type="as-char" draw:z-index="32" draw:name="Forme 5" draw:style-name="gr1"><draw:line draw:style-name="gr2" draw:text-style-name="P108" svg:x1="0.735cm" svg:y1="0.009cm" svg:x2="3.567cm" svg:y2="4.252cm"><text:p/></draw:line><draw:g draw:style-name="gr4"><draw:g draw:style-name="gr4"><draw:g draw:style-name="gr4"><draw:line draw:style-name="gr6" draw:text-style-name="P111" svg:x1="0.001cm" svg:y1="0cm" svg:x2="0.001cm" svg:y2="4.25cm"><text:p/></draw:line><draw:line draw:style-name="gr6" draw:text-style-name="P111" svg:x1="0.426cm" svg:y1="0cm" svg:x2="0.426cm" svg:y2="4.25cm"><text:p/></draw:line><draw:line draw:style-name="gr6" draw:text-style-name="P111" svg:x1="0.851cm" svg:y1="0cm" svg:x2="0.851cm" svg:y2="4.25cm"><text:p/></draw:line><draw:line draw:style-name="gr6" draw:text-style-name="P111" svg:x1="1.276cm" svg:y1="0cm" svg:x2="1.276cm" svg:y2="4.25cm"><text:p/></draw:line><draw:line draw:style-name="gr6" draw:text-style-name="P111" svg:x1="1.701cm" svg:y1="0cm" svg:x2="1.701cm" svg:y2="4.25cm"><text:p/></draw:line><draw:line draw:style-name="gr6" draw:text-style-name="P111" svg:x1="2.551cm" svg:y1="0cm" svg:x2="2.551cm" svg:y2="4.25cm"><text:p/></draw:line><draw:line draw:style-name="gr6" draw:text-style-name="P111" svg:x1="2.976cm" svg:y1="0cm" svg:x2="2.976cm" svg:y2="4.25cm"><text:p/></draw:line><draw:line draw:style-name="gr6" draw:text-style-name="P111" svg:x1="3.401cm" svg:y1="0cm" svg:x2="3.401cm" svg:y2="4.25cm"><text:p/></draw:line><draw:line draw:style-name="gr6" draw:text-style-name="P111" svg:x1="3.826cm" svg:y1="0cm" svg:x2="3.826cm" svg:y2="4.25cm"><text:p/></draw:line><draw:line draw:style-name="gr6" draw:text-style-name="P111" svg:x1="4.251cm" svg:y1="0cm" svg:x2="4.251cm" svg:y2="4.25cm"><text:p/></draw:line><draw:line draw:style-name="gr6" draw:text-style-name="P111" svg:x1="0.001cm" svg:y1="0cm" svg:x2="4.251cm" svg:y2="0cm"><text:p/></draw:line><draw:line draw:style-name="gr6" draw:text-style-name="P111" svg:x1="0.001cm" svg:y1="0.425cm" svg:x2="4.251cm" svg:y2="0.425cm"><text:p/></draw:line><draw:line draw:style-name="gr6" draw:text-style-name="P111" svg:x1="0.001cm" svg:y1="0.85cm" svg:x2="4.251cm" svg:y2="0.85cm"><text:p/></draw:line><draw:line draw:style-name="gr6" draw:text-style-name="P111" svg:x1="0.001cm" svg:y1="1.275cm" svg:x2="4.251cm" svg:y2="1.275cm"><text:p/></draw:line><draw:line draw:style-name="gr6" draw:text-style-name="P111" svg:x1="0.001cm" svg:y1="1.701cm" svg:x2="4.251cm" svg:y2="1.701cm"><text:p/></draw:line><draw:line draw:style-name="gr13" draw:text-style-name="P111" svg:x1="0.001cm" svg:y1="2.126cm" svg:x2="4.251cm" svg:y2="2.126cm"><text:p/></draw:line><draw:line draw:style-name="gr6" draw:text-style-name="P111" svg:x1="0.001cm" svg:y1="2.553cm" svg:x2="4.251cm" svg:y2="2.553cm"><text:p/></draw:line><draw:line draw:style-name="gr6" draw:text-style-name="P111" svg:x1="0.001cm" svg:y1="2.978cm" svg:x2="4.251cm" svg:y2="2.978cm"><text:p/></draw:line><draw:line draw:style-name="gr6" draw:text-style-name="P111" svg:x1="0.001cm" svg:y1="3.405cm" svg:x2="4.251cm" svg:y2="3.405cm"><text:p/></draw:line><draw:line draw:style-name="gr6" draw:text-style-name="P111" svg:x1="0.001cm" svg:y1="3.83cm" svg:x2="4.251cm" svg:y2="3.83cm"><text:p/></draw:line><draw:line draw:style-name="gr6" draw:text-style-name="P111" svg:x1="0.001cm" svg:y1="4.251cm" svg:x2="4.251cm" svg:y2="4.251cm"><text:p/></draw:line><draw:line draw:style-name="gr14" draw:text-style-name="P111" svg:x1="2.126cm" svg:y1="0cm" svg:x2="2.126cm" svg:y2="4.25cm"><text:p/></draw:line></draw:g><draw:line draw:style-name="gr9" draw:text-style-name="P111" svg:x1="2.038cm" svg:y1="3.83cm" svg:x2="2.208cm" svg:y2="3.83cm"><text:p/></draw:line><draw:line draw:style-name="gr9" draw:text-style-name="P111" svg:x1="2.038cm" svg:y1="3.405cm" svg:x2="2.208cm" svg:y2="3.405cm"><text:p/></draw:line><draw:line draw:style-name="gr9" draw:text-style-name="P111" svg:x1="2.038cm" svg:y1="2.978cm" svg:x2="2.208cm" svg:y2="2.978cm"><text:p/></draw:line><draw:line draw:style-name="gr9" draw:text-style-name="P111" svg:x1="2.038cm" svg:y1="2.553cm" svg:x2="2.208cm" svg:y2="2.553cm"><text:p/></draw:line><draw:line draw:style-name="gr9" draw:text-style-name="P111" svg:x1="2.038cm" svg:y1="1.701cm" svg:x2="2.208cm" svg:y2="1.701cm"><text:p/></draw:line><draw:line draw:style-name="gr9" draw:text-style-name="P111" svg:x1="2.038cm" svg:y1="1.275cm" svg:x2="2.208cm" svg:y2="1.275cm"><text:p/></draw:line><draw:line draw:style-name="gr9" draw:text-style-name="P111" svg:x1="2.038cm" svg:y1="0.85cm" svg:x2="2.208cm" svg:y2="0.85cm"><text:p/></draw:line><draw:line draw:style-name="gr9" draw:text-style-name="P111" svg:x1="2.038cm" svg:y1="0.425cm" svg:x2="2.208cm" svg:y2="0.425cm"><text:p/></draw:line><draw:line draw:style-name="gr9" draw:text-style-name="P111" svg:x1="0.426cm" svg:y1="2.037cm" svg:x2="0.426cm" svg:y2="2.207cm"><text:p/></draw:line><draw:line draw:style-name="gr9" draw:text-style-name="P111" svg:x1="0.851cm" svg:y1="2.037cm" svg:x2="0.851cm" svg:y2="2.207cm"><text:p/></draw:line><draw:line draw:style-name="gr9" draw:text-style-name="P111" svg:x1="1.276cm" svg:y1="2.037cm" svg:x2="1.276cm" svg:y2="2.207cm"><text:p/></draw:line><draw:line draw:style-name="gr9" draw:text-style-name="P111" svg:x1="1.701cm" svg:y1="2.037cm" svg:x2="1.701cm" svg:y2="2.207cm"><text:p/></draw:line><draw:line draw:style-name="gr9" draw:text-style-name="P111" svg:x1="2.551cm" svg:y1="2.037cm" svg:x2="2.551cm" svg:y2="2.207cm"><text:p/></draw:line><draw:line draw:style-name="gr9" draw:text-style-name="P111" svg:x1="2.976cm" svg:y1="2.037cm" svg:x2="2.976cm" svg:y2="2.207cm"><text:p/></draw:line><draw:line draw:style-name="gr9" draw:text-style-name="P111" svg:x1="3.401cm" svg:y1="2.037cm" svg:x2="3.401cm" svg:y2="2.207cm"><text:p/></draw:line><draw:line draw:style-name="gr9" draw:text-style-name="P111" svg:x1="3.826cm" svg:y1="2.037cm" svg:x2="3.826cm" svg:y2="2.207cm"><text:p/></draw:line><draw:frame draw:style-name="gr15" draw:text-style-name="P113" svg:width="0.207cm" svg:height="0.417cm" svg:x="2.462cm" svg:y="2.226cm"><draw:text-box><text:p text:style-name="P109"><text:span text:style-name="T139">1</text:span></text:p></draw:text-box></draw:frame><draw:frame draw:style-name="gr15" draw:text-style-name="P113" svg:width="0.207cm" svg:height="0.417cm" svg:x="1.871cm" svg:y="2.177cm"><draw:text-box><text:p text:style-name="P109"><text:span text:style-name="T139">0</text:span></text:p></draw:text-box></draw:frame></draw:g><draw:frame draw:style-name="gr15" draw:text-style-name="P113" svg:width="0.207cm" svg:height="0.417cm" svg:x="1.796cm" svg:y="1.459cm"><draw:text-box><text:p text:style-name="P109"><text:span text:style-name="T139">1</text:span></text:p></draw:text-box></draw:frame></draw:g><draw:g draw:style-name="gr4"><draw:line draw:style-name="gr5" draw:text-style-name="P108" svg:x1="3.1cm" svg:y1="3.318cm" svg:x2="2.888cm" svg:y2="3.476cm"><text:p/></draw:line><draw:line draw:style-name="gr5" draw:text-style-name="P108" svg:x1="2.888cm" svg:y1="3.321cm" svg:x2="3.1cm" svg:y2="3.479cm"><text:p/></draw:line></draw:g></draw:g></text:p>
        <text:p text:style-name="P49"><text:span text:style-name="_5f_variable"><text:span text:style-name="T78"/></text:span></text:p>
        <text:p text:style-name="P57"><text:span text:style-name="_5f_variable"><text:span text:style-name="T5">f</text:span></text:span><text:span text:style-name="_5f_variable"><text:span text:style-name="T10">2</text:span></text:span><text:span text:style-name="T11">(</text:span><text:span text:style-name="_5f_variable"><text:span text:style-name="T5">x</text:span></text:span><text:span text:style-name="T11">)</text:span><text:span text:style-name="T25"> </text:span><text:span text:style-name="T38">=</text:span><text:span text:style-name="T25"> </text:span><text:span text:style-name="T38">─</text:span><text:span text:style-name="T25">3</text:span><text:span text:style-name="_5f_variable"><text:span text:style-name="T5">x</text:span></text:span></text:p>
        <text:p text:style-name="P55"><draw:g text:anchor-type="as-char" draw:z-index="31" draw:name="Forme 4" draw:style-name="gr1"><draw:line draw:style-name="gr2" draw:text-style-name="P108" svg:x1="1.411cm" svg:y1="0.012cm" svg:x2="2.813cm" svg:y2="4.235cm"><text:p/></draw:line><draw:g draw:style-name="gr4"><draw:g draw:style-name="gr4"><draw:g draw:style-name="gr4"><draw:line draw:style-name="gr6" draw:text-style-name="P111" svg:x1="0.001cm" svg:y1="0cm" svg:x2="0.001cm" svg:y2="4.25cm"><text:p/></draw:line><draw:line draw:style-name="gr6" draw:text-style-name="P111" svg:x1="0.426cm" svg:y1="0cm" svg:x2="0.426cm" svg:y2="4.25cm"><text:p/></draw:line><draw:line draw:style-name="gr6" draw:text-style-name="P111" svg:x1="0.851cm" svg:y1="0cm" svg:x2="0.851cm" svg:y2="4.25cm"><text:p/></draw:line><draw:line draw:style-name="gr6" draw:text-style-name="P111" svg:x1="1.276cm" svg:y1="0cm" svg:x2="1.276cm" svg:y2="4.25cm"><text:p/></draw:line><draw:line draw:style-name="gr6" draw:text-style-name="P111" svg:x1="1.701cm" svg:y1="0cm" svg:x2="1.701cm" svg:y2="4.25cm"><text:p/></draw:line><draw:line draw:style-name="gr6" draw:text-style-name="P111" svg:x1="2.551cm" svg:y1="0cm" svg:x2="2.551cm" svg:y2="4.25cm"><text:p/></draw:line><draw:line draw:style-name="gr6" draw:text-style-name="P111" svg:x1="2.976cm" svg:y1="0cm" svg:x2="2.976cm" svg:y2="4.25cm"><text:p/></draw:line><draw:line draw:style-name="gr6" draw:text-style-name="P111" svg:x1="3.401cm" svg:y1="0cm" svg:x2="3.401cm" svg:y2="4.25cm"><text:p/></draw:line><draw:line draw:style-name="gr6" draw:text-style-name="P111" svg:x1="3.826cm" svg:y1="0cm" svg:x2="3.826cm" svg:y2="4.25cm"><text:p/></draw:line><draw:line draw:style-name="gr6" draw:text-style-name="P111" svg:x1="4.251cm" svg:y1="0cm" svg:x2="4.251cm" svg:y2="4.25cm"><text:p/></draw:line><draw:line draw:style-name="gr6" draw:text-style-name="P111" svg:x1="0.001cm" svg:y1="0cm" svg:x2="4.251cm" svg:y2="0cm"><text:p/></draw:line><draw:line draw:style-name="gr6" draw:text-style-name="P111" svg:x1="0.001cm" svg:y1="0.425cm" svg:x2="4.251cm" svg:y2="0.425cm"><text:p/></draw:line><draw:line draw:style-name="gr6" draw:text-style-name="P111" svg:x1="0.001cm" svg:y1="0.85cm" svg:x2="4.251cm" svg:y2="0.85cm"><text:p/></draw:line><draw:line draw:style-name="gr6" draw:text-style-name="P111" svg:x1="0.001cm" svg:y1="1.275cm" svg:x2="4.251cm" svg:y2="1.275cm"><text:p/></draw:line><draw:line draw:style-name="gr6" draw:text-style-name="P111" svg:x1="0.001cm" svg:y1="1.701cm" svg:x2="4.251cm" svg:y2="1.701cm"><text:p/></draw:line><draw:line draw:style-name="gr13" draw:text-style-name="P111" svg:x1="0.001cm" svg:y1="2.126cm" svg:x2="4.251cm" svg:y2="2.126cm"><text:p/></draw:line><draw:line draw:style-name="gr6" draw:text-style-name="P111" svg:x1="0.001cm" svg:y1="2.553cm" svg:x2="4.251cm" svg:y2="2.553cm"><text:p/></draw:line><draw:line draw:style-name="gr6" draw:text-style-name="P111" svg:x1="0.001cm" svg:y1="2.978cm" svg:x2="4.251cm" svg:y2="2.978cm"><text:p/></draw:line><draw:line draw:style-name="gr6" draw:text-style-name="P111" svg:x1="0.001cm" svg:y1="3.405cm" svg:x2="4.251cm" svg:y2="3.405cm"><text:p/></draw:line><draw:line draw:style-name="gr6" draw:text-style-name="P111" svg:x1="0.001cm" svg:y1="3.83cm" svg:x2="4.251cm" svg:y2="3.83cm"><text:p/></draw:line><draw:line draw:style-name="gr6" draw:text-style-name="P111" svg:x1="0.001cm" svg:y1="4.255cm" svg:x2="4.251cm" svg:y2="4.255cm"><text:p/></draw:line><draw:line draw:style-name="gr14" draw:text-style-name="P111" svg:x1="2.126cm" svg:y1="0cm" svg:x2="2.126cm" svg:y2="4.25cm"><text:p/></draw:line></draw:g><draw:line draw:style-name="gr9" draw:text-style-name="P111" svg:x1="2.038cm" svg:y1="3.83cm" svg:x2="2.208cm" svg:y2="3.83cm"><text:p/></draw:line><draw:line draw:style-name="gr9" draw:text-style-name="P111" svg:x1="2.038cm" svg:y1="3.405cm" svg:x2="2.208cm" svg:y2="3.405cm"><text:p/></draw:line><draw:line draw:style-name="gr9" draw:text-style-name="P111" svg:x1="2.038cm" svg:y1="2.978cm" svg:x2="2.208cm" svg:y2="2.978cm"><text:p/></draw:line><draw:line draw:style-name="gr9" draw:text-style-name="P111" svg:x1="2.038cm" svg:y1="2.553cm" svg:x2="2.208cm" svg:y2="2.553cm"><text:p/></draw:line><draw:line draw:style-name="gr9" draw:text-style-name="P111" svg:x1="2.038cm" svg:y1="1.701cm" svg:x2="2.208cm" svg:y2="1.701cm"><text:p/></draw:line><draw:line draw:style-name="gr9" draw:text-style-name="P111" svg:x1="2.038cm" svg:y1="1.275cm" svg:x2="2.208cm" svg:y2="1.275cm"><text:p/></draw:line><draw:line draw:style-name="gr9" draw:text-style-name="P111" svg:x1="2.038cm" svg:y1="0.85cm" svg:x2="2.208cm" svg:y2="0.85cm"><text:p/></draw:line><draw:line draw:style-name="gr9" draw:text-style-name="P111" svg:x1="2.038cm" svg:y1="0.425cm" svg:x2="2.208cm" svg:y2="0.425cm"><text:p/></draw:line><draw:line draw:style-name="gr9" draw:text-style-name="P111" svg:x1="0.426cm" svg:y1="2.037cm" svg:x2="0.426cm" svg:y2="2.207cm"><text:p/></draw:line><draw:line draw:style-name="gr9" draw:text-style-name="P111" svg:x1="0.851cm" svg:y1="2.037cm" svg:x2="0.851cm" svg:y2="2.207cm"><text:p/></draw:line><draw:line draw:style-name="gr9" draw:text-style-name="P111" svg:x1="1.276cm" svg:y1="2.037cm" svg:x2="1.276cm" svg:y2="2.207cm"><text:p/></draw:line><draw:line draw:style-name="gr9" draw:text-style-name="P111" svg:x1="1.701cm" svg:y1="2.037cm" svg:x2="1.701cm" svg:y2="2.207cm"><text:p/></draw:line><draw:line draw:style-name="gr9" draw:text-style-name="P111" svg:x1="2.551cm" svg:y1="2.037cm" svg:x2="2.551cm" svg:y2="2.207cm"><text:p/></draw:line><draw:line draw:style-name="gr9" draw:text-style-name="P111" svg:x1="2.976cm" svg:y1="2.037cm" svg:x2="2.976cm" svg:y2="2.207cm"><text:p/></draw:line><draw:line draw:style-name="gr9" draw:text-style-name="P111" svg:x1="3.401cm" svg:y1="2.037cm" svg:x2="3.401cm" svg:y2="2.207cm"><text:p/></draw:line><draw:line draw:style-name="gr9" draw:text-style-name="P111" svg:x1="3.826cm" svg:y1="2.037cm" svg:x2="3.826cm" svg:y2="2.207cm"><text:p/></draw:line><draw:frame draw:style-name="gr15" draw:text-style-name="P113" svg:width="0.207cm" svg:height="0.417cm" svg:x="2.462cm" svg:y="2.226cm"><draw:text-box><text:p text:style-name="P109"><text:span text:style-name="T139">1</text:span></text:p></draw:text-box></draw:frame><draw:frame draw:style-name="gr15" draw:text-style-name="P113" svg:width="0.207cm" svg:height="0.417cm" svg:x="1.871cm" svg:y="2.177cm"><draw:text-box><text:p text:style-name="P109"><text:span text:style-name="T139">0</text:span></text:p></draw:text-box></draw:frame></draw:g><draw:frame draw:style-name="gr15" draw:text-style-name="P113" svg:width="0.207cm" svg:height="0.417cm" svg:x="1.796cm" svg:y="1.459cm"><draw:text-box><text:p text:style-name="P109"><text:span text:style-name="T139">1</text:span></text:p></draw:text-box></draw:frame></draw:g><draw:g draw:style-name="gr4"><draw:line draw:style-name="gr5" draw:text-style-name="P108" svg:x1="2.659cm" svg:y1="3.321cm" svg:x2="2.447cm" svg:y2="3.479cm"><text:p/></draw:line><draw:line draw:style-name="gr5" draw:text-style-name="P108" svg:x1="2.447cm" svg:y1="3.321cm" svg:x2="2.659cm" svg:y2="3.479cm"><text:p/></draw:line></draw:g></draw:g></text:p>
        <text:p text:style-name="P58"><text:span text:style-name="_5f_variable"><text:span text:style-name="T5">f</text:span></text:span><text:span text:style-name="_5f_variable"><text:span text:style-name="T10">4</text:span></text:span><text:span text:style-name="T11">(</text:span><text:span text:style-name="_5f_variable"><text:span text:style-name="T5">x</text:span></text:span><text:span text:style-name="T11">)</text:span><text:span text:style-name="T25"> </text:span><text:span text:style-name="T38">=</text:span><text:span text:style-name="T25"> </text:span><text:span text:style-name="T11"><draw:frame draw:style-name="fr4" draw:name="Objet13" text:anchor-type="as-char" svg:width="0.295cm" svg:height="0.873cm" draw:z-index="20"><draw:object xlink:href="./Object 1" xlink:type="simple" xlink:show="embed" xlink:actuate="onLoad"/><draw:image xlink:href="./ObjectReplacements/Object 1" xlink:type="simple" xlink:show="embed" xlink:actuate="onLoad"/><svg:desc>formule</svg:desc></draw:frame></text:span><text:span text:style-name="_5f_variable"><text:span text:style-name="T5">x</text:span></text:span></text:p>
        <text:p text:style-name="P55"><draw:g text:anchor-type="as-char" draw:z-index="33" draw:name="Forme 6" draw:style-name="gr1"><draw:line draw:style-name="gr2" draw:text-style-name="P108" svg:x1="4.243cm" svg:y1="1.066cm" svg:x2="0cm" svg:y2="3.202cm"><text:p/></draw:line><draw:g draw:style-name="gr4"><draw:g draw:style-name="gr4"><draw:g draw:style-name="gr4"><draw:line draw:style-name="gr6" draw:text-style-name="P111" svg:x1="0.011cm" svg:y1="0cm" svg:x2="0.011cm" svg:y2="4.25cm"><text:p/></draw:line><draw:line draw:style-name="gr6" draw:text-style-name="P111" svg:x1="0.436cm" svg:y1="0cm" svg:x2="0.436cm" svg:y2="4.25cm"><text:p/></draw:line><draw:line draw:style-name="gr6" draw:text-style-name="P111" svg:x1="0.861cm" svg:y1="0cm" svg:x2="0.861cm" svg:y2="4.25cm"><text:p/></draw:line><draw:line draw:style-name="gr6" draw:text-style-name="P111" svg:x1="1.286cm" svg:y1="0cm" svg:x2="1.286cm" svg:y2="4.25cm"><text:p/></draw:line><draw:line draw:style-name="gr6" draw:text-style-name="P111" svg:x1="1.711cm" svg:y1="0cm" svg:x2="1.711cm" svg:y2="4.25cm"><text:p/></draw:line><draw:line draw:style-name="gr6" draw:text-style-name="P111" svg:x1="2.561cm" svg:y1="0cm" svg:x2="2.561cm" svg:y2="4.25cm"><text:p/></draw:line><draw:line draw:style-name="gr6" draw:text-style-name="P111" svg:x1="2.986cm" svg:y1="0cm" svg:x2="2.986cm" svg:y2="4.25cm"><text:p/></draw:line><draw:line draw:style-name="gr6" draw:text-style-name="P111" svg:x1="3.411cm" svg:y1="0cm" svg:x2="3.411cm" svg:y2="4.25cm"><text:p/></draw:line><draw:line draw:style-name="gr6" draw:text-style-name="P111" svg:x1="3.836cm" svg:y1="0cm" svg:x2="3.836cm" svg:y2="4.25cm"><text:p/></draw:line><draw:line draw:style-name="gr6" draw:text-style-name="P111" svg:x1="4.261cm" svg:y1="0cm" svg:x2="4.261cm" svg:y2="4.25cm"><text:p/></draw:line><draw:line draw:style-name="gr6" draw:text-style-name="P111" svg:x1="0.011cm" svg:y1="0cm" svg:x2="4.261cm" svg:y2="0cm"><text:p/></draw:line><draw:line draw:style-name="gr6" draw:text-style-name="P111" svg:x1="0.011cm" svg:y1="0.425cm" svg:x2="4.261cm" svg:y2="0.425cm"><text:p/></draw:line><draw:line draw:style-name="gr6" draw:text-style-name="P111" svg:x1="0.011cm" svg:y1="0.85cm" svg:x2="4.261cm" svg:y2="0.85cm"><text:p/></draw:line><draw:line draw:style-name="gr6" draw:text-style-name="P111" svg:x1="0.011cm" svg:y1="1.275cm" svg:x2="4.261cm" svg:y2="1.275cm"><text:p/></draw:line><draw:line draw:style-name="gr6" draw:text-style-name="P111" svg:x1="0.011cm" svg:y1="1.701cm" svg:x2="4.261cm" svg:y2="1.701cm"><text:p/></draw:line><draw:line draw:style-name="gr13" draw:text-style-name="P111" svg:x1="0.011cm" svg:y1="2.126cm" svg:x2="4.261cm" svg:y2="2.126cm"><text:p/></draw:line><draw:line draw:style-name="gr6" draw:text-style-name="P111" svg:x1="0.011cm" svg:y1="2.553cm" svg:x2="4.261cm" svg:y2="2.553cm"><text:p/></draw:line><draw:line draw:style-name="gr6" draw:text-style-name="P111" svg:x1="0.011cm" svg:y1="2.978cm" svg:x2="4.261cm" svg:y2="2.978cm"><text:p/></draw:line><draw:line draw:style-name="gr6" draw:text-style-name="P111" svg:x1="0.011cm" svg:y1="3.405cm" svg:x2="4.261cm" svg:y2="3.405cm"><text:p/></draw:line><draw:line draw:style-name="gr6" draw:text-style-name="P111" svg:x1="0.011cm" svg:y1="3.83cm" svg:x2="4.261cm" svg:y2="3.83cm"><text:p/></draw:line><draw:line draw:style-name="gr6" draw:text-style-name="P111" svg:x1="0.011cm" svg:y1="4.255cm" svg:x2="4.261cm" svg:y2="4.255cm"><text:p/></draw:line><draw:line draw:style-name="gr14" draw:text-style-name="P111" svg:x1="2.136cm" svg:y1="0cm" svg:x2="2.136cm" svg:y2="4.25cm"><text:p/></draw:line></draw:g><draw:line draw:style-name="gr9" draw:text-style-name="P111" svg:x1="2.048cm" svg:y1="3.83cm" svg:x2="2.218cm" svg:y2="3.83cm"><text:p/></draw:line><draw:line draw:style-name="gr9" draw:text-style-name="P111" svg:x1="2.048cm" svg:y1="3.405cm" svg:x2="2.218cm" svg:y2="3.405cm"><text:p/></draw:line><draw:line draw:style-name="gr9" draw:text-style-name="P111" svg:x1="2.048cm" svg:y1="2.978cm" svg:x2="2.218cm" svg:y2="2.978cm"><text:p/></draw:line><draw:line draw:style-name="gr9" draw:text-style-name="P111" svg:x1="2.048cm" svg:y1="2.553cm" svg:x2="2.218cm" svg:y2="2.553cm"><text:p/></draw:line><draw:line draw:style-name="gr9" draw:text-style-name="P111" svg:x1="2.048cm" svg:y1="1.701cm" svg:x2="2.218cm" svg:y2="1.701cm"><text:p/></draw:line><draw:line draw:style-name="gr9" draw:text-style-name="P111" svg:x1="2.048cm" svg:y1="1.275cm" svg:x2="2.218cm" svg:y2="1.275cm"><text:p/></draw:line><draw:line draw:style-name="gr9" draw:text-style-name="P111" svg:x1="2.048cm" svg:y1="0.85cm" svg:x2="2.218cm" svg:y2="0.85cm"><text:p/></draw:line><draw:line draw:style-name="gr9" draw:text-style-name="P111" svg:x1="2.048cm" svg:y1="0.425cm" svg:x2="2.218cm" svg:y2="0.425cm"><text:p/></draw:line><draw:line draw:style-name="gr9" draw:text-style-name="P111" svg:x1="0.436cm" svg:y1="2.037cm" svg:x2="0.436cm" svg:y2="2.207cm"><text:p/></draw:line><draw:line draw:style-name="gr9" draw:text-style-name="P111" svg:x1="0.861cm" svg:y1="2.037cm" svg:x2="0.861cm" svg:y2="2.207cm"><text:p/></draw:line><draw:line draw:style-name="gr9" draw:text-style-name="P111" svg:x1="1.286cm" svg:y1="2.037cm" svg:x2="1.286cm" svg:y2="2.207cm"><text:p/></draw:line><draw:line draw:style-name="gr9" draw:text-style-name="P111" svg:x1="1.711cm" svg:y1="2.037cm" svg:x2="1.711cm" svg:y2="2.207cm"><text:p/></draw:line><draw:line draw:style-name="gr9" draw:text-style-name="P111" svg:x1="2.561cm" svg:y1="2.037cm" svg:x2="2.561cm" svg:y2="2.207cm"><text:p/></draw:line><draw:line draw:style-name="gr9" draw:text-style-name="P111" svg:x1="2.986cm" svg:y1="2.037cm" svg:x2="2.986cm" svg:y2="2.207cm"><text:p/></draw:line><draw:line draw:style-name="gr9" draw:text-style-name="P111" svg:x1="3.411cm" svg:y1="2.037cm" svg:x2="3.411cm" svg:y2="2.207cm"><text:p/></draw:line><draw:line draw:style-name="gr9" draw:text-style-name="P111" svg:x1="3.836cm" svg:y1="2.037cm" svg:x2="3.836cm" svg:y2="2.207cm"><text:p/></draw:line><draw:frame draw:style-name="gr15" draw:text-style-name="P113" svg:width="0.207cm" svg:height="0.417cm" svg:x="2.473cm" svg:y="2.226cm"><draw:text-box><text:p text:style-name="P109"><text:span text:style-name="T139">1</text:span></text:p></draw:text-box></draw:frame><draw:frame draw:style-name="gr15" draw:text-style-name="P113" svg:width="0.207cm" svg:height="0.417cm" svg:x="1.882cm" svg:y="2.177cm"><draw:text-box><text:p text:style-name="P109"><text:span text:style-name="T139">0</text:span></text:p></draw:text-box></draw:frame></draw:g><draw:frame draw:style-name="gr15" draw:text-style-name="P113" svg:width="0.207cm" svg:height="0.417cm" svg:x="1.806cm" svg:y="1.459cm"><draw:text-box><text:p text:style-name="P109"><text:span text:style-name="T139">1</text:span></text:p></draw:text-box></draw:frame></draw:g><draw:g draw:style-name="gr4"><draw:line draw:style-name="gr5" draw:text-style-name="P108" svg:x1="3.1cm" svg:y1="1.612cm" svg:x2="2.888cm" svg:y2="1.77cm"><text:p/></draw:line><draw:line draw:style-name="gr5" draw:text-style-name="P108" svg:x1="2.888cm" svg:y1="1.617cm" svg:x2="3.1cm" svg:y2="1.775cm"><text:p/></draw:line></draw:g></draw:g></text:p>
      </text:section>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h text:style-name="P74" text:outline-level="1"/>
      <text:list xml:id="list100522129701499" text:continue-list="list100522882073328" text:style-name="Num_5f_Exo">
        <text:list-item>
          <text:h text:style-name="P73" text:outline-level="1"><text:soft-page-break/><text:span text:style-name="T11"> Soit la fonction </text:span><text:span text:style-name="_5f_variable"><text:span text:style-name="T6">g</text:span></text:span><text:span text:style-name="T11"> : </text:span><text:span text:style-name="_5f_variable"><text:span text:style-name="T6">x</text:span></text:span><text:span text:style-name="T11"> </text:span><text:span text:style-name="T11"><draw:g text:anchor-type="as-char" svg:y="-0.21cm" draw:z-index="22" draw:name="Forme16" draw:style-name="gr112"><draw:line draw:style-name="gr113" draw:text-style-name="P132" svg:x1="0cm" svg:y1="0.001cm" svg:x2="0cm" svg:y2="0.167cm"><text:p/></draw:line><draw:line draw:style-name="gr113" draw:text-style-name="P132" svg:x1="0cm" svg:y1="0.084cm" svg:x2="0.529cm" svg:y2="0.084cm"><text:p/></draw:line><draw:line draw:style-name="gr113" draw:text-style-name="P132" svg:x1="0.529cm" svg:y1="0.084cm" svg:x2="0.439cm" svg:y2="0.001cm"><text:p/></draw:line><draw:line draw:style-name="gr113" draw:text-style-name="P132" svg:x1="0.529cm" svg:y1="0.084cm" svg:x2="0.439cm" svg:y2="0.167cm"><text:p/></draw:line></draw:g></text:span><text:span text:style-name="T11"> 2</text:span><text:span text:style-name="_5f_variable"><text:span text:style-name="T6">x</text:span></text:span><text:span text:style-name="_5f_variable"><text:span text:style-name="T35"> </text:span></text:span><text:span text:style-name="_5f_variable"><text:span text:style-name="T43">─</text:span></text:span><text:span text:style-name="_5f_variable"><text:span text:style-name="T35"> </text:span></text:span><text:span text:style-name="_5f_variable"><text:span text:style-name="T26">1</text:span></text:span><text:span text:style-name="T79">.</text:span></text:h>
        </text:list-item>
      </text:list>
      <text:list xml:id="list100521392973578" text:continue-list="list100522884511167" text:style-name="liste_5f_abc">
        <text:list-item text:start-value="1">
          <text:p text:style-name="P97">Quelle est la nature de sa représentation graphique ? Justifie. </text:p>
        </text:list-item>
      </text:list>
      <text:p text:style-name="P66"><text:span text:style-name="_5f_pointillés_20_gris"><text:span text:style-name="T99">C’</text:span></text:span><text:span text:style-name="_5f_pointillés_20_gris"><text:span text:style-name="T100">est une</text:span></text:span><text:span text:style-name="_5f_pointillés_20_gris"><text:span text:style-name="T99"> fonction </text:span></text:span><text:span text:style-name="_5f_pointillés_20_gris"><text:span text:style-name="T100">affine </text:span></text:span><text:span text:style-name="_5f_pointillés_20_gris"><text:span text:style-name="T101">(car de la forme </text:span></text:span><text:span text:style-name="_5f_pointillés_20_gris"><text:span text:style-name="T112">ax</text:span></text:span><text:span text:style-name="_5f_pointillés_20_gris"><text:span text:style-name="T101"> + </text:span></text:span><text:span text:style-name="_5f_pointillés_20_gris"><text:span text:style-name="T112">b</text:span></text:span><text:span text:style-name="_5f_pointillés_20_gris"><text:span text:style-name="T101">)</text:span></text:span><text:span text:style-name="_5f_pointillés_20_gris"><text:span text:style-name="T99"> représentée par </text:span></text:span><text:span text:style-name="_5f_pointillés_20_gris"><text:span text:style-name="T100">une</text:span></text:span><text:span text:style-name="_5f_pointillés_20_gris"><text:span text:style-name="T99"> droite.</text:span></text:span></text:p>
      <text:list xml:id="list100522849776082" text:continue-numbering="true" text:style-name="liste_5f_abc">
        <text:list-item>
          <text:p text:style-name="P100">Complète le tableau suivant.</text:p>
        </text:list-item>
      </text:list>
      <table:table table:name="Tableau7" table:style-name="Tableau7">
        <table:table-column table:style-name="Tableau7.A" table:number-columns-repeated="3"/>
        <table:table-row table:style-name="Tableau7.1">
          <table:table-cell table:style-name="Tableau7.A1" office:value-type="string">
            <text:p text:style-name="P47"><text:span text:style-name="_5f_variable"><text:span text:style-name="T80">x</text:span></text:span></text:p>
          </table:table-cell>
          <table:table-cell table:style-name="Tableau7.B1" office:value-type="string">
            <text:p text:style-name="P43">0</text:p>
          </table:table-cell>
          <table:table-cell table:style-name="Tableau7.C1" office:value-type="string">
            <text:p text:style-name="P43">1</text:p>
          </table:table-cell>
        </table:table-row>
        <table:table-row table:style-name="Tableau7.1">
          <table:table-cell table:style-name="Tableau7.A2" office:value-type="string">
            <text:p text:style-name="P39"><text:span text:style-name="_5f_variable"><text:span text:style-name="T80">g</text:span></text:span><text:span text:style-name="T87">(</text:span><text:span text:style-name="_5f_variable"><text:span text:style-name="T80">x</text:span></text:span><text:span text:style-name="T87">)</text:span></text:p>
          </table:table-cell>
          <table:table-cell table:style-name="Tableau7.B2" office:value-type="string">
            <text:p text:style-name="P40"><text:span text:style-name="_5f_pointillés_20_gris"><text:span text:style-name="T105">─</text:span></text:span><text:span text:style-name="T136">1</text:span></text:p>
          </table:table-cell>
          <table:table-cell table:style-name="Tableau7.C2" office:value-type="string">
            <text:p text:style-name="P41">1</text:p>
          </table:table-cell>
        </table:table-row>
      </table:table>
      <text:list xml:id="list100521754228292" text:continue-numbering="true" text:style-name="liste_5f_abc">
        <text:list-item>
          <text:p text:style-name="P101">Déduis-en les coordonnées de deux points appartenant à cette représentation graphique.</text:p>
        </text:list-item>
      </text:list>
      <text:p text:style-name="P42"><text:span text:style-name="_5f_pointillés_20_gris"><text:span text:style-name="T113">A(0 ; </text:span></text:span><text:span text:style-name="_5f_pointillés_20_gris"><text:span text:style-name="T105">─</text:span></text:span><text:span text:style-name="_5f_pointillés_20_gris"><text:span text:style-name="T113">1) <text:s text:c="5"/><text:tab/><text:tab/>B</text:span></text:span><text:span text:style-name="_5f_pointillés_20_gris"><text:span text:style-name="T114">(1 ; 1)</text:span></text:span></text:p>
      <text:list xml:id="list100521962741470" text:continue-numbering="true" text:style-name="liste_5f_abc">
        <text:list-item>
          <text:p text:style-name="P102">Trace la représentation graphique de la fonction <text:span text:style-name="_5f_variable"><text:span text:style-name="T4">g</text:span></text:span> dans le repère ci-dessous.</text:p>
        </text:list-item>
      </text:list>
      <text:p text:style-name="P19"><draw:g text:anchor-type="as-char" draw:z-index="34" draw:name="Forme 7" draw:style-name="gr1"><draw:line draw:style-name="gr2" draw:text-style-name="P108" svg:x1="8.981cm" svg:y1="0.916cm" svg:x2="0.867cm" svg:y2="9.01cm"><text:p/></draw:line><draw:frame draw:style-name="gr3" draw:text-style-name="P110" svg:width="1.071cm" svg:height="0.862cm" svg:x="5.761cm" svg:y="3.002cm"><draw:text-box><text:p text:style-name="P109"><text:span text:style-name="T137">B</text:span></text:p></draw:text-box></draw:frame><draw:g draw:style-name="gr4"><draw:line draw:style-name="gr5" draw:text-style-name="P108" svg:x1="4.61cm" svg:y1="5.318cm" svg:x2="4.398cm" svg:y2="5.476cm"><text:p/></draw:line><draw:line draw:style-name="gr5" draw:text-style-name="P108" svg:x1="4.398cm" svg:y1="5.318cm" svg:x2="4.61cm" svg:y2="5.476cm"><text:p/></draw:line></draw:g><draw:g draw:style-name="gr4"><draw:g draw:style-name="gr4"><draw:g draw:style-name="gr4"><draw:line draw:style-name="gr6" draw:text-style-name="P111" svg:x1="0.001cm" svg:y1="0.001cm" svg:x2="0.001cm" svg:y2="9cm"><text:p/></draw:line><draw:line draw:style-name="gr6" draw:text-style-name="P111" svg:x1="0.901cm" svg:y1="0.001cm" svg:x2="0.901cm" svg:y2="9cm"><text:p/></draw:line><draw:line draw:style-name="gr6" draw:text-style-name="P111" svg:x1="1.801cm" svg:y1="0.001cm" svg:x2="1.801cm" svg:y2="9cm"><text:p/></draw:line><draw:line draw:style-name="gr6" draw:text-style-name="P111" svg:x1="2.7cm" svg:y1="0.001cm" svg:x2="2.7cm" svg:y2="9cm"><text:p/></draw:line><draw:line draw:style-name="gr6" draw:text-style-name="P111" svg:x1="3.6cm" svg:y1="0.001cm" svg:x2="3.6cm" svg:y2="9cm"><text:p/></draw:line><draw:line draw:style-name="gr6" draw:text-style-name="P111" svg:x1="5.401cm" svg:y1="0.001cm" svg:x2="5.401cm" svg:y2="9cm"><text:p/></draw:line><draw:line draw:style-name="gr6" draw:text-style-name="P111" svg:x1="6.301cm" svg:y1="0.001cm" svg:x2="6.301cm" svg:y2="9cm"><text:p/></draw:line><draw:line draw:style-name="gr6" draw:text-style-name="P111" svg:x1="7.201cm" svg:y1="0.001cm" svg:x2="7.201cm" svg:y2="9cm"><text:p/></draw:line><draw:line draw:style-name="gr6" draw:text-style-name="P111" svg:x1="8.1cm" svg:y1="0.001cm" svg:x2="8.1cm" svg:y2="9cm"><text:p/></draw:line><draw:line draw:style-name="gr6" draw:text-style-name="P111" svg:x1="9cm" svg:y1="0.001cm" svg:x2="9cm" svg:y2="9cm"><text:p/></draw:line><draw:line draw:style-name="gr6" draw:text-style-name="P111" svg:x1="0.001cm" svg:y1="0.001cm" svg:x2="9cm" svg:y2="0.001cm"><text:p/></draw:line><draw:line draw:style-name="gr6" draw:text-style-name="P111" svg:x1="0.001cm" svg:y1="0.902cm" svg:x2="9cm" svg:y2="0.902cm"><text:p/></draw:line><draw:line draw:style-name="gr6" draw:text-style-name="P111" svg:x1="0.001cm" svg:y1="1.801cm" svg:x2="9cm" svg:y2="1.801cm"><text:p/></draw:line><draw:line draw:style-name="gr6" draw:text-style-name="P111" svg:x1="0.001cm" svg:y1="2.703cm" svg:x2="9cm" svg:y2="2.703cm"><text:p/></draw:line><draw:line draw:style-name="gr6" draw:text-style-name="P111" svg:x1="0.001cm" svg:y1="3.601cm" svg:x2="9cm" svg:y2="3.601cm"><text:p/></draw:line><draw:line draw:style-name="gr7" draw:text-style-name="P111" svg:x1="0.001cm" svg:y1="4.502cm" svg:x2="9cm" svg:y2="4.502cm"><text:p/></draw:line><draw:line draw:style-name="gr6" draw:text-style-name="P111" svg:x1="0.001cm" svg:y1="5.4cm" svg:x2="9cm" svg:y2="5.4cm"><text:p/></draw:line><draw:line draw:style-name="gr6" draw:text-style-name="P111" svg:x1="0.001cm" svg:y1="6.303cm" svg:x2="9cm" svg:y2="6.303cm"><text:p/></draw:line><draw:line draw:style-name="gr6" draw:text-style-name="P111" svg:x1="0.001cm" svg:y1="7.2cm" svg:x2="9cm" svg:y2="7.2cm"><text:p/></draw:line><draw:line draw:style-name="gr6" draw:text-style-name="P111" svg:x1="0.001cm" svg:y1="8.104cm" svg:x2="9cm" svg:y2="8.104cm"><text:p/></draw:line><draw:line draw:style-name="gr6" draw:text-style-name="P111" svg:x1="0.001cm" svg:y1="9.001cm" svg:x2="9cm" svg:y2="9.001cm"><text:p/></draw:line><draw:line draw:style-name="gr8" draw:text-style-name="P111" svg:x1="4.501cm" svg:y1="0.001cm" svg:x2="4.501cm" svg:y2="9cm"><text:p/></draw:line></draw:g><draw:line draw:style-name="gr9" draw:text-style-name="P111" svg:x1="4.394cm" svg:y1="8.104cm" svg:x2="4.594cm" svg:y2="8.104cm"><text:p/></draw:line><draw:line draw:style-name="gr9" draw:text-style-name="P111" svg:x1="4.394cm" svg:y1="7.2cm" svg:x2="4.594cm" svg:y2="7.2cm"><text:p/></draw:line><draw:line draw:style-name="gr9" draw:text-style-name="P111" svg:x1="4.394cm" svg:y1="6.303cm" svg:x2="4.594cm" svg:y2="6.303cm"><text:p/></draw:line><draw:line draw:style-name="gr9" draw:text-style-name="P111" svg:x1="4.394cm" svg:y1="5.4cm" svg:x2="4.594cm" svg:y2="5.4cm"><text:p/></draw:line><draw:line draw:style-name="gr9" draw:text-style-name="P111" svg:x1="4.394cm" svg:y1="3.601cm" svg:x2="4.594cm" svg:y2="3.601cm"><text:p/></draw:line><draw:line draw:style-name="gr9" draw:text-style-name="P111" svg:x1="4.394cm" svg:y1="2.703cm" svg:x2="4.594cm" svg:y2="2.703cm"><text:p/></draw:line><draw:line draw:style-name="gr9" draw:text-style-name="P111" svg:x1="4.394cm" svg:y1="1.801cm" svg:x2="4.594cm" svg:y2="1.801cm"><text:p/></draw:line><draw:line draw:style-name="gr9" draw:text-style-name="P111" svg:x1="4.394cm" svg:y1="0.902cm" svg:x2="4.594cm" svg:y2="0.902cm"><text:p/></draw:line><draw:line draw:style-name="gr9" draw:text-style-name="P111" svg:x1="0.901cm" svg:y1="4.398cm" svg:x2="0.901cm" svg:y2="4.598cm"><text:p/></draw:line><draw:line draw:style-name="gr9" draw:text-style-name="P111" svg:x1="2.7cm" svg:y1="4.398cm" svg:x2="2.7cm" svg:y2="4.598cm"><text:p/></draw:line><draw:line draw:style-name="gr9" draw:text-style-name="P111" svg:x1="6.3cm" svg:y1="4.398cm" svg:x2="6.3cm" svg:y2="4.598cm"><text:p/></draw:line><draw:line draw:style-name="gr9" draw:text-style-name="P111" svg:x1="8.099cm" svg:y1="4.398cm" svg:x2="8.099cm" svg:y2="4.598cm"><text:p/></draw:line><draw:frame draw:style-name="gr10" draw:text-style-name="P112" svg:width="0.458cm" svg:height="0.879cm" svg:x="6.191cm" svg:y="4.713cm"><draw:text-box><text:p text:style-name="P109"><text:span text:style-name="T138">1</text:span></text:p></draw:text-box></draw:frame><draw:frame draw:style-name="gr11" draw:text-style-name="P112" svg:width="0.458cm" svg:height="0.884cm" svg:x="4.157cm" svg:y="4.609cm"><draw:text-box><text:p text:style-name="P109"><text:span text:style-name="T138">0</text:span></text:p></draw:text-box></draw:frame></draw:g><draw:frame draw:style-name="gr12" draw:text-style-name="P112" svg:width="0.454cm" svg:height="0.879cm" svg:x="4.046cm" svg:y="3.306cm"><draw:text-box><text:p text:style-name="P109"><text:span text:style-name="T138">1</text:span></text:p></draw:text-box></draw:frame></draw:g><draw:g draw:style-name="gr4"><draw:line draw:style-name="gr5" draw:text-style-name="P108" svg:x1="6.409cm" svg:y1="3.524cm" svg:x2="6.197cm" svg:y2="3.682cm"><text:p/></draw:line><draw:line draw:style-name="gr5" draw:text-style-name="P108" svg:x1="6.197cm" svg:y1="3.526cm" svg:x2="6.409cm" svg:y2="3.684cm"><text:p/></draw:line></draw:g><draw:frame draw:style-name="gr3" draw:text-style-name="P110" svg:width="1.071cm" svg:height="0.862cm" svg:x="3.799cm" svg:y="4.898cm"><draw:text-box><text:p text:style-name="P109"><text:span text:style-name="T137">A</text:span></text:p></draw:text-box></draw:frame></draw:g></text:p>
      <text:list xml:id="list100522043812471" text:continue-numbering="true" text:style-name="liste_5f_abc">
        <text:list-item>
          <text:p text:style-name="P103">Par lecture graphique, complète le tableau de valeurs suivant.</text:p>
        </text:list-item>
      </text:list>
      <table:table table:name="Tableau11" table:style-name="Tableau11">
        <table:table-column table:style-name="Tableau11.A"/>
        <table:table-column table:style-name="Tableau11.B"/>
        <table:table-column table:style-name="Tableau11.A"/>
        <table:table-column table:style-name="Tableau11.B"/>
        <table:table-column table:style-name="Tableau11.A"/>
        <table:table-column table:style-name="Tableau11.F"/>
        <table:table-row table:style-name="Tableau11.1">
          <table:table-cell table:style-name="Tableau11.A1" office:value-type="string">
            <text:p text:style-name="P47"><text:span text:style-name="_5f_variable"><text:span text:style-name="T80">x</text:span></text:span></text:p>
          </table:table-cell>
          <table:table-cell table:style-name="Tableau11.D1" office:value-type="string">
            <text:p text:style-name="P50"><text:span text:style-name="T38">─</text:span><text:span text:style-name="T25">2</text:span></text:p>
          </table:table-cell>
          <table:table-cell table:style-name="Tableau11.E1" office:value-type="string">
            <text:p text:style-name="P50"><text:span text:style-name="T38">─</text:span><text:span text:style-name="T25">1</text:span></text:p>
          </table:table-cell>
          <table:table-cell table:style-name="Tableau11.D1" office:value-type="string">
            <text:p text:style-name="P36">0,5</text:p>
          </table:table-cell>
          <table:table-cell table:style-name="Tableau11.E1" office:value-type="string">
            <text:p text:style-name="P38">1,5</text:p>
          </table:table-cell>
          <table:table-cell table:style-name="Tableau11.F1" office:value-type="string">
            <text:p text:style-name="P38">2</text:p>
          </table:table-cell>
        </table:table-row>
        <table:table-row table:style-name="Tableau11.1">
          <table:table-cell table:style-name="Tableau11.A2" office:value-type="string">
            <text:p text:style-name="P39"><text:span text:style-name="_5f_variable"><text:span text:style-name="T80">g</text:span></text:span><text:span text:style-name="T87">(</text:span><text:span text:style-name="_5f_variable"><text:span text:style-name="T80">x</text:span></text:span><text:span text:style-name="T87">)</text:span></text:p>
          </table:table-cell>
          <table:table-cell table:style-name="Tableau11.D2" office:value-type="string">
            <text:p text:style-name="P37"><text:span text:style-name="T47">─</text:span><text:span text:style-name="T136">5 </text:span></text:p>
          </table:table-cell>
          <table:table-cell table:style-name="Tableau11.E2" office:value-type="string">
            <text:p text:style-name="P37"><text:span text:style-name="T47">─</text:span><text:span text:style-name="T136">3</text:span></text:p>
          </table:table-cell>
          <table:table-cell table:style-name="Tableau11.D2" office:value-type="string">
            <text:p text:style-name="P38">0 </text:p>
          </table:table-cell>
          <table:table-cell table:style-name="Tableau11.E2" office:value-type="string">
            <text:p text:style-name="P36">2</text:p>
          </table:table-cell>
          <table:table-cell table:style-name="Tableau11.F2" office:value-type="string">
            <text:p text:style-name="P36">3</text:p>
          </table:table-cell>
        </table:table-row>
      </table:table>
      <text:list xml:id="list100521249948146" text:continue-numbering="true" text:style-name="liste_5f_abc">
        <text:list-item>
          <text:p text:style-name="P93"><text:tab/>Quelle est l’image de 2 par <text:span text:style-name="_5f_variable"><text:span text:style-name="T4">g</text:span></text:span> ? <text:span text:style-name="_5f_pointillés_20_gris"><text:s text:c="3"/></text:span><text:span text:style-name="_5f_pointillés_20_gris"><text:span text:style-name="T76">3</text:span></text:span></text:p>
        </text:list-item>
        <text:list-item>
          <text:p text:style-name="P90"><text:tab/>Quel nombre a pour image 2 par <text:span text:style-name="_5f_variable"><text:span text:style-name="T4">g</text:span></text:span> ? <text:span text:style-name="_5f_pointillés_20_gris"><text:s text:c="3"/></text:span><text:span text:style-name="_5f_pointillés_20_gris"><text:span text:style-name="T131">1,5</text:span></text:span></text:p>
        </text:list-item>
        <text:list-item>
          <text:p text:style-name="P90"><text:span text:style-name="_5f_pointillés_20_gris"><text:span text:style-name="T51"><text:tab/>Quelle est l’image de 0,5 par </text:span></text:span><text:span text:style-name="_5f_variable"><text:span text:style-name="T54">g</text:span></text:span><text:span text:style-name="_5f_pointillés_20_gris"><text:span text:style-name="T51"> ? </text:span></text:span><text:span text:style-name="_5f_pointillés_20_gris"><text:s text:c="3"/></text:span><text:span text:style-name="_5f_pointillés_20_gris"><text:span text:style-name="T131">0</text:span></text:span></text:p>
        </text:list-item>
        <text:list-item>
          <text:p text:style-name="P90"><text:span text:style-name="_5f_pointillés_20_gris"><text:span text:style-name="T51"><text:tab/>Quel est l’antécédent de </text:span></text:span><text:span text:style-name="_5f_pointillés_20_gris"><text:span text:style-name="T57">─</text:span></text:span><text:span text:style-name="_5f_pointillés_20_gris"><text:span text:style-name="T59">3</text:span></text:span><text:span text:style-name="_5f_pointillés_20_gris"><text:span text:style-name="T61"> par </text:span></text:span><text:span text:style-name="_5f_variable"><text:span text:style-name="T56">g</text:span></text:span><text:span text:style-name="_5f_pointillés_20_gris"><text:span text:style-name="T61"> ? </text:span></text:span><text:span text:style-name="_5f_pointillés_20_gris"><text:span text:style-name="T49"><text:s text:c="2"/></text:span></text:span><text:span text:style-name="_5f_pointillés_20_gris"><text:span text:style-name="T58">─</text:span></text:span><text:span text:style-name="_5f_pointillés_20_gris"><text:span text:style-name="T132">1</text:span></text:span></text:p>
        </text:list-item>
      </text:list>
      <text:section text:style-name="Sect2" text:name="Section4">
        <text:list xml:id="list100521762978427" text:continue-numbering="true" text:style-name="liste_5f_abc">
          <text:list-item>
            <text:p text:style-name="P91"><text:span text:style-name="_5f_pointillés_20_gris"><text:span text:style-name="T56"><text:tab/></text:span></text:span><text:span text:style-name="_5f_variable"><text:span text:style-name="T56">g</text:span></text:span><text:span text:style-name="_5f_pointillés_20_gris"><text:span text:style-name="T62">(</text:span></text:span><text:span text:style-name="_5f_pointillés_20_gris"><text:span text:style-name="T57">─</text:span></text:span><text:span text:style-name="_5f_pointillés_20_gris"><text:span text:style-name="T59">1,5</text:span></text:span><text:span text:style-name="_5f_pointillés_20_gris"><text:span text:style-name="T62">)</text:span></text:span><text:span text:style-name="_5f_pointillés_20_gris"><text:span text:style-name="T59"> </text:span></text:span><text:span text:style-name="_5f_pointillés_20_gris"><text:span text:style-name="T57">=</text:span></text:span><text:span text:style-name="_5f_pointillés_20_gris"><text:span text:style-name="T59"> </text:span></text:span><text:span text:style-name="_5f_pointillés_20_gris"><text:span text:style-name="T58">─</text:span></text:span><text:span text:style-name="_5f_pointillés_20_gris"><text:span text:style-name="T133">4</text:span></text:span></text:p>
          </text:list-item>
          <text:list-item>
            <text:p text:style-name="P91"><text:span text:style-name="_5f_variable"><text:span text:style-name="T56"><text:tab/>g</text:span></text:span><text:span text:style-name="_5f_pointillés_20_gris"><text:span text:style-name="T62">(</text:span></text:span><text:span text:style-name="_5f_pointillés_20_gris"><text:span text:style-name="T60">2,5</text:span></text:span><text:span text:style-name="_5f_pointillés_20_gris"><text:span text:style-name="T62">)</text:span></text:span><text:span text:style-name="_5f_pointillés_20_gris"><text:span text:style-name="T59"> </text:span></text:span><text:span text:style-name="_5f_pointillés_20_gris"><text:span text:style-name="T57">=</text:span></text:span><text:span text:style-name="_5f_pointillés_20_gris"><text:span text:style-name="T59"> </text:span></text:span><text:span text:style-name="_5f_pointillés_20_gris"><text:span text:style-name="T133">7</text:span></text:span></text:p>
          </text:list-item>
          <text:list-item>
            <text:p text:style-name="P92"><text:span text:style-name="_5f_variable"><text:span text:style-name="T56"><text:tab/>g</text:span></text:span><text:span text:style-name="_5f_pointillés_20_gris"><text:span text:style-name="T62">(</text:span></text:span><text:span text:style-name="_5f_pointillés_20_gris"><text:span text:style-name="T132">1</text:span></text:span><text:span text:style-name="_5f_pointillés_20_gris"><text:span text:style-name="T62">)</text:span></text:span><text:span text:style-name="_5f_pointillés_20_gris"><text:span text:style-name="T59"> </text:span></text:span><text:span text:style-name="_5f_pointillés_20_gris"><text:span text:style-name="T57">=</text:span></text:span><text:span text:style-name="_5f_pointillés_20_gris"><text:span text:style-name="T59"> 1</text:span></text:span></text:p>
          </text:list-item>
          <text:list-item>
            <text:p text:style-name="P92"><text:span text:style-name="_5f_variable"><text:span text:style-name="T56">g</text:span></text:span><text:span text:style-name="_5f_pointillés_20_gris"><text:span text:style-name="T62">(</text:span></text:span><text:span text:style-name="_5f_pointillés_20_gris"><text:span text:style-name="T58">─</text:span></text:span><text:span text:style-name="_5f_pointillés_20_gris"><text:span text:style-name="T132">0,</text:span></text:span><text:span text:style-name="_5f_pointillés_20_gris"><text:span text:style-name="T134">2</text:span></text:span><text:span text:style-name="_5f_pointillés_20_gris"><text:span text:style-name="T132">5</text:span></text:span><text:span text:style-name="_5f_pointillés_20_gris"><text:span text:style-name="T62">)</text:span></text:span><text:span text:style-name="_5f_pointillés_20_gris"><text:span text:style-name="T59"> </text:span></text:span><text:span text:style-name="_5f_pointillés_20_gris"><text:span text:style-name="T57">=</text:span></text:span><text:span text:style-name="_5f_pointillés_20_gris"><text:span text:style-name="T59"> </text:span></text:span><text:span text:style-name="_5f_pointillés_20_gris"><text:span text:style-name="T57">─</text:span></text:span><text:span text:style-name="_5f_pointillés_20_gris"><text:span text:style-name="T59">1,5</text:span></text:span></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Italique" style:font-charset="x-symbol"/>
    <style:font-face style:name="StarSymbol" svg:font-family="StarSymbol" style:font-charset="x-symbol"/>
    <style:font-face style:name="OpenSymbol5" svg:font-family="OpenSymbol" style:font-pitch="variable" style:font-charset="x-symbol"/>
    <style:font-face style:name="OpenSymbol2" svg:font-family="OpenSymbol" style:font-adornments="Gras" style:font-pitch="variable" style:font-charset="x-symbol"/>
    <style:font-face style:name="OpenSymbol3" svg:font-family="OpenSymbol" style:font-adornments="Normal" style:font-pitch="variable" style:font-charset="x-symbol"/>
    <style:font-face style:name="OpenSymbol4" svg:font-family="OpenSymbol" style:font-adornments="Oblique" style:font-pitch="variable" style:font-charset="x-symbol"/>
    <style:font-face style:name="Times New Roman4" svg:font-family="'Times New Roman'" style:font-pitch="variable" style:font-charset="x-symbol"/>
    <style:font-face style:name="Times New Roman3" svg:font-family="'Times New Roman'" style:font-family-generic="roman" style:font-pitch="variable" style:font-charset="x-symbol"/>
    <style:font-face style:name="Symbol1" svg:font-family="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 svg:font-family="SimSun" style:font-pitch="variable"/>
    <style:font-face style:name="Symbol" svg:font-family="Symbol" style:font-pitch="variable"/>
    <style:font-face style:name="Times New Roman2" svg:font-family="'Times New Roman'" style:font-pitch="variable"/>
    <style:font-face style:name="Albany" svg:font-family="Albany" style:font-family-generic="roman" style:font-pitch="variable"/>
    <style:font-face style:name="Arial1" svg:font-family="Arial" style:font-family-generic="roman" style:font-pitch="variable"/>
    <style:font-face style:name="Bitstream Charter" svg:font-family="'Bitstream Charter'" style:font-family-generic="roman" style:font-pitch="variable"/>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5" svg:font-family="'Times New Roman'" style:font-adornments="Italique"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 svg:font-family="'Bitstream Vera Sans'" style:font-adornments="Oblique" style:font-family-generic="swiss" style:font-pitch="variable"/>
    <style:font-face style:name="Bitstream Vera Sans2" svg:font-family="'Bitstream Vera Sans'" style:font-adornments="Roman" style:font-family-generic="swiss" style:font-pitch="variable"/>
    <style:font-face style:name="OpenSymbol" svg:font-family="OpenSymbol" style:font-adornments="Roman"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DejaVuSans" svg:font-family="DejaVu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 svg:font-family="Tahoma" style:font-family-generic="system" style:font-pitch="variable"/>
  </office:font-face-decls>
  <office:styles>
    <draw:fill-image draw:name="Bitmap_20_2" draw:display-name="Bitmap 2" xlink:href="Pictures/1000000000000462000000589ACB62EABBDEC345.png" xlink:type="simple" xlink:show="embed" xlink:actuate="onLoad"/>
    <draw:marker draw:name="Arrow_20_concave" draw:display-name="Arrow concave" svg:viewBox="0 0 1131 1580" svg:d="M1013 1491l118 89-567-1580-564 1580 114-85 136-68 148-46 161-17 161 13 153 46z"/>
    <draw:stroke-dash draw:name="Dashed_20__28_var_29__20_6774" draw:display-name="Dashed (var) 6774" draw:style="rect" draw:dots1="1" draw:dots1-length="0.009cm" draw:dots2="1" draw:dots2-length="0.009cm" draw:distance="0.009cm"/>
    <draw:stroke-dash draw:name="Dashed_20__28_var_29__20_6775" draw:display-name="Dashed (var) 6775" draw:style="rect" draw:dots1="1" draw:dots1-length="0.009cm" draw:dots2="1" draw:dots2-length="0.009cm" draw:distance="0.009cm"/>
    <draw:stroke-dash draw:name="Dashed_20__28_var_29__20_6776" draw:display-name="Dashed (var) 6776" draw:style="rect" draw:dots1="1" draw:dots1-length="0.009cm" draw:dots2="1" draw:dots2-length="0.009cm" draw:distance="0.009cm"/>
    <draw:stroke-dash draw:name="Dashed_20__28_var_29__20_6777" draw:display-name="Dashed (var) 6777" draw:style="rect" draw:dots1="1" draw:dots1-length="0.009cm" draw:dots2="1" draw:dots2-length="0.009cm" draw:distance="0.009cm"/>
    <draw:stroke-dash draw:name="Dashed_20__28_var_29__20_6778" draw:display-name="Dashed (var) 6778" draw:style="rect" draw:dots1="1" draw:dots1-length="0.009cm" draw:dots2="1" draw:dots2-length="0.009cm" draw:distance="0.009cm"/>
    <draw:stroke-dash draw:name="Dashed_20__28_var_29__20_6779" draw:display-name="Dashed (var) 6779" draw:style="rect" draw:dots1="1" draw:dots1-length="0.009cm" draw:dots2="1" draw:dots2-length="0.009cm" draw:distance="0.009cm"/>
    <draw:stroke-dash draw:name="Dashed_20__28_var_29__20_6780" draw:display-name="Dashed (var) 6780" draw:style="rect" draw:dots1="1" draw:dots1-length="0.009cm" draw:dots2="1" draw:dots2-length="0.009cm" draw:distance="0.009cm"/>
    <draw:stroke-dash draw:name="Dashed_20__28_var_29__20_6781" draw:display-name="Dashed (var) 6781" draw:style="rect" draw:dots1="1" draw:dots1-length="0.009cm" draw:dots2="1" draw:dots2-length="0.009cm" draw:distance="0.009cm"/>
    <draw:stroke-dash draw:name="Dashed_20__28_var_29__20_6782" draw:display-name="Dashed (var) 6782" draw:style="rect" draw:dots1="1" draw:dots1-length="0.009cm" draw:dots2="1" draw:dots2-length="0.009cm" draw:distance="0.009cm"/>
    <draw:stroke-dash draw:name="Dashed_20__28_var_29__20_6783" draw:display-name="Dashed (var) 6783" draw:style="rect" draw:dots1="1" draw:dots1-length="0.009cm" draw:dots2="1" draw:dots2-length="0.009cm" draw:distance="0.009cm"/>
    <draw:stroke-dash draw:name="Dashed_20__28_var_29__20_6784" draw:display-name="Dashed (var) 6784" draw:style="rect" draw:dots1="1" draw:dots1-length="0.009cm" draw:dots2="1" draw:dots2-length="0.009cm" draw:distance="0.009cm"/>
    <draw:stroke-dash draw:name="Dashed_20__28_var_29__20_6785" draw:display-name="Dashed (var) 6785" draw:style="rect" draw:dots1="1" draw:dots1-length="0.009cm" draw:dots2="1" draw:dots2-length="0.009cm" draw:distance="0.009cm"/>
    <draw:stroke-dash draw:name="Dashed_20__28_var_29__20_6786" draw:display-name="Dashed (var) 6786" draw:style="rect" draw:dots1="1" draw:dots1-length="0.009cm" draw:dots2="1" draw:dots2-length="0.009cm" draw:distance="0.009cm"/>
    <draw:stroke-dash draw:name="Dashed_20__28_var_29__20_6787" draw:display-name="Dashed (var) 6787" draw:style="rect" draw:dots1="1" draw:dots1-length="0.009cm" draw:dots2="1" draw:dots2-length="0.009cm" draw:distance="0.009cm"/>
    <draw:stroke-dash draw:name="Dashed_20__28_var_29__20_6788" draw:display-name="Dashed (var) 6788" draw:style="rect" draw:dots1="1" draw:dots1-length="0.009cm" draw:dots2="1" draw:dots2-length="0.009cm" draw:distance="0.009cm"/>
    <draw:stroke-dash draw:name="Dashed_20__28_var_29__20_6789" draw:display-name="Dashed (var) 6789" draw:style="rect" draw:dots1="1" draw:dots1-length="0.009cm" draw:dots2="1" draw:dots2-length="0.009cm" draw:distance="0.009cm"/>
    <draw:stroke-dash draw:name="Dashed_20__28_var_29__20_6790" draw:display-name="Dashed (var) 6790" draw:style="rect" draw:dots1="1" draw:dots1-length="0.009cm" draw:dots2="1" draw:dots2-length="0.009cm" draw:distance="0.009cm"/>
    <draw:stroke-dash draw:name="Dashed_20__28_var_29__20_6791" draw:display-name="Dashed (var) 6791" draw:style="rect" draw:dots1="1" draw:dots1-length="0.009cm" draw:dots2="1" draw:dots2-length="0.009cm" draw:distance="0.009cm"/>
    <draw:stroke-dash draw:name="Dashed_20__28_var_29__20_6792" draw:display-name="Dashed (var) 6792" draw:style="rect" draw:dots1="1" draw:dots1-length="0.009cm" draw:dots2="1" draw:dots2-length="0.009cm" draw:distance="0.009cm"/>
    <draw:stroke-dash draw:name="Dashed_20__28_var_29__20_6793" draw:display-name="Dashed (var) 6793" draw:style="rect" draw:dots1="1" draw:dots1-length="0.009cm" draw:dots2="1" draw:dots2-length="0.009cm" draw:distance="0.009cm"/>
    <draw:stroke-dash draw:name="Dashed_20__28_var_29__20_6794" draw:display-name="Dashed (var) 6794" draw:style="rect" draw:dots1="1" draw:dots1-length="0.009cm" draw:dots2="1" draw:dots2-length="0.009cm" draw:distance="0.009cm"/>
    <draw:stroke-dash draw:name="Dashed_20__28_var_29__20_6795" draw:display-name="Dashed (var) 6795" draw:style="rect" draw:dots1="1" draw:dots1-length="0.009cm" draw:dots2="1" draw:dots2-length="0.009cm" draw:distance="0.009cm"/>
    <draw:stroke-dash draw:name="Dashed_20__28_var_29__20_6796" draw:display-name="Dashed (var) 6796" draw:style="rect" draw:dots1="1" draw:dots1-length="0.009cm" draw:dots2="1" draw:dots2-length="0.009cm" draw:distance="0.009cm"/>
    <draw:stroke-dash draw:name="Dashed_20__28_var_29__20_6797" draw:display-name="Dashed (var) 6797" draw:style="rect" draw:dots1="1" draw:dots1-length="0.009cm" draw:dots2="1" draw:dots2-length="0.009cm" draw:distance="0.009cm"/>
    <draw:stroke-dash draw:name="Dashed_20__28_var_29__20_6798" draw:display-name="Dashed (var) 6798" draw:style="rect" draw:dots1="1" draw:dots1-length="0.009cm" draw:dots2="1" draw:dots2-length="0.009cm" draw:distance="0.009cm"/>
    <draw:stroke-dash draw:name="Dashed_20__28_var_29__20_6799" draw:display-name="Dashed (var) 6799" draw:style="rect" draw:dots1="1" draw:dots1-length="0.009cm" draw:dots2="1" draw:dots2-length="0.009cm" draw:distance="0.009cm"/>
    <draw:stroke-dash draw:name="Dashed_20__28_var_29__20_6800" draw:display-name="Dashed (var) 6800" draw:style="rect" draw:dots1="1" draw:dots1-length="0.009cm" draw:dots2="1" draw:dots2-length="0.009cm" draw:distance="0.009cm"/>
    <draw:stroke-dash draw:name="Dashed_20__28_var_29__20_6801" draw:display-name="Dashed (var) 6801" draw:style="rect" draw:dots1="1" draw:dots1-length="0.009cm" draw:dots2="1" draw:dots2-length="0.009cm" draw:distance="0.009cm"/>
    <draw:stroke-dash draw:name="Dashed_20__28_var_29__20_6802" draw:display-name="Dashed (var) 6802" draw:style="rect" draw:dots1="1" draw:dots1-length="0.009cm" draw:dots2="1" draw:dots2-length="0.009cm" draw:distance="0.009cm"/>
    <draw:stroke-dash draw:name="Dashed_20__28_var_29__20_6803" draw:display-name="Dashed (var) 6803" draw:style="rect" draw:dots1="1" draw:dots1-length="0.009cm" draw:dots2="1" draw:dots2-length="0.009cm" draw:distance="0.009cm"/>
    <draw:stroke-dash draw:name="Dashed_20__28_var_29__20_6804" draw:display-name="Dashed (var) 6804" draw:style="rect" draw:dots1="1" draw:dots1-length="0.009cm" draw:dots2="1" draw:dots2-length="0.009cm" draw:distance="0.009cm"/>
    <draw:stroke-dash draw:name="Dashed_20__28_var_29__20_6805" draw:display-name="Dashed (var) 6805" draw:style="rect" draw:dots1="1" draw:dots1-length="0.009cm" draw:dots2="1" draw:dots2-length="0.009cm" draw:distance="0.009cm"/>
    <draw:stroke-dash draw:name="Dashed_20__28_var_29__20_6806" draw:display-name="Dashed (var) 6806" draw:style="rect" draw:dots1="1" draw:dots1-length="0.009cm" draw:dots2="1" draw:dots2-length="0.009cm" draw:distance="0.009cm"/>
    <draw:stroke-dash draw:name="Dashed_20__28_var_29__20_6807" draw:display-name="Dashed (var) 6807" draw:style="rect" draw:dots1="1" draw:dots1-length="0.009cm" draw:dots2="1" draw:dots2-length="0.009cm" draw:distance="0.009cm"/>
    <draw:stroke-dash draw:name="Dashed_20__28_var_29__20_6808" draw:display-name="Dashed (var) 6808" draw:style="rect" draw:dots1="1" draw:dots1-length="0.009cm" draw:dots2="1" draw:dots2-length="0.009cm" draw:distance="0.009cm"/>
    <draw:stroke-dash draw:name="Dashed_20__28_var_29__20_6809" draw:display-name="Dashed (var) 6809" draw:style="rect" draw:dots1="1" draw:dots1-length="0.009cm" draw:dots2="1" draw:dots2-length="0.009cm" draw:distance="0.009cm"/>
    <draw:stroke-dash draw:name="Dashed_20__28_var_29__20_6810" draw:display-name="Dashed (var) 6810" draw:style="rect" draw:dots1="1" draw:dots1-length="0.009cm" draw:dots2="1" draw:dots2-length="0.009cm" draw:distance="0.009cm"/>
    <draw:stroke-dash draw:name="Dashed_20__28_var_29__20_6811" draw:display-name="Dashed (var) 6811" draw:style="rect" draw:dots1="1" draw:dots1-length="0.009cm" draw:dots2="1" draw:dots2-length="0.009cm" draw:distance="0.009cm"/>
    <draw:stroke-dash draw:name="Dashed_20__28_var_29__20_6812" draw:display-name="Dashed (var) 6812" draw:style="rect" draw:dots1="1" draw:dots1-length="0.009cm" draw:dots2="1" draw:dots2-length="0.009cm" draw:distance="0.009cm"/>
    <draw:stroke-dash draw:name="Dashed_20__28_var_29__20_6813" draw:display-name="Dashed (var) 6813" draw:style="rect" draw:dots1="1" draw:dots1-length="0.009cm" draw:dots2="1" draw:dots2-length="0.009cm" draw:distance="0.009cm"/>
    <draw:stroke-dash draw:name="Dashed_20__28_var_29__20_6814" draw:display-name="Dashed (var) 6814" draw:style="rect" draw:dots1="1" draw:dots1-length="0.009cm" draw:dots2="1" draw:dots2-length="0.009cm" draw:distance="0.009cm"/>
    <draw:stroke-dash draw:name="Dashed_20__28_var_29__20_6815" draw:display-name="Dashed (var) 6815" draw:style="rect" draw:dots1="1" draw:dots1-length="0.009cm" draw:dots2="1" draw:dots2-length="0.009cm" draw:distance="0.009cm"/>
    <draw:stroke-dash draw:name="Dashed_20__28_var_29__20_6816" draw:display-name="Dashed (var) 6816" draw:style="rect" draw:dots1="1" draw:dots1-length="0.009cm" draw:dots2="1" draw:dots2-length="0.009cm" draw:distance="0.009cm"/>
    <draw:stroke-dash draw:name="Dashed_20__28_var_29__20_6817" draw:display-name="Dashed (var) 6817" draw:style="rect" draw:dots1="1" draw:dots1-length="0.009cm" draw:dots2="1" draw:dots2-length="0.009cm" draw:distance="0.009cm"/>
    <draw:stroke-dash draw:name="Dashed_20__28_var_29__20_6818" draw:display-name="Dashed (var) 6818" draw:style="rect" draw:dots1="1" draw:dots1-length="0.009cm" draw:dots2="1" draw:dots2-length="0.009cm" draw:distance="0.009cm"/>
    <draw:stroke-dash draw:name="Dashed_20__28_var_29__20_6819" draw:display-name="Dashed (var) 6819" draw:style="rect" draw:dots1="1" draw:dots1-length="0.009cm" draw:dots2="1" draw:dots2-length="0.009cm" draw:distance="0.009cm"/>
    <draw:stroke-dash draw:name="Dashed_20__28_var_29__20_6820" draw:display-name="Dashed (var) 6820" draw:style="rect" draw:dots1="1" draw:dots1-length="0.009cm" draw:dots2="1" draw:dots2-length="0.009cm" draw:distance="0.009cm"/>
    <draw:stroke-dash draw:name="Dashed_20__28_var_29__20_6821" draw:display-name="Dashed (var) 6821" draw:style="rect" draw:dots1="1" draw:dots1-length="0.009cm" draw:dots2="1" draw:dots2-length="0.009cm" draw:distance="0.009cm"/>
    <draw:stroke-dash draw:name="Dashed_20__28_var_29__20_6822" draw:display-name="Dashed (var) 6822" draw:style="rect" draw:dots1="1" draw:dots1-length="0.009cm" draw:dots2="1" draw:dots2-length="0.009cm" draw:distance="0.009cm"/>
    <draw:stroke-dash draw:name="Dashed_20__28_var_29__20_6823" draw:display-name="Dashed (var) 6823" draw:style="rect" draw:dots1="1" draw:dots1-length="0.009cm" draw:dots2="1" draw:dots2-length="0.009cm" draw:distance="0.009cm"/>
    <draw:stroke-dash draw:name="Dashed_20__28_var_29__20_6824" draw:display-name="Dashed (var) 6824" draw:style="rect" draw:dots1="1" draw:dots1-length="0.009cm" draw:dots2="1" draw:dots2-length="0.009cm" draw:distance="0.009cm"/>
    <draw:stroke-dash draw:name="Dashed_20__28_var_29__20_6825" draw:display-name="Dashed (var) 6825" draw:style="rect" draw:dots1="1" draw:dots1-length="0.009cm" draw:dots2="1" draw:dots2-length="0.009cm" draw:distance="0.009cm"/>
    <draw:stroke-dash draw:name="Dashed_20__28_var_29__20_6826" draw:display-name="Dashed (var) 6826" draw:style="rect" draw:dots1="1" draw:dots1-length="0.009cm" draw:dots2="1" draw:dots2-length="0.009cm" draw:distance="0.009cm"/>
    <draw:stroke-dash draw:name="Dashed_20__28_var_29__20_6827" draw:display-name="Dashed (var) 6827" draw:style="rect" draw:dots1="1" draw:dots1-length="0.009cm" draw:dots2="1" draw:dots2-length="0.009cm" draw:distance="0.009cm"/>
    <draw:stroke-dash draw:name="Dashed_20__28_var_29__20_6828" draw:display-name="Dashed (var) 6828" draw:style="rect" draw:dots1="1" draw:dots1-length="0.009cm" draw:dots2="1" draw:dots2-length="0.009cm" draw:distance="0.009cm"/>
    <draw:stroke-dash draw:name="Dashed_20__28_var_29__20_6829" draw:display-name="Dashed (var) 6829" draw:style="rect" draw:dots1="1" draw:dots1-length="0.009cm" draw:dots2="1" draw:dots2-length="0.009cm" draw:distance="0.009cm"/>
    <draw:stroke-dash draw:name="Dashed_20__28_var_29__20_6830" draw:display-name="Dashed (var) 6830" draw:style="rect" draw:dots1="1" draw:dots1-length="0.009cm" draw:dots2="1" draw:dots2-length="0.009cm" draw:distance="0.009cm"/>
    <draw:stroke-dash draw:name="Dashed_20__28_var_29__20_6831" draw:display-name="Dashed (var) 6831" draw:style="rect" draw:dots1="1" draw:dots1-length="0.009cm" draw:dots2="1" draw:dots2-length="0.009cm" draw:distance="0.009cm"/>
    <draw:stroke-dash draw:name="Dashed_20__28_var_29__20_6832" draw:display-name="Dashed (var) 6832" draw:style="rect" draw:dots1="1" draw:dots1-length="0.009cm" draw:dots2="1" draw:dots2-length="0.009cm" draw:distance="0.009cm"/>
    <draw:stroke-dash draw:name="Dashed_20__28_var_29__20_6833" draw:display-name="Dashed (var) 6833" draw:style="rect" draw:dots1="1" draw:dots1-length="0.009cm" draw:dots2="1" draw:dots2-length="0.009cm" draw:distance="0.009cm"/>
    <draw:stroke-dash draw:name="Dashed_20__28_var_29__20_6834" draw:display-name="Dashed (var) 6834" draw:style="rect" draw:dots1="1" draw:dots1-length="0.009cm" draw:dots2="1" draw:dots2-length="0.009cm" draw:distance="0.009cm"/>
    <draw:stroke-dash draw:name="Dashed_20__28_var_29__20_6835" draw:display-name="Dashed (var) 6835" draw:style="rect" draw:dots1="1" draw:dots1-length="0.009cm" draw:dots2="1" draw:dots2-length="0.009cm" draw:distance="0.009cm"/>
    <draw:stroke-dash draw:name="Dashed_20__28_var_29__20_6836" draw:display-name="Dashed (var) 6836" draw:style="rect" draw:dots1="1" draw:dots1-length="0.009cm" draw:dots2="1" draw:dots2-length="0.009cm" draw:distance="0.009cm"/>
    <draw:stroke-dash draw:name="Dashed_20__28_var_29__20_6837" draw:display-name="Dashed (var) 6837" draw:style="rect" draw:dots1="1" draw:dots1-length="0.009cm" draw:dots2="1" draw:dots2-length="0.009cm" draw:distance="0.009cm"/>
    <draw:stroke-dash draw:name="Dashed_20__28_var_29__20_6838" draw:display-name="Dashed (var) 6838" draw:style="rect" draw:dots1="1" draw:dots1-length="0.009cm" draw:dots2="1" draw:dots2-length="0.009cm" draw:distance="0.009cm"/>
    <draw:stroke-dash draw:name="Dashed_20__28_var_29__20_6839" draw:display-name="Dashed (var) 6839" draw:style="rect" draw:dots1="1" draw:dots1-length="0.009cm" draw:dots2="1" draw:dots2-length="0.009cm" draw:distance="0.009cm"/>
    <draw:stroke-dash draw:name="Dashed_20__28_var_29__20_6840" draw:display-name="Dashed (var) 6840" draw:style="rect" draw:dots1="1" draw:dots1-length="0.009cm" draw:dots2="1" draw:dots2-length="0.009cm" draw:distance="0.009cm"/>
    <draw:stroke-dash draw:name="Dashed_20__28_var_29__20_6841" draw:display-name="Dashed (var) 6841" draw:style="rect" draw:dots1="1" draw:dots1-length="0.009cm" draw:dots2="1" draw:dots2-length="0.009cm" draw:distance="0.009cm"/>
    <draw:stroke-dash draw:name="Dashed_20__28_var_29__20_6842" draw:display-name="Dashed (var) 6842" draw:style="rect" draw:dots1="1" draw:dots1-length="0.009cm" draw:dots2="1" draw:dots2-length="0.009cm" draw:distance="0.009cm"/>
    <draw:stroke-dash draw:name="Dashed_20__28_var_29__20_6843" draw:display-name="Dashed (var) 6843" draw:style="rect" draw:dots1="1" draw:dots1-length="0.009cm" draw:dots2="1" draw:dots2-length="0.009cm" draw:distance="0.009cm"/>
    <draw:stroke-dash draw:name="Dashed_20__28_var_29__20_6844" draw:display-name="Dashed (var) 6844" draw:style="rect" draw:dots1="1" draw:dots1-length="0.009cm" draw:dots2="1" draw:dots2-length="0.009cm" draw:distance="0.009cm"/>
    <draw:stroke-dash draw:name="Dashed_20__28_var_29__20_6845" draw:display-name="Dashed (var) 6845" draw:style="rect" draw:dots1="1" draw:dots1-length="0.009cm" draw:dots2="1" draw:dots2-length="0.009cm" draw:distance="0.009cm"/>
    <draw:stroke-dash draw:name="Dashed_20__28_var_29__20_6846" draw:display-name="Dashed (var) 6846" draw:style="rect" draw:dots1="1" draw:dots1-length="0.009cm" draw:dots2="1" draw:dots2-length="0.009cm" draw:distance="0.009cm"/>
    <draw:stroke-dash draw:name="Dashed_20__28_var_29__20_6847" draw:display-name="Dashed (var) 6847" draw:style="rect" draw:dots1="1" draw:dots1-length="0.009cm" draw:dots2="1" draw:dots2-length="0.009cm" draw:distance="0.009cm"/>
    <draw:stroke-dash draw:name="Dashed_20__28_var_29__20_6848" draw:display-name="Dashed (var) 6848" draw:style="rect" draw:dots1="1" draw:dots1-length="0.009cm" draw:dots2="1" draw:dots2-length="0.009cm" draw:distance="0.009cm"/>
    <draw:stroke-dash draw:name="Dashed_20__28_var_29__20_6849" draw:display-name="Dashed (var) 6849" draw:style="rect" draw:dots1="1" draw:dots1-length="0.009cm" draw:dots2="1" draw:dots2-length="0.009cm" draw:distance="0.009cm"/>
    <draw:stroke-dash draw:name="Dashed_20__28_var_29__20_6850" draw:display-name="Dashed (var) 6850" draw:style="rect" draw:dots1="1" draw:dots1-length="0.009cm" draw:dots2="1" draw:dots2-length="0.009cm" draw:distance="0.009cm"/>
    <draw:stroke-dash draw:name="Dashed_20__28_var_29__20_6851" draw:display-name="Dashed (var) 6851" draw:style="rect" draw:dots1="1" draw:dots1-length="0.009cm" draw:dots2="1" draw:dots2-length="0.009cm" draw:distance="0.00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2"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2"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2"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9d0f89" loext:opacity="100%" style:font-name="Bitstream Vera Sans3"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2"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2" fo:font-family="'Bitstream Vera Sans'" style:font-style-name="Roman" style:font-family-generic="swiss" style:font-pitch="variable" fo:font-size="10pt"/>
    </style:style>
    <style:style style:name="_5f_Réponse_20_exemple" style:display-name="_Réponse exemple" style:family="paragraph">
      <loext:graphic-properties draw:fill="solid" draw:fill-color="#f2ffe5" draw:opacity="100%"/>
      <style:paragraph-properties fo:margin-top="0.199cm" fo:margin-bottom="0.199cm" style:contextual-spacing="false" fo:background-color="#f2ffe5"/>
      <style:text-properties style:font-name="Bitstream Vera Sans2" fo:font-family="'Bitstream Vera Sans'" style:font-style-name="Roman" style:font-family-generic="swiss" style:font-pitch="variable" fo:font-size="9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style:contextual-spacing="false" fo:text-indent="0cm" style:auto-text-indent="false" style:page-number="auto" fo:background-color="#68a224">
        <style:tab-stops/>
      </style:paragraph-properties>
      <style:text-properties fo:color="#ffffff" loext:opacity="100%" style:font-name="Bitstream Vera Sans1"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style:contextual-spacing="false" fo:text-align="justify" style:justify-single-word="false" fo:text-indent="0cm" style:auto-text-indent="false" fo:padding="0cm" fo:border="none" style:shadow="none"/>
      <style:text-properties fo:color="#000000" loext:opacity="100%" fo:font-size="9pt"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1"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4"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2"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4" fo:font-family="'Bitstream Vera Sans'" style:font-family-generic="roman" style:font-pitch="variable" fo:font-size="10pt" fo:font-style="normal" fo:font-weight="normal" style:font-size-asian="10pt" style:font-style-asian="normal" style:font-weight-asian="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1" fo:font-family="'Bitstream Vera Sans'" style:font-style-name="Gras" style:font-family-generic="swiss" style:font-pitch="variable" fo:font-size="9pt" fo:font-style="italic" fo:font-weight="normal" style:font-size-asian="10.5pt"/>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1"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1"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5" fo:font-family="'Times New Roman'" style:font-style-name="Italique" style:font-family-generic="roman" style:font-pitch="variable" fo:font-style="italic" fo:background-color="transparent"/>
    </style:style>
    <style:style style:name="corps" style:family="text">
      <style:text-properties style:font-name="Bitstream Vera Sans2"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4" fo:font-family="OpenSymbol" style:font-style-name="Oblique" style:font-pitch="variable" style:font-charset="x-symbol" fo:font-size="10pt" fo:font-style="normal" style:font-name-asian="OpenSymbol4" style:font-family-asian="OpenSymbol" style:font-style-name-asian="Oblique" style:font-pitch-asian="variable" style:font-charset-asian="x-symbol" style:font-name-complex="OpenSymbol4"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3"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4"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1"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Titre_20_d_27_exercice" style:display-name="_Titre d'exercice" style:family="text">
      <style:text-properties fo:color="#52cc00" loext:opacity="100%" style:font-name="Bitstream Vera Sans"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2"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2"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loext:opacity="100%" style:font-name="OpenSymbol5" fo:font-family="OpenSymbol" style:font-pitch="variable" style:font-charset="x-symbol" fo:font-size="10pt" fo:font-style="normal" fo:background-color="transparent" style:font-name-asian="OpenSymbol5" style:font-family-asian="OpenSymbol" style:font-pitch-asian="variable" style:font-charset-asian="x-symbol" style:font-size-asian="12pt" style:font-style-asian="italic" style:font-name-complex="OpenSymbol5"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2"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4"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loext:opacity="100%" style:font-name="Bitstream Vera Sans3"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5f_Niveau_5f_jaune" style:display-name="_Niveau_jaune" style:family="text">
      <style:text-properties fo:color="#000000" loext:opacity="100%" style:font-name="Bitstream Vera Sans4" fo:font-family="'Bitstream Vera Sans'" style:font-family-generic="roman" style:font-pitch="variable" fo:font-size="10pt" style:text-underline-style="none" fo:font-weight="bold" fo:background-color="#ffff00" style:font-size-asian="10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Puce_5f_enonce1" style:display-name="Puce_enonce1" style:family="text">
      <style:text-properties fo:color="#e8c32a" loext:opacity="100%" style:font-name="Bitstream Vera Sans2"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4"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loext:opacity="100%" style:font-size-asian="10.5pt"/>
    </style:style>
    <style:style style:name="Enonce_5f_Niv2" style:display-name="Enonce_Niv2" style:family="text" style:parent-style-name="Enonce_5f_Niv1">
      <style:text-properties fo:color="#ffffff" loext:opacity="100%" style:font-name="Bitstream Vera Sans1"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1"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_2d_Numéros_20_de_20_s_27_entraîner" style:display-name="-Numéros de s'entraîner" style:family="text">
      <style:text-properties fo:color="#ffffff" loext:opacity="100%" style:font-name="Bitstream Vera Sans2"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4"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4"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loext:opacity="100%" style:font-name="Bitstream Vera Sans4"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loext:opacity="100%" style:font-name="Bitstream Vera Sans4"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4"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4"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2"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2"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2"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2"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loext:opacity="100%" style:font-name="Bitstream Vera Sans2"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5" fo:font-family="OpenSymbol" style:font-pitch="variable" style:font-charset="x-symbol" fo:font-size="10pt" fo:font-style="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3"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15"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Standard">
      <style:text-properties fo:font-size="2pt" style:font-size-asian="2pt" style:font-size-complex="2pt"/>
    </style:style>
    <style:style style:name="MP17" style:family="paragraph" style:parent-style-name="Header">
      <style:text-properties fo:font-size="3pt" style:font-size-asian="4pt" style:font-size-complex="4pt"/>
    </style:style>
    <style:style style:name="MP18"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MP19"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MP20"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Standard">
      <style:text-properties fo:font-size="6pt" style:font-size-asian="6pt" style:font-size-complex="6pt"/>
    </style:style>
    <style:style style:name="MP22"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26"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27" style:family="paragraph" style:parent-style-name="_5f_En-tête">
      <style:text-properties fo:language="zxx" fo:country="none" officeooo:rsid="0038bc54" officeooo:paragraph-rsid="0038bc54" style:language-asian="zxx" style:country-asian="none"/>
    </style:style>
    <style:style style:name="MP28" style:family="paragraph">
      <loext:graphic-properties draw:fill="solid" draw:fill-color="#9d0f89"/>
    </style:style>
    <style:style style:name="MP29" style:family="paragraph">
      <style:paragraph-properties fo:text-align="center"/>
    </style:style>
    <style:style style:name="MP30"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MP31" style:family="paragraph" style:parent-style-name="Footer">
      <style:text-properties officeooo:rsid="00178920" officeooo:paragraph-rsid="00178920"/>
    </style:style>
    <style:style style:name="MP32" style:family="paragraph" style:parent-style-name="Folio">
      <style:paragraph-properties fo:text-align="center" style:justify-single-word="false"/>
      <style:text-properties fo:font-size="8pt" officeooo:paragraph-rsid="001ce334" style:font-size-asian="8pt" style:font-size-complex="8pt"/>
    </style:style>
    <style:style style:name="MP3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4" style:family="paragraph" style:parent-style-name="Footer">
      <style:text-properties officeooo:paragraph-rsid="00224d50"/>
    </style:style>
    <style:style style:name="MP35" style:family="paragraph" style:parent-style-name="Header">
      <style:text-properties fo:font-size="14pt" style:font-size-asian="14pt" style:font-size-complex="14pt"/>
    </style:style>
    <style:style style:name="MP36"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loext:opacity="100%" style:font-name="Bitstream Vera Sans3" fo:font-size="16pt" fo:font-weight="bold" style:font-size-asian="16pt" style:font-weight-asian="bold" style:font-size-complex="16pt" style:font-weight-complex="bold"/>
    </style:style>
    <style:style style:name="MT6" style:family="text">
      <style:text-properties officeooo:rsid="0005aabe"/>
    </style:style>
    <style:style style:name="MT7" style:family="text">
      <style:text-properties officeooo:rsid="000ec334"/>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2">
          <style:column-sep style:width="0.035cm" style:color="#000000" style:height="100%" style:style="none"/>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4"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none"/>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16">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none"/>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1.999cm" fo:page-height="30.7cm" style:num-format="1" style:print-orientation="portrait" fo:margin-top="1.199cm" fo:margin-bottom="1.101cm" fo:margin-left="1.4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4">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5">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9d0f89"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style:style style:name="Mdp2" style:family="drawing-page">
      <style:drawing-page-properties draw:fill="none" draw:fill-color="#cfe7f5"/>
    </style:style>
  </office:automatic-styles>
  <office:master-styles>
    <style:master-page style:name="Standard" style:page-layout-name="Mpm1" draw:style-name="Mdp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4_20_impaire_20__28_D_29_" style:display-name="_Fiche éditeur série 4 impaire (D)" style:page-layout-name="Mpm8" style:next-style-name="_5f_Fiche_20_éditeur_20_série_20_4_20_paire_20__28_G_29_">
      <style:header>
        <text:p text:style-name="MP6">Série 4 : ???</text:p>
      </style:header>
      <style:footer>
        <text:p text:style-name="MP7">Chapitre ? : ...</text:p>
      </style:footer>
      <style:footer-left>
        <text:p text:style-name="MP8"/>
      </style:footer-left>
    </style:master-page>
    <style:master-page style:name="_5f_Fiche_20_éditeur_20_série_20_4_20_paire_20__28_G_29_" style:display-name="_Fiche éditeur série 4 paire (G)" style:page-layout-name="Mpm9" style:next-style-name="_5f_Fiche_20_éditeur_20_série_20_4_20_impaire_20__28_D_29_">
      <style:header>
        <text:p text:style-name="MP6">Série 4 : ???</text:p>
      </style:header>
      <style:footer>
        <text:p text:style-name="MP9">Chapitre ? : ...</text:p>
      </style:footer>
    </style:master-page>
    <style:master-page style:name="_5f_Fiche_20_éditeur_20_série_20_5_20_paire_20__28_D_29_" style:display-name="_Fiche éditeur série 5 paire (D)" style:page-layout-name="Mpm10" draw:style-name="Mdp2" style:next-style-name="_5f_Fiche_20_éditeur_20_série_20_1_20_paire_20__28_G_29_">
      <style:header>
        <text:p text:style-name="Header">Série 5 : Déterminer une fonction linéaire ou affine par le calcul</text:p>
      </style:header>
      <style:footer>
        <text:p text:style-name="MP10">Chapitre G2 : Triangles</text:p>
      </style:footer>
      <style:footer-left>
        <text:p text:style-name="MP11">Fonctions linéaires et affines : Chapitre D2</text:p>
      </style:footer-left>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impaire_20__28_D_29_" style:display-name="_Fiche éditeur série 2 impaire (D)" style:page-layout-name="Mpm12" style:next-style-name="_5f_Fiche_20_éditeur_20_série_20_2_20_paire_20__28_G_29_">
      <style:header>
        <text:p text:style-name="MP3"><text:span text:style-name="MT1">Série 2 :</text:span> <text:span text:style-name="MT1">???</text:span></text:p>
      </style:header>
      <style:footer>
        <text:p text:style-name="MP12">Chapitre <text:span text:style-name="MT2">? : ...</text:span></text:p>
      </style:footer>
      <style:footer-left>
        <text:p text:style-name="MP13">Série 2 :<text:tab/> <text:s text:c="87"/>Chapitre G? : ...</text:p>
      </style:footer-left>
    </style:master-page>
    <style:master-page style:name="_5f_Fiche_20_éditeur_20_série_20_2_20_paire_20__28_G_29_" style:display-name="_Fiche éditeur série 2 paire (G)" style:page-layout-name="Mpm9" style:next-style-name="_5f_Fiche_20_éditeur_20_série_20_2_20_impaire_20__28_D_29_">
      <style:header>
        <text:p text:style-name="MP14">Série 2: Multiplier deux nombres relatifs</text:p>
      </style:header>
      <style:footer>
        <text:h text:style-name="MP15" text:outline-level="1">Chapitre A2: Nombres relatifs</text:h>
      </style:footer>
    </style:master-page>
    <style:master-page style:name="_5f_Fiche_20_du_20_livret_20_pair" style:display-name="_Fiche du livret pair" style:page-layout-name="Mpm13">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5">N4 : Fractions</text:p>
              </table:table-cell>
              <table:table-cell table:style-name="Tableau18.A1" office:value-type="string">
                <text:p text:style-name="MP35"/>
              </table:table-cell>
            </table:table-row>
          </table:table-header-rows>
          <table:table-row table:style-name="Tableau18.1">
            <table:covered-table-cell/>
            <table:table-cell table:style-name="Tableau18.A1" office:value-type="string">
              <text:p text:style-name="MP36">Série 1 : Fractions et parts</text:p>
            </table:table-cell>
            <table:table-cell table:style-name="Tableau18.A1" office:value-type="string">
              <text:p text:style-name="MP36"/>
            </table:table-cell>
          </table:table-row>
        </table:table>
        <text:p text:style-name="MP16"/>
      </style:header>
    </style:master-page>
    <style:master-page style:name="_5f_Fiche_20_éditeur_20_série_20_1_20_impaire_20__28_D_29_" style:display-name="_Fiche éditeur série 1 impaire (D)" style:page-layout-name="Mpm14" style:next-style-name="_5f_Fiche_20_éditeur_20_série_20_1_20_paire_20__28_G_29_">
      <style:header>
        <text:p text:style-name="MP3"><text:span text:style-name="MT1">Série 1 :</text:span> <text:span text:style-name="MT1">???</text:span></text:p>
      </style:header>
      <style:footer>
        <text:p text:style-name="MP12">Chapitre ? : ...</text:p>
      </style:footer>
      <style:footer-left>
        <text:p text:style-name="MP13">Série 1 :<text:tab/><text:tab/> <text:s text:c="43"/>Chapitre G? : ...</text:p>
      </style:footer-left>
    </style:master-page>
    <style:master-page style:name="_5f_Fiche_20_format_20_Site" style:display-name="_Fiche format Site" style:page-layout-name="Mpm15">
      <style:header>
        <text:p text:style-name="MP17"/>
        <text:p text:style-name="MP18"><text:span text:style-name="MT3">Chapitre N3 :</text:span> <text:span text:style-name="MT4">Nombres fractions</text:span></text:p>
        <text:p text:style-name="MP19">Série 2 : Fractions et partage <text:s text:c="75"/></text:p>
      </style:header>
    </style:master-page>
    <style:master-page style:name="_5f_Fiche_20_éditeur_20_série_20_3_20_impaire_20__28_D_29_" style:display-name="_Fiche éditeur série 3 impaire (D)" style:page-layout-name="Mpm12" style:next-style-name="_5f_Fiche_20_éditeur_20_série_20_3_20_paire_20__28_G_29_">
      <style:header>
        <text:p text:style-name="MP3"><text:span text:style-name="MT1">Série 3 :</text:span> <text:span text:style-name="MT1">???</text:span></text:p>
      </style:header>
      <style:footer>
        <text:p text:style-name="MP12">Chapitre ? : ...</text:p>
      </style:footer>
      <style:footer-left>
        <text:p text:style-name="MP8"/>
      </style:footer-left>
    </style:master-page>
    <style:master-page style:name="_5f_Fiche_20_éditeur_20_synthèse_20_impaire_20__28_D_29_" style:display-name="_Fiche éditeur synthèse impaire (D)" style:page-layout-name="Mpm8" style:next-style-name="_5f_Fiche_20_éditeur_20_synthèse_20_paire_20__28_G_29_">
      <style:header>
        <text:p text:style-name="MP6">Synthèse</text:p>
      </style:header>
      <style:footer>
        <text:p text:style-name="MP12">Chapitre ? : ...</text:p>
      </style:footer>
      <style:footer-left>
        <text:p text:style-name="MP20"/>
      </style:footer-left>
    </style:master-page>
    <style:master-page style:name="_5f_Fiche_20_éditeur_20_série_20_3_20_paire_20__28_G_29_" style:display-name="_Fiche éditeur série 3 paire (G)" style:page-layout-name="Mpm9" style:next-style-name="_5f_Fiche_20_éditeur_20_série_20_3_20_impaire_20__28_D_29_">
      <style:header>
        <text:p text:style-name="MP6">Série 3 : ???</text:p>
      </style:header>
      <style:footer>
        <text:p text:style-name="MP9">Chapitre ? : ...</text:p>
      </style:footer>
    </style:master-page>
    <style:master-page style:name="_5f_Fiche_20_éditeur_20_synthèse_20_paire_20__28_G_29_" style:display-name="_Fiche éditeur synthèse paire (G)" style:page-layout-name="Mpm9" style:next-style-name="_5f_Fiche_20_éditeur_20_synthèse_20_impaire_20__28_D_29_">
      <style:header>
        <text:p text:style-name="MP6">Synthèse</text:p>
      </style:header>
      <style:footer>
        <text:p text:style-name="MP4">Chapitre ? : ...</text:p>
      </style:footer>
    </style:master-page>
    <style:master-page style:name="_5f_Fiche_20_du_20_livret_20_Génération_20_5" style:display-name="_Fiche du livret Génération 5" style:page-layout-name="Mpm16">
      <style:header>
        <text:p text:style-name="MP21"><text:tab/><text:tab/><text:tab/><text:tab/><text:tab/><text:tab/></text:p>
        <text:p text:style-name="MP21"/>
      </style:header>
      <style:footer>
        <text:p text:style-name="MP22">Chapitre G? :<text:tab/><text:tab/> <text:s text:c="93"/>Série ? :</text:p>
      </style:footer>
      <style:footer-left>
        <text:p text:style-name="MP23">Série ? :<text:tab/><text:tab/> <text:s text:c="92"/>Chapitre G? :</text:p>
      </style:footer-left>
    </style:master-page>
    <style:master-page style:name="Right_20_Page" style:display-name="Right Page" style:page-layout-name="Mpm17"/>
    <style:master-page style:name="Left_20_Page" style:display-name="Left Page" style:page-layout-name="Mpm18" style:next-style-name="Right_20_Page"/>
    <style:master-page style:name="_5f_Fiche_20_éditeur_20_série_20_5_20_impaire_20__28_D_29_" style:display-name="_Fiche éditeur série 5 impaire (D)" style:page-layout-name="Mpm19" style:next-style-name="_5f_Fiche_20_éditeur_20_série_20_5_20_paire_20__28_G_29_">
      <style:header>
        <text:p text:style-name="Header">Série 5 : Graphiques</text:p>
      </style:header>
      <style:footer>
        <text:p text:style-name="MP7">Chapitre D1 : Proportionnalité</text:p>
      </style:footer>
      <style:footer-left>
        <text:p text:style-name="MP24">Chapitre D1 : Proportionnalité</text:p>
      </style:footer-left>
    </style:master-page>
    <style:master-page style:name="_5f_Fiche_20_éditeur_20_série_20_5_20_paire_20__28_G_29_" style:display-name="_Fiche éditeur série 5 paire (G)" style:page-layout-name="Mpm20" style:next-style-name="_5f_Fiche_20_éditeur_20_série_20_5_20_impaire_20__28_D_29_">
      <style:header>
        <text:p text:style-name="Header">Série 5 : Graphiques</text:p>
      </style:header>
      <style:footer>
        <text:p text:style-name="MP25">Proportionnalité : Chapitre D1</text:p>
      </style:footer>
      <style:footer-left>
        <text:p text:style-name="MP26">Chapitre D1 : Proportionnalité</text:p>
      </style:footer-left>
    </style:master-page>
    <style:master-page style:name="First_20_Page" style:display-name="First Page" style:page-layout-name="Mpm21" style:next-style-name="Standard"/>
    <style:master-page style:name="Envelope" style:page-layout-name="Mpm22"/>
    <style:master-page style:name="Index" style:page-layout-name="Mpm21"/>
    <style:master-page style:name="Footnote" style:page-layout-name="Mpm23"/>
    <style:master-page style:name="Landscape" style:page-layout-name="Mpm24"/>
    <style:master-page style:name="_5f_Fiche_20_éditeur_20_série_20_2_20_une_20_colonne_20_impaire_20__28_G_29_" style:display-name="_Fiche éditeur série 2 une colonne impaire (G)" style:page-layout-name="Mpm25" draw:style-name="Mdp1">
      <style:header>
        <text:p text:style-name="MP27"><draw:path text:anchor-type="paragraph" draw:z-index="11" draw:name="Forme1" draw:style-name="Mgr1" draw:text-style-name="MP28" svg:width="4.329cm" svg:height="2.24cm" svg:x="-1.499cm" svg:y="-1cm" svg:viewBox="0 0 4330 2241" svg:d="M0 2241l3984-288c209-15 363-168 345-342l-170-1611h-4159z"><text:p/></draw:path><draw:frame text:anchor-type="paragraph" draw:z-index="14" draw:name="Forme2" draw:style-name="Mgr2" draw:text-style-name="MP30" svg:width="2.703cm" svg:height="0.715cm" draw:transform="rotate (0.0872664625997165) translate (-0.172861111111111cm 0.218722222222222cm)"><draw:text-box><text:p text:style-name="MP29"><text:span text:style-name="MT5">Série 6</text:span></text:p></draw:text-box></draw:frame><draw:line text:anchor-type="paragraph" draw:z-index="17" draw:name="Forme3" draw:style-name="Mgr3" draw:text-style-name="MP29" svg:x1="16.478cm" svg:y1="0.36cm" svg:x2="20.496cm" svg:y2="0.36cm"><text:p/></draw:line>Construire une représentation graphique</text:p>
      </style:header>
      <style:footer>
        <text:p text:style-name="MP31"><draw:frame draw:style-name="Mfr1" draw:name="Cadre1" text:anchor-type="paragraph" svg:y="-0.06cm" draw:z-index="2"><draw:text-box fo:min-height="0.499cm" fo:min-width="1cm"><draw:frame draw:style-name="Mfr2" draw:name="Cadre2" text:anchor-type="frame" svg:x="0.45cm" svg:y="0.079cm" svg:width="0.817cm" draw:z-index="5"><draw:text-box fo:min-height="0.355cm"><text:p text:style-name="MP32"><draw:g text:anchor-type="paragraph" draw:z-index="8" draw:name="Forme4" draw:style-name="Mgr4"><draw:path draw:style-name="Mgr5" draw:text-style-name="MP33" svg:width="0.855cm" svg:height="1.172cm" svg:x="-0.03cm" svg:y="-0.194cm" svg:viewBox="0 0 856 1173" svg:d="M856 1173h-856v-991c0-100 79-182 175-182h505c97 0 176 82 176 182z"><text:p/></draw:path></draw:g><text:page-number text:select-page="current">71</text:page-number></text:p></draw:text-box></draw:frame><text:p text:style-name="MP34"><text:span text:style-name="MT6">Fonctions</text:span> • <text:span text:style-name="MT7">B3</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9-24T10:05:20.130000000</dc:date>
    <meta:printed-by>Katia Hache</meta:printed-by>
    <meta:print-date>2008-12-06T20:07:18</meta:print-date>
    <meta:editing-cycles>115</meta:editing-cycles>
    <meta:editing-duration>P1DT6H25M32S</meta:editing-duration>
    <meta:document-statistic meta:table-count="5" meta:image-count="0" meta:object-count="2" meta:page-count="3" meta:paragraph-count="154" meta:word-count="856" meta:character-count="4506" meta:non-whitespace-character-count="3318"/>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n>1</mn>
      <mn>2</mn>
    </mfrac>
    <annotation encoding="StarMath 5.0">{1} over {2}</annotation>
  </semantics>
</math>
</file>

<file path=Object 2/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